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2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2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2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3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3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3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3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3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3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3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3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38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39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4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4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4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4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4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4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4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4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5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5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5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5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6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6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6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6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6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6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6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6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6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6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7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7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7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7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7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7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17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17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17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17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18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18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18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18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18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ext_20_body">
      <style:paragraph-properties fo:text-align="start" style:justify-single-word="false"/>
      <style:text-properties officeooo:paragraph-rsid="00152b8b"/>
    </style:style>
    <style:style style:name="P192" style:family="paragraph" style:parent-style-name="Text_20_body">
      <style:paragraph-properties fo:text-align="center" style:justify-single-word="false"/>
      <style:text-properties officeooo:paragraph-rsid="001305cd"/>
    </style:style>
    <style:style style:name="P193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94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95" style:family="paragraph" style:parent-style-name="Table_20_Contents">
      <style:paragraph-properties fo:text-align="center" style:justify-single-word="false"/>
    </style:style>
    <style:style style:name="P196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97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98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99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200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201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202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203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204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205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206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207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208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209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210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211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212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213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214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215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216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217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218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219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220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22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22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22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24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225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226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227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28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29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30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31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232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233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234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235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236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237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238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239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240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241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242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243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244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245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246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247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248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249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250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251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252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253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254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55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256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257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258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259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260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261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262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263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264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265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266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267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268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269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270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271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272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273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274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275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76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77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78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79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80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81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82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83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284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85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86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87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88" style:family="paragraph" style:parent-style-name="Table_20_Contents">
      <style:paragraph-properties fo:text-align="start" style:justify-single-word="false"/>
    </style:style>
    <style:style style:name="P28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9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9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9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9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9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9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9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9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9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9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30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30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30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30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30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30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30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30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30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30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31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31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31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31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31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31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31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31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31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31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32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32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32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32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32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32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32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327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28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2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3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3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33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33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33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33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3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3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3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3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4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34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34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34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34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34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34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34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34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34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35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35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35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35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35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35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35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5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5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5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6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6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6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6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6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6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6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6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6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6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7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7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7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7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7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7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7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7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7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7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8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8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8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8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8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8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86" style:family="paragraph" style:parent-style-name="Table_20_Contents">
      <style:paragraph-properties fo:text-align="center" style:justify-single-word="false"/>
      <style:text-properties officeooo:rsid="0535a840"/>
    </style:style>
    <style:style style:name="P38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8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8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9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9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9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9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9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9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9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9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9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9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40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40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40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40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40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40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40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40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40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40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41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41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41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41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41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41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41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41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41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41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42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42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42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42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424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425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426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427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28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29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30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31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432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433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434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435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436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437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438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439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440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441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442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443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444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45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46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47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48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449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45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45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45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45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45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45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45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457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458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459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460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461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462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463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46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465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466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467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468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469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470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71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72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73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74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75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76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77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78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79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80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481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482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483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484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48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486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487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488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489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490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49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49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49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49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49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49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49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49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49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50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50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50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50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50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50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50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50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50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50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51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51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51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51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51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51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51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51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51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51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52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52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52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52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52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52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52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52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2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2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3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3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53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53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53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53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53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53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53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53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54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541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54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54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54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54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54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54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54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54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55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55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55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55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55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55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55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55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55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55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56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56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56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56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56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56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56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56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56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56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57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57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57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57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57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57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57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57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57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57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58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58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58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58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58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585" style:family="paragraph" style:parent-style-name="Table_20_Contents">
      <style:paragraph-properties fo:text-align="center" style:justify-single-word="false"/>
      <style:text-properties officeooo:rsid="0a1173ea"/>
    </style:style>
    <style:style style:name="P58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58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58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58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59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59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59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59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59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59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59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597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598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599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600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601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602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603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604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605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606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607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608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609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610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611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612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613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614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615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616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617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618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619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620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621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622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623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624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625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626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627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628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629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630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631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632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633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634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635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636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637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638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639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640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641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642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643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644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645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646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647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648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649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650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65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65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65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654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65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65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65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65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65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66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661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662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6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664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665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66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667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66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66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670" style:family="paragraph" style:parent-style-name="Standard">
      <style:paragraph-properties fo:text-align="center" style:justify-single-word="false"/>
      <style:text-properties officeooo:paragraph-rsid="02e48904"/>
    </style:style>
    <style:style style:name="P671" style:family="paragraph" style:parent-style-name="Heading_20_1">
      <style:paragraph-properties fo:text-align="center" style:justify-single-word="false"/>
      <style:text-properties officeooo:paragraph-rsid="001305cd"/>
    </style:style>
    <style:style style:name="P67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67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67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67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67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67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67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67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68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68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68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68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68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68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68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68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68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68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69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691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692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693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694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695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696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697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698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699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700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701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702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703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704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705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706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707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708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709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710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711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712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713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714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715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716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717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718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719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720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721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722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723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724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725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726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72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728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729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730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731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732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733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734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735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736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737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738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739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740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741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742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743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744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745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746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747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748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749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750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751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752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753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754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755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756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757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75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75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760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761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762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763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764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765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766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767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768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76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77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77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77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77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77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77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77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77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77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77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780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781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78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78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78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78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786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787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78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78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79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791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792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79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79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795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796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797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798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799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800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801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802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803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804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805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806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807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808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809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810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811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812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813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814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815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816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817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818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819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820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821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822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823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824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825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826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827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828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829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830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831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832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833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834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835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836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837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838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839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840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841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842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843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844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845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846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847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848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849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850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851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852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853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854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855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856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857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858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859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860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861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862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863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864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865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866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867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868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869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870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871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872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873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874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875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876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877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878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879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880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881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882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883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884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885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886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887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888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889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890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891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892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893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894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895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896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897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898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899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900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901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902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903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904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905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906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907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908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909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910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911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912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913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914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915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916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917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918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919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920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921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922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923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924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925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926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927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928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929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930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931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932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933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934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935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936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937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938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939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940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941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942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943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944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945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946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947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948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949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950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951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952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953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954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955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956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957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958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959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960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961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96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963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964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965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966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96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968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969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970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971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972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973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974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975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976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977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978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979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980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981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982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983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984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985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986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987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988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989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990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991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992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993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994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995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996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997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998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999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000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001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002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003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004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005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006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007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008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00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010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011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012" style:family="paragraph" style:parent-style-name="Standard" style:list-style-name="L41">
      <style:paragraph-properties fo:text-align="end" style:justify-single-word="false" style:writing-mode="rl-tb"/>
      <style:text-properties officeooo:rsid="0bc3856c" officeooo:paragraph-rsid="0bc3856c"/>
    </style:style>
    <style:style style:name="P1013" style:family="paragraph" style:parent-style-name="Standard" style:list-style-name="L41">
      <style:paragraph-properties fo:text-align="end" style:justify-single-word="false" style:writing-mode="rl-tb"/>
      <style:text-properties officeooo:rsid="0bc521cb" officeooo:paragraph-rsid="0bc521cb"/>
    </style:style>
    <style:style style:name="P1014" style:family="paragraph" style:parent-style-name="Standard" style:list-style-name="L41">
      <style:paragraph-properties fo:text-align="end" style:justify-single-word="false" style:writing-mode="rl-tb"/>
      <style:text-properties officeooo:rsid="0bc6445e" officeooo:paragraph-rsid="0bc6445e"/>
    </style:style>
    <style:style style:name="P1015" style:family="paragraph" style:parent-style-name="Standard" style:list-style-name="L41">
      <style:paragraph-properties fo:text-align="end" style:justify-single-word="false" style:writing-mode="rl-tb"/>
      <style:text-properties officeooo:rsid="0bce1f5a" officeooo:paragraph-rsid="0bce1f5a"/>
    </style:style>
    <style:style style:name="P1016" style:family="paragraph" style:parent-style-name="Standard" style:list-style-name="L41">
      <style:paragraph-properties fo:text-align="end" style:justify-single-word="false" style:writing-mode="rl-tb"/>
      <style:text-properties officeooo:rsid="0bce1f5a" officeooo:paragraph-rsid="0bd5697e"/>
    </style:style>
    <style:style style:name="P1017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018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019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020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02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02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023" style:family="paragraph" style:parent-style-name="Standard" style:list-style-name="L41">
      <style:paragraph-properties fo:text-align="end" style:justify-single-word="false" style:writing-mode="rl-tb"/>
      <style:text-properties officeooo:rsid="0bf13681" officeooo:paragraph-rsid="0bf13681"/>
    </style:style>
    <style:style style:name="P102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025" style:family="paragraph" style:parent-style-name="Standard" style:list-style-name="L42">
      <style:paragraph-properties fo:text-align="end" style:justify-single-word="false" style:writing-mode="rl-tb"/>
      <style:text-properties officeooo:rsid="0c2ec3fe" officeooo:paragraph-rsid="0c2ec3fe"/>
    </style:style>
    <style:style style:name="P1026" style:family="paragraph" style:parent-style-name="Standard" style:list-style-name="L42">
      <style:paragraph-properties fo:text-align="end" style:justify-single-word="false" style:writing-mode="rl-tb"/>
      <style:text-properties officeooo:rsid="0c2ee597" officeooo:paragraph-rsid="0c2ee597"/>
    </style:style>
    <style:style style:name="P1027" style:family="paragraph" style:parent-style-name="Standard" style:list-style-name="L42">
      <style:paragraph-properties fo:text-align="end" style:justify-single-word="false" style:writing-mode="rl-tb"/>
      <style:text-properties officeooo:rsid="0c2ee597" officeooo:paragraph-rsid="0c3d9301"/>
    </style:style>
    <style:style style:name="P1028" style:family="paragraph" style:parent-style-name="Standard" style:list-style-name="L42">
      <style:paragraph-properties fo:text-align="end" style:justify-single-word="false" style:writing-mode="rl-tb"/>
      <style:text-properties officeooo:rsid="0c30664c" officeooo:paragraph-rsid="0c30664c"/>
    </style:style>
    <style:style style:name="P1029" style:family="paragraph" style:parent-style-name="Standard">
      <style:paragraph-properties fo:text-align="end" style:justify-single-word="false" style:writing-mode="rl-tb"/>
      <style:text-properties officeooo:rsid="0c30664c" officeooo:paragraph-rsid="0c30664c"/>
    </style:style>
    <style:style style:name="P1030" style:family="paragraph" style:parent-style-name="Standard" style:list-style-name="L42">
      <style:paragraph-properties fo:text-align="end" style:justify-single-word="false" style:writing-mode="rl-tb"/>
      <style:text-properties officeooo:rsid="0c32eacc" officeooo:paragraph-rsid="0c32eacc"/>
    </style:style>
    <style:style style:name="P1031" style:family="paragraph" style:parent-style-name="Standard" style:list-style-name="L42">
      <style:paragraph-properties fo:text-align="end" style:justify-single-word="false" style:writing-mode="rl-tb"/>
      <style:text-properties officeooo:rsid="0c32eacc" officeooo:paragraph-rsid="0c349af5"/>
    </style:style>
    <style:style style:name="P1032" style:family="paragraph" style:parent-style-name="Standard" style:list-style-name="L42">
      <style:paragraph-properties fo:text-align="end" style:justify-single-word="false" style:writing-mode="rl-tb"/>
      <style:text-properties officeooo:rsid="0c32eacc" officeooo:paragraph-rsid="0c375a99"/>
    </style:style>
    <style:style style:name="P1033" style:family="paragraph" style:parent-style-name="Standard" style:list-style-name="L42">
      <style:paragraph-properties fo:text-align="end" style:justify-single-word="false" style:writing-mode="rl-tb"/>
      <style:text-properties officeooo:rsid="0c32eacc" officeooo:paragraph-rsid="0c3d9301"/>
    </style:style>
    <style:style style:name="P103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035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03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03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03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03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04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4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04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04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04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04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04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04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04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04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05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051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052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053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054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055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056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057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058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059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060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061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062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063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064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065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066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067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068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069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070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071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072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073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074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075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076" style:family="paragraph" style:parent-style-name="Standard" style:list-style-name="L41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077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1078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107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08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1081" style:family="paragraph" style:parent-style-name="Table_20_Contents">
      <style:paragraph-properties fo:text-align="center" style:justify-single-word="false"/>
    </style:style>
    <style:style style:name="P1082" style:family="paragraph" style:parent-style-name="Table_20_Contents">
      <style:paragraph-properties fo:text-align="center" style:justify-single-word="false"/>
      <style:text-properties officeooo:paragraph-rsid="0bf8aca0"/>
    </style:style>
    <style:style style:name="P108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108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1085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1086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1087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1088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1089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1090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1091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1092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1093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1094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109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109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109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1098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1099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1100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1101" style:family="paragraph" style:parent-style-name="Table_20_Contents">
      <style:paragraph-properties fo:text-align="center" style:justify-single-word="false"/>
      <style:text-properties officeooo:rsid="0bf8aca0"/>
    </style:style>
    <style:style style:name="P1102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1103" style:family="paragraph" style:parent-style-name="Table_20_Contents">
      <style:paragraph-properties fo:text-align="center" style:justify-single-word="false"/>
      <style:text-properties officeooo:rsid="0bfa0aa6" officeooo:paragraph-rsid="0bfa0aa6"/>
    </style:style>
    <style:style style:name="P1104" style:family="paragraph" style:parent-style-name="Table_20_Contents">
      <style:paragraph-properties fo:text-align="center" style:justify-single-word="false"/>
      <style:text-properties officeooo:rsid="0bfa9851" officeooo:paragraph-rsid="0bfa9851"/>
    </style:style>
    <style:style style:name="P110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110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110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110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110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111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1111" style:family="paragraph" style:parent-style-name="Table_20_Contents">
      <style:paragraph-properties fo:text-align="center" style:justify-single-word="false"/>
      <style:text-properties officeooo:rsid="0c0cbe4b" officeooo:paragraph-rsid="0c0cbe4b"/>
    </style:style>
    <style:style style:name="P1112" style:family="paragraph" style:parent-style-name="Table_20_Contents">
      <style:paragraph-properties fo:text-align="center" style:justify-single-word="false"/>
      <style:text-properties officeooo:rsid="0c0cbe4b" officeooo:paragraph-rsid="0c0e0bd3"/>
    </style:style>
    <style:style style:name="P111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111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111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111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111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111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111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1120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1121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112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12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12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125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12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12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12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12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13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13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13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13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13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13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13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13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13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13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14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14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0d3cc3"/>
    </style:style>
    <style:style style:name="T738" style:family="text">
      <style:text-properties officeooo:rsid="0c13f489"/>
    </style:style>
    <style:style style:name="T739" style:family="text">
      <style:text-properties officeooo:rsid="0c140599"/>
    </style:style>
    <style:style style:name="T740" style:family="text">
      <style:text-properties officeooo:rsid="0c158f6e"/>
    </style:style>
    <style:style style:name="T741" style:family="text">
      <style:text-properties officeooo:rsid="0c1a70e5"/>
    </style:style>
    <style:style style:name="T742" style:family="text">
      <style:text-properties officeooo:rsid="0c1c47ba"/>
    </style:style>
    <style:style style:name="T743" style:family="text">
      <style:text-properties fo:font-size="11pt" officeooo:rsid="0c1990da" style:font-size-asian="11pt" style:font-size-complex="11pt"/>
    </style:style>
    <style:style style:name="T744" style:family="text">
      <style:text-properties fo:font-size="11pt" officeooo:rsid="0c1d32bb" style:font-size-asian="11pt" style:font-size-complex="11pt"/>
    </style:style>
    <style:style style:name="T745" style:family="text">
      <style:text-properties fo:font-size="11pt" officeooo:rsid="0c1c47ba" style:font-size-asian="11pt" style:font-size-complex="11pt"/>
    </style:style>
    <style:style style:name="T746" style:family="text">
      <style:text-properties officeooo:rsid="0c21e8a3"/>
    </style:style>
    <style:style style:name="T747" style:family="text">
      <style:text-properties officeooo:rsid="0c23ceca"/>
    </style:style>
    <style:style style:name="T748" style:family="text">
      <style:text-properties officeooo:rsid="0c398d04"/>
    </style:style>
    <style:style style:name="T749" style:family="text">
      <style:text-properties officeooo:rsid="0c39af67"/>
    </style:style>
    <style:style style:name="T750" style:family="text">
      <style:text-properties officeooo:rsid="0c3b79c4"/>
    </style:style>
    <style:style style:name="T751" style:family="text">
      <style:text-properties officeooo:rsid="0c3bb79b"/>
    </style:style>
    <style:style style:name="T752" style:family="text">
      <style:text-properties officeooo:rsid="0c3c5e3f"/>
    </style:style>
    <style:style style:name="T753" style:family="text">
      <style:text-properties officeooo:rsid="0c3d7d43"/>
    </style:style>
    <style:style style:name="T754" style:family="text">
      <style:text-properties officeooo:rsid="0c40ebf3"/>
    </style:style>
    <style:style style:name="T755" style:family="text">
      <style:text-properties officeooo:rsid="0c41b4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1" text:outline-level="1"><text:span text:style-name="T2">Data</text:span><text:span text:style-name="T3">b</text:span><text:span text:style-name="T2">ase Design Documentation</text:span><text:span text:style-name="T1"> </text:span></text:h>
      <text:p text:style-name="P193"/>
      <text:p text:style-name="P192"/>
      <text:h text:style-name="P673" text:outline-level="2">Global Attributes</text:h>
      <text:p text:style-name="P191"/>
      <text:list xml:id="list3762185791" text:style-name="L1">
        <text:list-item>
          <text:p text:style-name="P1122"><text:span text:style-name="T4">Id <text:s/>: <text:s/></text:span><text:span text:style-name="T5">این فیلد یک unique id برای هر row میباشد </text:span></text:p>
          <text:list>
            <text:list-item>
              <text:p text:style-name="P1126">نوع : big int </text:p>
            </text:list-item>
            <text:list-item>
              <text:p text:style-name="P112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43"/>
      <text:p text:style-name="P143"/>
      <text:list xml:id="list155825583030804" text:continue-numbering="true" text:style-name="L1">
        <text:list-item>
          <text:p text:style-name="P1128">email : این فیلد برای ذخیره سازی ایمیل میباشد </text:p>
          <text:list>
            <text:list-item>
              <text:p text:style-name="P1128">نوع : <text:span text:style-name="T9">varchar(64)</text:span></text:p>
            </text:list-item>
            <text:list-item>
              <text:p text:style-name="P1129">ویژگی ها :‌ <text:span text:style-name="T10">index</text:span></text:p>
            </text:list-item>
          </text:list>
        </text:list-item>
      </text:list>
      <text:p text:style-name="P143"/>
      <text:list xml:id="list155825657737812" text:continue-numbering="true" text:style-name="L1">
        <text:list-item>
          <text:p text:style-name="P1130">created_at : این فیلد برای ذخیره تاریخ ایجاد یک سطر در جداول استفاده میشود !!!!</text:p>
          <text:list>
            <text:list-item>
              <text:p text:style-name="P1131">نوع :‌ <text:span text:style-name="T12">timestamp </text:span></text:p>
            </text:list-item>
            <text:list-item>
              <text:p text:style-name="P1133">ویژگی ها : <text:span text:style-name="T15">nullable</text:span></text:p>
            </text:list-item>
          </text:list>
        </text:list-item>
      </text:list>
      <text:p text:style-name="P145"/>
      <text:p text:style-name="P144"/>
      <text:list xml:id="list155824825991680" text:continue-numbering="true" text:style-name="L1">
        <text:list-item>
          <text:p text:style-name="P112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132">نوع :‌ <text:span text:style-name="T12">timestamp </text:span></text:p>
            </text:list-item>
            <text:list-item>
              <text:p text:style-name="P1134">ویژگی ها : <text:span text:style-name="T15">nullable</text:span></text:p>
            </text:list-item>
          </text:list>
        </text:list-item>
      </text:list>
      <text:p text:style-name="P146"/>
      <text:p text:style-name="P146"/>
      <text:p text:style-name="P146"/>
      <text:list xml:id="list155825973631250" text:continue-numbering="true" text:style-name="L1">
        <text:list-item>
          <text:p text:style-name="P1135"><text:soft-page-break/>name : این فیلد برای ذخیره نام کاربران در جدول های است !!!!</text:p>
          <text:list>
            <text:list-item>
              <text:p text:style-name="P1124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136">ویژگی : <text:span text:style-name="T20">not nullable , index</text:span></text:p>
            </text:list-item>
          </text:list>
        </text:list-item>
        <text:list-item>
          <text:p text:style-name="P1137">type : این فیلد برای نوع یک item در جدول ساخته میشود !!!</text:p>
          <text:list>
            <text:list-item>
              <text:p text:style-name="P1125"><text:span text:style-name="T511">نوع :‌</text:span><text:span text:style-name="T510">boolean</text:span></text:p>
            </text:list-item>
            <text:list-item>
              <text:p text:style-name="P1138">ویژگی : not null , defualt …. , <text:span text:style-name="T522">unsigned</text:span></text:p>
            </text:list-item>
          </text:list>
        </text:list-item>
        <text:list-item>
          <text:p text:style-name="P1139">status : </text:p>
          <text:list>
            <text:list-item>
              <text:p text:style-name="P1139">نوع : <text:span text:style-name="T523">bit(1)</text:span></text:p>
            </text:list-item>
            <text:list-item>
              <text:p text:style-name="P1139">ویژگی: </text:p>
            </text:list-item>
          </text:list>
        </text:list-item>
      </text:list>
      <text:p text:style-name="P141"/>
      <text:list xml:id="list3835519701" text:style-name="L2">
        <text:list-item>
          <text:p text:style-name="P1140">sort:</text:p>
          <text:list>
            <text:list-item>
              <text:p text:style-name="P1140">نوع :‌tiny int </text:p>
            </text:list-item>
            <text:list-item>
              <text:p text:style-name="P1141">ویژگی :‌unsigned ,<text:span text:style-name="T537">nullable</text:span></text:p>
            </text:list-item>
          </text:list>
        </text:list-item>
      </text:list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57"/>
      <text:h text:style-name="P672" text:outline-level="1"><text:soft-page-break/>Tables</text:h>
      <text:p text:style-name="P142"/>
      <text:list xml:id="list3730364609" text:style-name="L3">
        <text:list-item>
          <text:p text:style-name="P674">Users : <text:span text:style-name="T16">این جدول برای ذخیره کاربر های موجود در سیستم است !!!!</text:span></text:p>
          <text:list>
            <text:list-item>
              <text:p text:style-name="P67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20030790640">
          <table:table-cell table:style-name="Table1.A1" office:value-type="string">
            <text:p text:style-name="P184">Name</text:p>
          </table:table-cell>
          <table:table-cell table:style-name="Table1.A1" office:value-type="string">
            <text:p text:style-name="P184">DataType</text:p>
          </table:table-cell>
          <table:table-cell table:style-name="Table1.A1" office:value-type="string">
            <text:p text:style-name="P184">Attributes</text:p>
          </table:table-cell>
          <table:table-cell table:style-name="Table1.D1" office:value-type="string">
            <text:p text:style-name="P184">Comment</text:p>
          </table:table-cell>
        </table:table-row>
        <table:table-row table:style-name="TableLine93920030857792">
          <table:table-cell table:style-name="Table1.A2" office:value-type="string">
            <text:p text:style-name="P184">Id</text:p>
          </table:table-cell>
          <table:table-cell table:style-name="Table1.A2" office:value-type="string">
            <text:p text:style-name="P184">Big integer </text:p>
          </table:table-cell>
          <table:table-cell table:style-name="Table1.A2" office:value-type="string">
            <text:p text:style-name="P190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95"/>
          </table:table-cell>
        </table:table-row>
        <table:table-row table:style-name="TableLine93920030859904">
          <table:table-cell table:style-name="Table1.A2" office:value-type="string">
            <text:p text:style-name="P188">name</text:p>
          </table:table-cell>
          <table:table-cell table:style-name="Table1.A2" office:value-type="string">
            <text:p text:style-name="P15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51"><text:s/>, not null</text:p>
          </table:table-cell>
          <table:table-cell table:style-name="Table1.D2" office:value-type="string">
            <text:p text:style-name="P195"/>
          </table:table-cell>
        </table:table-row>
        <table:table-row table:style-name="TableLine93920030860816">
          <table:table-cell table:style-name="Table1.A2" office:value-type="string">
            <text:p text:style-name="P189">family</text:p>
          </table:table-cell>
          <table:table-cell table:style-name="Table1.A2" office:value-type="string">
            <text:p text:style-name="P15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52">, not null</text:p>
          </table:table-cell>
          <table:table-cell table:style-name="Table1.D2" office:value-type="string">
            <text:p text:style-name="P195"/>
          </table:table-cell>
        </table:table-row>
        <table:table-row table:style-name="TableLine93920030861776">
          <table:table-cell table:style-name="Table1.A2" office:value-type="string">
            <text:p text:style-name="P185">email</text:p>
          </table:table-cell>
          <table:table-cell table:style-name="Table1.A2" office:value-type="string">
            <text:p text:style-name="P150">varchar(64)</text:p>
          </table:table-cell>
          <table:table-cell table:style-name="Table1.A2" office:value-type="string">
            <text:p text:style-name="P147">Not null <text:s/>, unique </text:p>
          </table:table-cell>
          <table:table-cell table:style-name="Table1.D2" office:value-type="string">
            <text:p text:style-name="P195"/>
          </table:table-cell>
        </table:table-row>
        <table:table-row table:style-name="TableLine93920030862928">
          <table:table-cell table:style-name="Table1.A2" office:value-type="string">
            <text:p text:style-name="P194">phone</text:p>
          </table:table-cell>
          <table:table-cell table:style-name="Table1.A2" office:value-type="string">
            <text:p text:style-name="P195"><text:s/><text:span text:style-name="T21">varchar(13)</text:span></text:p>
          </table:table-cell>
          <table:table-cell table:style-name="Table1.A2" office:value-type="string">
            <text:p text:style-name="P250"><text:s text:c="2"/>not null , unique </text:p>
          </table:table-cell>
          <table:table-cell table:style-name="Table1.D2" office:value-type="string">
            <text:p text:style-name="P195"/>
          </table:table-cell>
        </table:table-row>
        <table:table-row table:style-name="TableLine93920030863952">
          <table:table-cell table:style-name="Table1.A2" office:value-type="string">
            <text:p text:style-name="P187">status</text:p>
          </table:table-cell>
          <table:table-cell table:style-name="Table1.A2" office:value-type="string">
            <text:p text:style-name="P154"><text:span text:style-name="T517">(1)</text:span>bit</text:p>
          </table:table-cell>
          <table:table-cell table:style-name="Table1.A2" office:value-type="string">
            <text:p text:style-name="P149"><text:s/>, Defualt 1 , <text:span text:style-name="T137">not null </text:span></text:p>
          </table:table-cell>
          <table:table-cell table:style-name="Table1.D2" office:value-type="string">
            <text:p text:style-name="P126">این فیلد برای active بودن یا نبودن user طراحی شده !!!!</text:p>
          </table:table-cell>
        </table:table-row>
        <table:table-row table:style-name="TableLine93920030865024">
          <table:table-cell table:style-name="Table1.A2" office:value-type="string">
            <text:p text:style-name="P186">password</text:p>
          </table:table-cell>
          <table:table-cell table:style-name="Table1.A2" office:value-type="string">
            <text:p text:style-name="P148">varchar(60)</text:p>
          </table:table-cell>
          <table:table-cell table:style-name="Table1.A2" office:value-type="string">
            <text:p text:style-name="P153">Not null </text:p>
          </table:table-cell>
          <table:table-cell table:style-name="Table1.D2" office:value-type="string">
            <text:p text:style-name="P195"/>
          </table:table-cell>
        </table:table-row>
      </table:table>
      <text:p text:style-name="P174"/>
      <text:p text:style-name="P2"/>
      <text:p text:style-name="P2"/>
      <text:p text:style-name="P2"/>
      <text:p text:style-name="P2"/>
      <text:p text:style-name="P2"/>
      <text:p text:style-name="P2"/>
      <text:p text:style-name="P5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list xml:id="list2064554390" text:style-name="L4">
        <text:list-item>
          <text:list>
            <text:list-item>
              <text:p text:style-name="P676"><text:soft-page-break/>ارتباطات : </text:p>
              <text:list>
                <text:list-item>
                  <text:p text:style-name="P677">جدول dates : </text:p>
                  <text:list>
                    <text:list-item>
                      <text:p text:style-name="P678">نوع ارتباط : 1بهn </text:p>
                    </text:list-item>
                    <text:list-item>
                      <text:p text:style-name="P67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706">و هر row در جدول dates متعلق به یک user است !!!</text:p>
                      <text:p text:style-name="P680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680"><text:span text:style-name="T524">verify_at , phone_verify</text:span><text:span text:style-name="T44"> birthday_at <text:s/>, </text:span><text:span text:style-name="T525">email_verify,phone_veryfy</text:span></text:p>
                      <text:p text:style-name="P707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list xml:id="list155825764001363" text:continue-numbering="true" text:style-name="L4">
        <text:list-item>
          <text:list>
            <text:list-item>
              <text:list>
                <text:list-item>
                  <text:p text:style-name="P708">جدول <text:span text:style-name="T45">nick_names : </text:span></text:p>
                  <text:list>
                    <text:list-item>
                      <text:p text:style-name="P709">نوع ارتباط : 1 به <text:span text:style-name="T46">n</text:span></text:p>
                    </text:list-item>
                    <text:list-item>
                      <text:p text:style-name="P710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55825105029966" text:continue-numbering="true" text:style-name="L4">
        <text:list-item>
          <text:list>
            <text:list-item>
              <text:list>
                <text:list-item>
                  <text:p text:style-name="P711">جدول files : </text:p>
                  <text:list>
                    <text:list-item>
                      <text:p text:style-name="P711">نوع ارتباط : <text:span text:style-name="T73">1 به </text:span><text:span text:style-name="T74">n</text:span></text:p>
                    </text:list-item>
                    <text:list-item>
                      <text:p text:style-name="P712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712"/>
                      <text:p text:style-name="P713"><text:s/></text:p>
                    </text:list-item>
                  </text:list>
                </text:list-item>
                <text:list-item>
                  <text:p text:style-name="P714">جدول active_nick_names : </text:p>
                  <text:list>
                    <text:list-item>
                      <text:p text:style-name="P714">نوع ارتباط : <text:span text:style-name="T76">1 به 1</text:span></text:p>
                    </text:list-item>
                    <text:list-item>
                      <text:p text:style-name="P715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55824979169733" text:continue-numbering="true" text:style-name="L4">
        <text:list-item>
          <text:list>
            <text:list-item>
              <text:list>
                <text:list-item>
                  <text:p text:style-name="P716">جدول <text:span text:style-name="T152">languages : </text:span></text:p>
                  <text:list>
                    <text:list-item>
                      <text:p text:style-name="P717">نوع ارتباط :‌<text:span text:style-name="T150">1 به n</text:span></text:p>
                    </text:list-item>
                    <text:list-item>
                      <text:p text:style-name="P718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55824033475498" text:continue-numbering="true" text:style-name="L4">
        <text:list-item>
          <text:list>
            <text:list-item>
              <text:list>
                <text:list-item>
                  <text:p text:style-name="P681"><text:span text:style-name="T185">app_setting</text:span><text:span text:style-name="T180"> : </text:span></text:p>
                  <text:list>
                    <text:list-item>
                      <text:p text:style-name="P720">نوع :‌ <text:span text:style-name="T181">1 به n </text:span></text:p>
                      <text:p text:style-name="P68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5824863118200" text:continue-numbering="true" text:style-name="L4">
        <text:list-item>
          <text:list>
            <text:list-item>
              <text:list>
                <text:list-item>
                  <text:p text:style-name="P682"><text:span text:style-name="T311">user_bio_translations</text:span><text:span text:style-name="T300"> <text:s/>:</text:span></text:p>
                  <text:list>
                    <text:list-item>
                      <text:p text:style-name="P722">نوع : <text:span text:style-name="T302">1 به n </text:span></text:p>
                    </text:list-item>
                    <text:list-item>
                      <text:p text:style-name="P724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6"/>
      <text:list xml:id="list155825496643768" text:continue-numbering="true" text:style-name="L4">
        <text:list-item>
          <text:p text:style-name="P726">dates : <text:span text:style-name="T27">این جدول برای ذخیره تاریخ ها بین چندین جدول share میشود </text:span></text:p>
          <text:list>
            <text:list-item>
              <text:p text:style-name="P727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20031003072">
          <table:table-cell table:style-name="Table2.A1" office:value-type="string">
            <text:p text:style-name="P221">Name</text:p>
          </table:table-cell>
          <table:table-cell table:style-name="Table2.A1" office:value-type="string">
            <text:p text:style-name="P221">Data Type</text:p>
          </table:table-cell>
          <table:table-cell table:style-name="Table2.A1" office:value-type="string">
            <text:p text:style-name="P221">Attributes</text:p>
          </table:table-cell>
          <table:table-cell table:style-name="Table2.D1" office:value-type="string">
            <text:p text:style-name="P221">Comment</text:p>
          </table:table-cell>
        </table:table-row>
        <table:table-row table:style-name="TableLine93920031025968">
          <table:table-cell table:style-name="Table2.A2" office:value-type="string">
            <text:p text:style-name="P224">id</text:p>
          </table:table-cell>
          <table:table-cell table:style-name="Table2.A2" office:value-type="string">
            <text:p text:style-name="P230">B<text:span text:style-name="T29">ig int </text:span></text:p>
          </table:table-cell>
          <table:table-cell table:style-name="Table2.A2" office:value-type="string">
            <text:p text:style-name="P228">Not Null , index , unique , primary key , auto increment , <text:span text:style-name="T28">unsigned </text:span></text:p>
          </table:table-cell>
          <table:table-cell table:style-name="Table2.D2" office:value-type="string">
            <text:p text:style-name="P195"/>
          </table:table-cell>
        </table:table-row>
        <table:table-row table:style-name="TableLine93920031028144">
          <table:table-cell table:style-name="Table2.A2" office:value-type="string">
            <text:p text:style-name="P226">object_class</text:p>
          </table:table-cell>
          <table:table-cell table:style-name="Table2.A2" office:value-type="string">
            <text:p text:style-name="P233">varchar(255)</text:p>
          </table:table-cell>
          <table:table-cell table:style-name="Table2.A2" office:value-type="string">
            <text:p text:style-name="P235">Not null </text:p>
          </table:table-cell>
          <table:table-cell table:style-name="Table2.D2" office:value-type="string">
            <text:p text:style-name="P128">نام مدلی که این date متعلق به ان است </text:p>
          </table:table-cell>
        </table:table-row>
        <table:table-row table:style-name="TableLine93920031029056">
          <table:table-cell table:style-name="Table2.A2" office:value-type="string">
            <text:p text:style-name="P226">object_id</text:p>
          </table:table-cell>
          <table:table-cell table:style-name="Table2.A2" office:value-type="string">
            <text:p text:style-name="P232">Big int </text:p>
          </table:table-cell>
          <table:table-cell table:style-name="Table2.A2" office:value-type="string">
            <text:p text:style-name="P234">Unsigned , <text:span text:style-name="T30">not null </text:span></text:p>
          </table:table-cell>
          <table:table-cell table:style-name="Table2.D2" office:value-type="string">
            <text:p text:style-name="P129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227">type</text:p>
          </table:table-cell>
          <table:table-cell table:style-name="Table2.A2" office:value-type="string">
            <text:p text:style-name="P462">tinyInt(1)</text:p>
          </table:table-cell>
          <table:table-cell table:style-name="Table2.A2" office:value-type="string">
            <text:p text:style-name="P206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469">unsigned</text:p>
          </table:table-cell>
          <table:table-cell table:style-name="Table2.D2" office:value-type="string">
            <text:p text:style-name="P127">این فیلد نوع date را مشخص میکند !!! مثلا </text:p>
            <text:p text:style-name="P127">0 برای created_at است . 1 برای updated_at</text:p>
          </table:table-cell>
        </table:table-row>
        <table:table-row table:style-name="TableLine93920031030928">
          <table:table-cell table:style-name="Table2.A2" office:value-type="string">
            <text:p text:style-name="P227">dated_at</text:p>
          </table:table-cell>
          <table:table-cell table:style-name="Table2.A2" office:value-type="string">
            <text:p text:style-name="P236">Timestamp</text:p>
          </table:table-cell>
          <table:table-cell table:style-name="Table2.A2" office:value-type="string">
            <text:p text:style-name="P236">Not null </text:p>
          </table:table-cell>
          <table:table-cell table:style-name="Table2.D2" office:value-type="string">
            <text:p text:style-name="P237"/>
          </table:table-cell>
        </table:table-row>
        <table:table-row table:style-name="TableLine93920031031792">
          <table:table-cell table:style-name="Table2.A2" office:value-type="string">
            <text:p text:style-name="P400">user_id</text:p>
          </table:table-cell>
          <table:table-cell table:style-name="Table2.A2" office:value-type="string">
            <text:p text:style-name="P401">Big int </text:p>
          </table:table-cell>
          <table:table-cell table:style-name="Table2.A2" office:value-type="string">
            <text:p text:style-name="P210"><text:span text:style-name="T526">nullable</text:span><text:span text:style-name="T527"> , </text:span><text:span text:style-name="T398">unsigned, </text:span></text:p>
            <text:p text:style-name="P492">foreign key→ users(id) , </text:p>
            <text:p text:style-name="P492"/>
            <text:p text:style-name="P493">on Delete →</text:p>
            <text:p text:style-name="P493">(set<text:span text:style-name="T528"> Null)</text:span></text:p>
            <text:p text:style-name="P493"/>
            <text:p text:style-name="P494">on Update →</text:p>
            <text:p text:style-name="P494">(cascade)</text:p>
          </table:table-cell>
          <table:table-cell table:style-name="Table2.D2" office:value-type="string">
            <text:p text:style-name="P138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2294394197" text:style-name="L5">
        <text:list-header>
          <text:p text:style-name="P728"/>
          <text:list>
            <text:list-item>
              <text:p text:style-name="P1037">ارتباطات :‌</text:p>
              <text:list>
                <text:list-item>
                  <text:p text:style-name="P103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039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663"/>
      <text:list xml:id="list155824537720890" text:continue-numbering="true" text:style-name="L5">
        <text:list-item>
          <text:p text:style-name="P1044">nick_names : <text:span text:style-name="T37">این جدول برای ذخیره nick name های user ها ساخته شده. </text:span></text:p>
        </text:list-item>
      </text:list>
      <text:p text:style-name="P663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582461413689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4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04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04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41"/>
          <text:list text:continue-numbering="true">
            <text:list-item>
              <text:p text:style-name="P104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20031056160">
          <table:table-cell table:style-name="Table3.A1" office:value-type="string">
            <text:p text:style-name="P222">Name</text:p>
          </table:table-cell>
          <table:table-cell table:style-name="Table3.A1" office:value-type="string">
            <text:p text:style-name="P222">Data Type</text:p>
          </table:table-cell>
          <table:table-cell table:style-name="Table3.A1" office:value-type="string">
            <text:p text:style-name="P222">Attributes</text:p>
          </table:table-cell>
          <table:table-cell table:style-name="Table3.D1" office:value-type="string">
            <text:p text:style-name="P222">Comment</text:p>
          </table:table-cell>
        </table:table-row>
        <table:table-row table:style-name="TableLine93920031110784">
          <table:table-cell table:style-name="Table3.A2" office:value-type="string">
            <text:p text:style-name="P225">id</text:p>
          </table:table-cell>
          <table:table-cell table:style-name="Table3.A2" office:value-type="string">
            <text:p text:style-name="P231">B<text:span text:style-name="T29">ig int </text:span></text:p>
          </table:table-cell>
          <table:table-cell table:style-name="Table3.A2" office:value-type="string">
            <text:p text:style-name="P229">Not Null , index , unique , primary key , auto increment , <text:span text:style-name="T28">unsigned </text:span></text:p>
          </table:table-cell>
          <table:table-cell table:style-name="Table3.D2" office:value-type="string">
            <text:p text:style-name="P196"/>
          </table:table-cell>
        </table:table-row>
        <table:table-row table:style-name="TableLine93920031113088">
          <table:table-cell table:style-name="Table3.A2" office:value-type="string">
            <text:p text:style-name="P238">nick_name</text:p>
          </table:table-cell>
          <table:table-cell table:style-name="Table3.A2" office:value-type="string">
            <text:p text:style-name="P197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239">Not null </text:p>
          </table:table-cell>
          <table:table-cell table:style-name="Table3.D2" office:value-type="string">
            <text:p text:style-name="P196"/>
          </table:table-cell>
        </table:table-row>
        <table:table-row table:style-name="TableLine93920031114000">
          <table:table-cell table:style-name="Table3.A2" office:value-type="string">
            <text:p text:style-name="P240">user_id</text:p>
          </table:table-cell>
          <table:table-cell table:style-name="Table3.A2" office:value-type="string">
            <text:p text:style-name="P240">Big int</text:p>
          </table:table-cell>
          <table:table-cell table:style-name="Table3.A2" office:value-type="string">
            <text:p text:style-name="P241">Unsigned ,</text:p>
            <text:p text:style-name="P241"><text:s/><text:span text:style-name="T58">not null ,</text:span></text:p>
            <text:p text:style-name="P495">foreign Key → users(id)</text:p>
            <text:p text:style-name="P495"/>
            <text:p text:style-name="P496">on Delete → (<text:span text:style-name="T529">cascade</text:span>)</text:p>
            <text:p text:style-name="P496"/>
            <text:p text:style-name="P497">on Update → (cascade)</text:p>
          </table:table-cell>
          <table:table-cell table:style-name="Table3.D2" office:value-type="string">
            <text:p text:style-name="P131">این فیلد مشخص میکند که هر nick name برای کدام user است !!!!</text:p>
          </table:table-cell>
        </table:table-row>
      </table:table>
      <text:p text:style-name="P92"/>
      <text:list xml:id="list99369859" text:style-name="L6">
        <text:list-item>
          <text:list>
            <text:list-item>
              <text:p text:style-name="P729">ارتباطات : </text:p>
              <text:list>
                <text:list-item>
                  <text:p text:style-name="P730">جدول users : </text:p>
                  <text:list>
                    <text:list-item>
                      <text:p text:style-name="P731">نوع ارتباط :‌<text:span text:style-name="T60">1 به </text:span><text:span text:style-name="T61">n</text:span></text:p>
                    </text:list-item>
                    <text:list-item>
                      <text:p text:style-name="P732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5824414241849" text:continue-numbering="true" text:style-name="L6">
        <text:list-item>
          <text:list>
            <text:list-item>
              <text:list>
                <text:list-item>
                  <text:p text:style-name="P733">dates : </text:p>
                  <text:list>
                    <text:list-item>
                      <text:p text:style-name="P734">نوع ارتباط :‌ <text:span text:style-name="T63">1 به 1</text:span></text:p>
                    </text:list-item>
                    <text:list-item>
                      <text:p text:style-name="P735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045">active_nick_names : </text:p>
                  <text:list>
                    <text:list-item>
                      <text:p text:style-name="P736">نوع ارتباط :‌ 1به 1</text:p>
                    </text:list-item>
                    <text:list-item>
                      <text:p text:style-name="P737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7"><text:tab/><text:span text:style-name="T82">مثلا کاربر شماره 1 نیک شمار 25 را برای خود انتخاب کرده !!!!</text:span></text:p>
      <text:p text:style-name="P17"/>
      <text:list xml:id="list3151672220" text:style-name="L7">
        <text:list-item>
          <text:list>
            <text:list-item>
              <text:p text:style-name="P73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20031181680">
          <table:table-cell table:style-name="Table5.A1" office:value-type="string">
            <text:p text:style-name="P222">Name</text:p>
          </table:table-cell>
          <table:table-cell table:style-name="Table5.A1" office:value-type="string">
            <text:p text:style-name="P222">Data Type</text:p>
          </table:table-cell>
          <table:table-cell table:style-name="Table5.A1" office:value-type="string">
            <text:p text:style-name="P222">Attributes</text:p>
          </table:table-cell>
          <table:table-cell table:style-name="Table5.D1" office:value-type="string">
            <text:p text:style-name="P222">Comment</text:p>
          </table:table-cell>
        </table:table-row>
        <table:table-row table:style-name="TableLine93920031210688">
          <table:table-cell table:style-name="Table5.A2" office:value-type="string">
            <text:p text:style-name="P251">id</text:p>
          </table:table-cell>
          <table:table-cell table:style-name="Table5.A2" office:value-type="string">
            <text:p text:style-name="P252">Big int </text:p>
          </table:table-cell>
          <table:table-cell table:style-name="Table5.A2" office:value-type="string">
            <text:p text:style-name="P252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195"/>
          </table:table-cell>
        </table:table-row>
        <table:table-row table:style-name="TableLine93920031212736">
          <table:table-cell table:style-name="Table5.A2" office:value-type="string">
            <text:p text:style-name="P253">user_id</text:p>
          </table:table-cell>
          <table:table-cell table:style-name="Table5.A2" office:value-type="string">
            <text:p text:style-name="P275">Big int </text:p>
          </table:table-cell>
          <table:table-cell table:style-name="Table5.A2" office:value-type="string">
            <text:p text:style-name="P254">Unsigned , not null , unique , </text:p>
            <text:p text:style-name="P254">foreign key → users(id)</text:p>
            <text:p text:style-name="P254"/>
            <text:p text:style-name="P498">on Delete → (<text:span text:style-name="T531">cascade</text:span>)</text:p>
            <text:p text:style-name="P498"/>
            <text:p text:style-name="P499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32">از انجایی که هر کاربر باید یک row در این جدول داشته باشد</text:p>
            <text:p text:style-name="P132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920031213648">
          <table:table-cell table:style-name="Table5.A2" office:value-type="string">
            <text:p text:style-name="P276">nick_name_id</text:p>
          </table:table-cell>
          <table:table-cell table:style-name="Table5.A2" office:value-type="string">
            <text:p text:style-name="P275">Big int </text:p>
          </table:table-cell>
          <table:table-cell table:style-name="Table5.A2" office:value-type="string">
            <text:p text:style-name="P254">Unsigned , not null , unique , </text:p>
            <text:p text:style-name="P211"><text:span text:style-name="T87">foreign key → </text:span><text:span text:style-name="T88">nick_names</text:span><text:span text:style-name="T87">(id)</text:span></text:p>
            <text:p text:style-name="P255"/>
            <text:p text:style-name="P500">on Delete → (<text:span text:style-name="T531">cascade</text:span>)</text:p>
            <text:p text:style-name="P500"/>
            <text:p text:style-name="P500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33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34"><text:s/>این فیلد از نوع unique است !!!!</text:p>
          </table:table-cell>
        </table:table-row>
      </table:table>
      <text:p text:style-name="P158"/>
      <text:list xml:id="list610089531" text:style-name="L8">
        <text:list-item>
          <text:list>
            <text:list-item>
              <text:p text:style-name="P739">ارتباطات :‌</text:p>
              <text:list>
                <text:list-item>
                  <text:p text:style-name="P740">user_id : </text:p>
                  <text:list>
                    <text:list-item>
                      <text:p text:style-name="P741">نوع :‌<text:span text:style-name="T91">1به1</text:span></text:p>
                    </text:list-item>
                    <text:list-item>
                      <text:p text:style-name="P68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5823954785233" text:continue-numbering="true" text:style-name="L8">
        <text:list-item>
          <text:list>
            <text:list-item>
              <text:list>
                <text:list-item>
                  <text:p text:style-name="P742">nick_name<text:span text:style-name="T95">s</text:span> : </text:p>
                  <text:list>
                    <text:list-item>
                      <text:p text:style-name="P743">نوع : <text:span text:style-name="T96">1 به 1 </text:span></text:p>
                    </text:list-item>
                    <text:list-item>
                      <text:p text:style-name="P74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5825975458170" text:continue-list="list155824414241849" text:style-name="L6">
        <text:list-item>
          <text:p text:style-name="P1047">Files : این جدول برای ذخیره اطلاعات فایل هایی که در سرور اپلود میشود ساخته شده !!!</text:p>
          <text:list>
            <text:list-item>
              <text:p text:style-name="P74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920031258224">
          <table:table-cell table:style-name="Table4.A1" office:value-type="string">
            <text:p text:style-name="P242">Name</text:p>
          </table:table-cell>
          <table:table-cell table:style-name="Table4.A1" office:value-type="string">
            <text:p text:style-name="P242">Data Type</text:p>
          </table:table-cell>
          <table:table-cell table:style-name="Table4.A1" office:value-type="string">
            <text:p text:style-name="P242">Attributes </text:p>
          </table:table-cell>
          <table:table-cell table:style-name="Table4.D1" office:value-type="string">
            <text:p text:style-name="P242">Comment</text:p>
          </table:table-cell>
        </table:table-row>
        <table:table-row table:style-name="TableLine93920031282912">
          <table:table-cell table:style-name="Table4.A2" office:value-type="string">
            <text:p text:style-name="P242">id</text:p>
          </table:table-cell>
          <table:table-cell table:style-name="Table4.A2" office:value-type="string">
            <text:p text:style-name="P242">Big Int</text:p>
          </table:table-cell>
          <table:table-cell table:style-name="Table4.A2" office:value-type="string">
            <text:p text:style-name="P245">Unsigned , <text:span text:style-name="T66">index , unique , </text:span><text:span text:style-name="T67">primary key , autoincrement , </text:span></text:p>
            <text:p text:style-name="P246">not null </text:p>
          </table:table-cell>
          <table:table-cell table:style-name="Table4.D2" office:value-type="string">
            <text:p text:style-name="P195"/>
          </table:table-cell>
        </table:table-row>
        <table:table-row table:style-name="TableLine93920031284256">
          <table:table-cell table:style-name="Table4.A2" office:value-type="string">
            <text:p text:style-name="P242">src</text:p>
          </table:table-cell>
          <table:table-cell table:style-name="Table4.A2" office:value-type="string">
            <text:p text:style-name="P244">varchar(128)</text:p>
          </table:table-cell>
          <table:table-cell table:style-name="Table4.A2" office:value-type="string">
            <text:p text:style-name="P247">Not null , <text:span text:style-name="T68">index </text:span></text:p>
          </table:table-cell>
          <table:table-cell table:style-name="Table4.D2" office:value-type="string">
            <text:p text:style-name="P195"/>
          </table:table-cell>
        </table:table-row>
        <table:table-row table:style-name="TableLine93920031285168">
          <table:table-cell table:style-name="Table4.A2" office:value-type="string">
            <text:p text:style-name="P242">format</text:p>
          </table:table-cell>
          <table:table-cell table:style-name="Table4.A2" office:value-type="string">
            <text:p text:style-name="P243">varchar(10)</text:p>
          </table:table-cell>
          <table:table-cell table:style-name="Table4.A2" office:value-type="string">
            <text:p text:style-name="P248">Not null </text:p>
          </table:table-cell>
          <table:table-cell table:style-name="Table4.D2" office:value-type="string">
            <text:p text:style-name="P195"/>
          </table:table-cell>
        </table:table-row>
        <table:table-row table:style-name="TableLine93920031286128">
          <table:table-cell table:style-name="Table4.A2" office:value-type="string">
            <text:p text:style-name="P242">size</text:p>
          </table:table-cell>
          <table:table-cell table:style-name="Table4.A2" office:value-type="string">
            <text:p text:style-name="P198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248">Not null </text:p>
          </table:table-cell>
          <table:table-cell table:style-name="Table4.D2" office:value-type="string">
            <text:p text:style-name="P249"/>
          </table:table-cell>
        </table:table-row>
      </table:table>
      <text:p text:style-name="P668"/>
      <text:list xml:id="list12730739" text:style-name="L9">
        <text:list-item>
          <text:p text:style-name="P746">ارتباطات :‌</text:p>
          <text:list>
            <text:list-item>
              <text:p text:style-name="P747">جدول users : </text:p>
              <text:list>
                <text:list-item>
                  <text:p text:style-name="P747">نوع ارتباط :‌ <text:span text:style-name="T70">1 به n </text:span></text:p>
                </text:list-item>
                <text:list-item>
                  <text:p text:style-name="P748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749">جدول dates : </text:p>
              <text:list>
                <text:list-item>
                  <text:p text:style-name="P749">نوع ارتباط :‌ 1 به n</text:p>
                </text:list-item>
                <text:list-item>
                  <text:p text:style-name="P74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668"/>
      <text:p text:style-name="P668"/>
      <text:list xml:id="list155824287957011" text:continue-numbering="true" text:style-name="L9">
        <text:list-item>
          <text:p text:style-name="P104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8"/>
      <text:list xml:id="list155825265664719" text:continue-numbering="true" text:style-name="L9">
        <text:list-item>
          <text:list>
            <text:list-item>
              <text:p text:style-name="P750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20031326368">
          <table:table-cell table:style-name="Table6.A1" office:value-type="string">
            <text:p text:style-name="P242">Name</text:p>
          </table:table-cell>
          <table:table-cell table:style-name="Table6.A1" office:value-type="string">
            <text:p text:style-name="P242">Data Type</text:p>
          </table:table-cell>
          <table:table-cell table:style-name="Table6.A1" office:value-type="string">
            <text:p text:style-name="P242">Attributes </text:p>
          </table:table-cell>
          <table:table-cell table:style-name="Table6.D1" office:value-type="string">
            <text:p text:style-name="P242">Comment</text:p>
          </table:table-cell>
        </table:table-row>
        <table:table-row table:style-name="TableLine93920031356784">
          <table:table-cell table:style-name="Table6.A2" office:value-type="string">
            <text:p text:style-name="P277">id</text:p>
          </table:table-cell>
          <table:table-cell table:style-name="Table6.A2" office:value-type="string">
            <text:p text:style-name="P278">Big int </text:p>
          </table:table-cell>
          <table:table-cell table:style-name="Table6.A2" office:value-type="string">
            <text:p text:style-name="P278">Unsigned , not null , unique , index ,</text:p>
            <text:p text:style-name="P278"><text:s/>primary key ,</text:p>
            <text:p text:style-name="P278">autoincrement </text:p>
          </table:table-cell>
          <table:table-cell table:style-name="Table6.D2" office:value-type="string">
            <text:p text:style-name="P195"/>
          </table:table-cell>
        </table:table-row>
        <table:table-row table:style-name="TableLine93920031359152">
          <table:table-cell table:style-name="Table6.A2" office:value-type="string">
            <text:p text:style-name="P277">object_class</text:p>
          </table:table-cell>
          <table:table-cell table:style-name="Table6.A2" office:value-type="string">
            <text:p text:style-name="P279">varchar(255)</text:p>
          </table:table-cell>
          <table:table-cell table:style-name="Table6.A2" office:value-type="string">
            <text:p text:style-name="P195"/>
          </table:table-cell>
          <table:table-cell table:style-name="Table6.D2" office:value-type="string">
            <text:p text:style-name="P195"/>
          </table:table-cell>
        </table:table-row>
        <table:table-row table:style-name="TableLine93920031360064">
          <table:table-cell table:style-name="Table6.A2" office:value-type="string">
            <text:p text:style-name="P277">object_id</text:p>
          </table:table-cell>
          <table:table-cell table:style-name="Table6.A2" office:value-type="string">
            <text:p text:style-name="P280">Big int </text:p>
          </table:table-cell>
          <table:table-cell table:style-name="Table6.A2" office:value-type="string">
            <text:p text:style-name="P281"><text:span text:style-name="T104">Unsigned </text:span>, Not null </text:p>
          </table:table-cell>
          <table:table-cell table:style-name="Table6.D2" office:value-type="string">
            <text:p text:style-name="P195"/>
          </table:table-cell>
        </table:table-row>
        <table:table-row table:style-name="TableLine93920031361024">
          <table:table-cell table:style-name="Table6.A2" office:value-type="string">
            <text:p text:style-name="P277">Type</text:p>
          </table:table-cell>
          <table:table-cell table:style-name="Table6.A2" office:value-type="string">
            <text:p text:style-name="P463">tinyint(1)</text:p>
          </table:table-cell>
          <table:table-cell table:style-name="Table6.A2" office:value-type="string">
            <text:p text:style-name="P283">Not null , </text:p>
            <text:p text:style-name="P283">defualt 0 ,</text:p>
            <text:p text:style-name="P470">unsigned</text:p>
            <text:p text:style-name="P282"/>
          </table:table-cell>
          <table:table-cell table:style-name="Table6.D2" office:value-type="string">
            <text:p text:style-name="P135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920031361936">
          <table:table-cell table:style-name="Table6.A2" office:value-type="string">
            <text:p text:style-name="P277">file_id</text:p>
          </table:table-cell>
          <table:table-cell table:style-name="Table6.A2" office:value-type="string">
            <text:p text:style-name="P284">Big int </text:p>
          </table:table-cell>
          <table:table-cell table:style-name="Table6.A2" office:value-type="string">
            <text:p text:style-name="P285">Unsigned , not null , </text:p>
            <text:p text:style-name="P520">foreignkey→files(1) ,</text:p>
            <text:p text:style-name="P256"/>
            <text:p text:style-name="P501">on Delete → (<text:span text:style-name="T531">cascade</text:span>)</text:p>
            <text:p text:style-name="P501"/>
            <text:p text:style-name="P501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286">کدام فایل برای این مدل در نظر گرفته شده !!!!</text:p>
          </table:table-cell>
        </table:table-row>
      </table:table>
      <text:p text:style-name="P159"/>
      <text:p text:style-name="P664"/>
      <text:list xml:id="list406395241" text:style-name="L10">
        <text:list-item>
          <text:p text:style-name="P751">ارتباطات :‌</text:p>
          <text:list>
            <text:list-item>
              <text:p text:style-name="P752">files : </text:p>
              <text:list>
                <text:list-item>
                  <text:p text:style-name="P753">نوع ارتباط :‌ <text:span text:style-name="T105">1 به n </text:span></text:p>
                </text:list-item>
                <text:list-item>
                  <text:p text:style-name="P754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9"/>
      <text:p text:style-name="P19"/>
      <text:list xml:id="list155824553438355" text:continue-numbering="true" text:style-name="L10">
        <text:list-item>
          <text:list>
            <text:list-item>
              <text:p text:style-name="P755">users : </text:p>
              <text:list>
                <text:list-item>
                  <text:p text:style-name="P68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756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0"/>
      <text:list xml:id="list155825812658630" text:continue-numbering="true" text:style-name="L10">
        <text:list-item>
          <text:list>
            <text:list-item>
              <text:p text:style-name="P757">dates <text:s/>:</text:p>
              <text:list>
                <text:list-item>
                  <text:p text:style-name="P758">نوع : 1 به n </text:p>
                </text:list-item>
                <text:list-item>
                  <text:p text:style-name="P758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685"><text:span text:style-name="T179">app_setting</text:span><text:span text:style-name="T170"> : </text:span></text:p>
              <text:list>
                <text:list-item>
                  <text:p text:style-name="P760">نوع :‌<text:span text:style-name="T172">1 به 1 </text:span></text:p>
                </text:list-item>
                <text:list-item>
                  <text:p text:style-name="P759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2"/>
      <text:list xml:id="list155824282421590" text:continue-numbering="true" text:style-name="L10">
        <text:list-item>
          <text:list>
            <text:list-item>
              <text:p text:style-name="P762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763">نوع : <text:span text:style-name="T187">1 به 1</text:span></text:p>
                    </text:list-item>
                    <text:list-item>
                      <text:p text:style-name="P765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686"><text:span text:style-name="T293">media_describe_translations</text:span><text:span text:style-name="T283"> :‌</text:span></text:p>
              <text:list>
                <text:list-item>
                  <text:p text:style-name="P767">نوع ‌: <text:span text:style-name="T284">1 به </text:span><text:span text:style-name="T285">n </text:span></text:p>
                </text:list-item>
                <text:list-item>
                  <text:p text:style-name="P769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55825121946837" text:continue-numbering="true" text:style-name="L10">
        <text:list-item>
          <text:list>
            <text:list-item>
              <text:p text:style-name="P687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795">نوع : <text:span text:style-name="T335">1 به 1 </text:span></text:p>
                    </text:list-item>
                    <text:list-item>
                      <text:p text:style-name="P770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21"><text:soft-page-break/></text:p>
      <text:p text:style-name="P44"><text:span text:style-name="T113">این جدول بی</text:span><text:span text:style-name="T114">ن چندین موجودیت به اشتراک گذاشته میشود</text:span><text:span text:style-name="T112"> </text:span></text:p>
      <text:list xml:id="list1664766042" text:style-name="L11">
        <text:list-item>
          <text:p text:style-name="P1049">languages : <text:span text:style-name="T136">در این جدول تمام زبان ها ذخیره میشود !!!</text:span></text:p>
          <text:list>
            <text:list-item>
              <text:p text:style-name="P797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20031418304">
          <table:table-cell table:style-name="Table7.A1" office:value-type="string">
            <text:p text:style-name="P223">Name</text:p>
          </table:table-cell>
          <table:table-cell table:style-name="Table7.A1" office:value-type="string">
            <text:p text:style-name="P223">Data Type</text:p>
          </table:table-cell>
          <table:table-cell table:style-name="Table7.A1" office:value-type="string">
            <text:p text:style-name="P223">Attributes</text:p>
          </table:table-cell>
          <table:table-cell table:style-name="Table7.D1" office:value-type="string">
            <text:p text:style-name="P223">Comment</text:p>
          </table:table-cell>
        </table:table-row>
        <table:table-row table:style-name="TableLine93920031503440">
          <table:table-cell table:style-name="Table7.A2" office:value-type="string">
            <text:p text:style-name="P473">id</text:p>
          </table:table-cell>
          <table:table-cell table:style-name="Table7.A2" office:value-type="string">
            <text:p text:style-name="P474">Big int </text:p>
          </table:table-cell>
          <table:table-cell table:style-name="Table7.A2" office:value-type="string">
            <text:p text:style-name="P475">Unsigned , not null , index , primary key , </text:p>
            <text:p text:style-name="P475">unique , <text:span text:style-name="T140">autoincrement </text:span><text:s/></text:p>
          </table:table-cell>
          <table:table-cell table:style-name="Table7.D2" office:value-type="string">
            <text:p text:style-name="P199"/>
          </table:table-cell>
        </table:table-row>
        <table:table-row table:style-name="TableLine93920031505552">
          <table:table-cell table:style-name="Table7.A2" office:value-type="string">
            <text:p text:style-name="P476">name</text:p>
          </table:table-cell>
          <table:table-cell table:style-name="Table7.A2" office:value-type="string">
            <text:p text:style-name="P477">varchar(30)</text:p>
          </table:table-cell>
          <table:table-cell table:style-name="Table7.A2" office:value-type="string">
            <text:p text:style-name="P478">Not null , <text:span text:style-name="T144">unique </text:span></text:p>
          </table:table-cell>
          <table:table-cell table:style-name="Table7.D2" office:value-type="string">
            <text:p text:style-name="P199"/>
          </table:table-cell>
        </table:table-row>
        <table:table-row table:style-name="TableLine93920031506464">
          <table:table-cell table:style-name="Table7.A2" office:value-type="string">
            <text:p text:style-name="P479">iso</text:p>
          </table:table-cell>
          <table:table-cell table:style-name="Table7.A2" office:value-type="string">
            <text:p text:style-name="P199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78">Not null , <text:span text:style-name="T144">unique</text:span></text:p>
          </table:table-cell>
          <table:table-cell table:style-name="Table7.D2" office:value-type="string">
            <text:p text:style-name="P199"/>
          </table:table-cell>
        </table:table-row>
        <table:table-row table:style-name="TableLine93920031507424">
          <table:table-cell table:style-name="Table7.A2" office:value-type="string">
            <text:p text:style-name="P480">date_format</text:p>
          </table:table-cell>
          <table:table-cell table:style-name="Table7.A2" office:value-type="string">
            <text:p text:style-name="P481">varchar(30)</text:p>
          </table:table-cell>
          <table:table-cell table:style-name="Table7.A2" office:value-type="string">
            <text:p text:style-name="P199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199"/>
          </table:table-cell>
        </table:table-row>
        <table:table-row table:style-name="TableLine93920031508608">
          <table:table-cell table:style-name="Table7.A2" office:value-type="string">
            <text:p text:style-name="P482">status</text:p>
          </table:table-cell>
          <table:table-cell table:style-name="Table7.A2" office:value-type="string">
            <text:p text:style-name="P487">bit<text:span text:style-name="T516">(1)</text:span></text:p>
          </table:table-cell>
          <table:table-cell table:style-name="Table7.A2" office:value-type="string">
            <text:p text:style-name="P471">Not null , <text:span text:style-name="T147">defualt 1</text:span></text:p>
          </table:table-cell>
          <table:table-cell table:style-name="Table7.D2" office:value-type="string">
            <text:p text:style-name="P199"/>
          </table:table-cell>
        </table:table-row>
        <table:table-row table:style-name="TableLine93920031509632">
          <table:table-cell table:style-name="Table7.A2" office:value-type="string">
            <text:p text:style-name="P483">rtl</text:p>
          </table:table-cell>
          <table:table-cell table:style-name="Table7.A2" office:value-type="string">
            <text:p text:style-name="P488">bit<text:span text:style-name="T516">(1)</text:span></text:p>
          </table:table-cell>
          <table:table-cell table:style-name="Table7.A2" office:value-type="string">
            <text:p text:style-name="P472">Not null , <text:span text:style-name="T141">defualt 0 ,</text:span></text:p>
          </table:table-cell>
          <table:table-cell table:style-name="Table7.D2" office:value-type="string">
            <text:p text:style-name="P199"/>
          </table:table-cell>
        </table:table-row>
      </table:table>
      <text:list xml:id="list2204826609" text:style-name="L12">
        <text:list-item>
          <text:list>
            <text:list-item>
              <text:p text:style-name="P798">ارتباطات :‌</text:p>
              <text:list>
                <text:list-item>
                  <text:p text:style-name="P688"><text:span text:style-name="T682">users</text:span><text:span text:style-name="T683"> : </text:span></text:p>
                  <text:list>
                    <text:list-item>
                      <text:p text:style-name="P799">نوع :‌ <text:span text:style-name="T150">1 به n</text:span></text:p>
                    </text:list-item>
                    <text:list-item>
                      <text:p text:style-name="P719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800">dates : </text:p>
                  <text:list>
                    <text:list-item>
                      <text:p text:style-name="P801">نوع :<text:span text:style-name="T153">‌ </text:span><text:span text:style-name="T154">1 به n </text:span></text:p>
                    </text:list-item>
                    <text:list-item>
                      <text:p text:style-name="P802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55825900585007" text:continue-numbering="true" text:style-name="L12">
        <text:list-item>
          <text:list>
            <text:list-item>
              <text:list>
                <text:list-item>
                  <text:p text:style-name="P803">media </text:p>
                  <text:list>
                    <text:list-item>
                      <text:p text:style-name="P764">نوع : <text:span text:style-name="T187">1 به 1</text:span></text:p>
                    </text:list-item>
                    <text:list-item>
                      <text:p text:style-name="P766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55825983391077" text:continue-numbering="true" text:style-name="L12">
        <text:list-item>
          <text:list>
            <text:list-item>
              <text:list>
                <text:list-item>
                  <text:p text:style-name="P688"><text:span text:style-name="T169">app_setting</text:span><text:span text:style-name="T167"> : </text:span></text:p>
                  <text:list>
                    <text:list-item>
                      <text:p text:style-name="P804">نوع : 1 به n </text:p>
                    </text:list-item>
                    <text:list-item>
                      <text:p text:style-name="P804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050"/>
                    </text:list-item>
                  </text:list>
                </text:list-item>
                <text:list-item>
                  <text:p text:style-name="P806">app_setting :</text:p>
                  <text:list>
                    <text:list-item>
                      <text:p text:style-name="P808">نوع :‌ <text:span text:style-name="T224">n به n </text:span></text:p>
                    </text:list-item>
                    <text:list-item>
                      <text:p text:style-name="P810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812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32"><text:tab/><text:tab/><text:tab/><text:tab/><text:tab/>app_setting_selected_</text:span><text:span text:style-name="T233">languages</text:span></text:p>
      <text:p text:style-name="P43"/>
      <text:p text:style-name="P43"/>
      <text:list xml:id="list3290713309" text:style-name="L13">
        <text:list-item>
          <text:list>
            <text:list-item>
              <text:list>
                <text:list-item>
                  <text:p text:style-name="P814">app_setting_translations : </text:p>
                  <text:list>
                    <text:list-item>
                      <text:p text:style-name="P771">نوع : <text:span text:style-name="T251">1 به n </text:span></text:p>
                    </text:list-item>
                    <text:list-item>
                      <text:p text:style-name="P773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55825922099828" text:continue-numbering="true" text:style-name="L13">
        <text:list-item>
          <text:list>
            <text:list-item>
              <text:list>
                <text:list-item>
                  <text:p text:style-name="P689"><text:span text:style-name="T294">media_describe_translations</text:span><text:span text:style-name="T286"> : </text:span></text:p>
                  <text:list>
                    <text:list-item>
                      <text:p text:style-name="P815">نوع : <text:span text:style-name="T290">1 به n </text:span></text:p>
                    </text:list-item>
                    <text:list-item>
                      <text:p text:style-name="P775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55825294521100" text:continue-numbering="true" text:style-name="L13">
        <text:list-item>
          <text:list>
            <text:list-item>
              <text:list>
                <text:list-item>
                  <text:p text:style-name="P690"><text:span text:style-name="T310">user_bio_translations</text:span><text:span text:style-name="T301"> : </text:span></text:p>
                  <text:list>
                    <text:list-item>
                      <text:p text:style-name="P817">نوع :‌ <text:span text:style-name="T306">1 به n </text:span></text:p>
                    </text:list-item>
                    <text:list-item>
                      <text:p text:style-name="P776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48713470" text:style-name="L14">
        <text:list-item>
          <text:p text:style-name="P105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81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20031651376">
          <table:table-cell table:style-name="Table8.A1" office:value-type="string">
            <text:p text:style-name="P223">Name</text:p>
          </table:table-cell>
          <table:table-cell table:style-name="Table8.A1" office:value-type="string">
            <text:p text:style-name="P223">Data Type</text:p>
          </table:table-cell>
          <table:table-cell table:style-name="Table8.A1" office:value-type="string">
            <text:p text:style-name="P223">Attributes</text:p>
          </table:table-cell>
          <table:table-cell table:style-name="Table8.D1" office:value-type="string">
            <text:p text:style-name="P223">Comment</text:p>
          </table:table-cell>
        </table:table-row>
        <table:table-row table:style-name="TableLine93920031690144">
          <table:table-cell table:style-name="Table8.A2" office:value-type="string">
            <text:p text:style-name="P289">id</text:p>
          </table:table-cell>
          <table:table-cell table:style-name="Table8.A2" office:value-type="string">
            <text:p text:style-name="P290">Big int </text:p>
          </table:table-cell>
          <table:table-cell table:style-name="Table8.A2" office:value-type="string">
            <text:p text:style-name="P291">Not null ,<text:span text:style-name="T132">index</text:span> <text:span text:style-name="T130">unique , </text:span><text:span text:style-name="T131">primary key , </text:span></text:p>
            <text:p text:style-name="P292">auto increment, </text:p>
            <text:p text:style-name="P292">unsigned,</text:p>
          </table:table-cell>
          <table:table-cell table:style-name="Table8.D2" office:value-type="string">
            <text:p text:style-name="P199"/>
          </table:table-cell>
        </table:table-row>
        <table:table-row table:style-name="TableLine93920031691424">
          <table:table-cell table:style-name="Table8.A2" office:value-type="string">
            <text:p text:style-name="P491">name</text:p>
          </table:table-cell>
          <table:table-cell table:style-name="Table8.A2" office:value-type="string">
            <text:p text:style-name="P464">varchar(<text:span text:style-name="T394">48</text:span>)</text:p>
          </table:table-cell>
          <table:table-cell table:style-name="Table8.A2" office:value-type="string">
            <text:p text:style-name="P465">Not null </text:p>
          </table:table-cell>
          <table:table-cell table:style-name="Table8.D2" office:value-type="string">
            <text:p text:style-name="P139">عنوان setting </text:p>
          </table:table-cell>
        </table:table-row>
        <table:table-row table:style-name="TableLine93920031692016">
          <table:table-cell table:style-name="Table8.A2" office:value-type="string">
            <text:p text:style-name="P293">url</text:p>
          </table:table-cell>
          <table:table-cell table:style-name="Table8.A2" office:value-type="string">
            <text:p text:style-name="P294">varchar(<text:span text:style-name="T135">32</text:span>)</text:p>
          </table:table-cell>
          <table:table-cell table:style-name="Table8.A2" office:value-type="string">
            <text:p text:style-name="P295">Not null </text:p>
          </table:table-cell>
          <table:table-cell table:style-name="Table8.D2" office:value-type="string">
            <text:p text:style-name="P199"/>
          </table:table-cell>
        </table:table-row>
        <table:table-row table:style-name="TableLine93920031692832">
          <table:table-cell table:style-name="Table8.A2" office:value-type="string">
            <text:p text:style-name="P199">status</text:p>
          </table:table-cell>
          <table:table-cell table:style-name="Table8.A2" office:value-type="string">
            <text:p text:style-name="P489">bit(1)</text:p>
          </table:table-cell>
          <table:table-cell table:style-name="Table8.A2" office:value-type="string">
            <text:p text:style-name="P484">Not null , <text:span text:style-name="T138">defualt 0 ,</text:span> </text:p>
          </table:table-cell>
          <table:table-cell table:style-name="Table8.D2" office:value-type="string">
            <text:p text:style-name="P130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920031693920">
          <table:table-cell table:style-name="Table8.A2" office:value-type="string">
            <text:p text:style-name="P670">switch_languag_via_ip</text:p>
            <text:p text:style-name="P199"/>
          </table:table-cell>
          <table:table-cell table:style-name="Table8.A2" office:value-type="string">
            <text:p text:style-name="P490">bit(1)</text:p>
          </table:table-cell>
          <table:table-cell table:style-name="Table8.A2" office:value-type="string">
            <text:p text:style-name="P485">Not null , <text:span text:style-name="T139">defualt 0 ,</text:span></text:p>
          </table:table-cell>
          <table:table-cell table:style-name="Table8.D2" office:value-type="string">
            <text:p text:style-name="P137">قابلیت تغییر زبان با استفاده از ip کاربر را active یا deactive میکند </text:p>
          </table:table-cell>
        </table:table-row>
        <table:table-row table:style-name="TableLine93920031694736">
          <table:table-cell table:style-name="Table8.A2" office:value-type="string">
            <text:p text:style-name="P670">shutdown_status</text:p>
            <text:p text:style-name="P670"/>
          </table:table-cell>
          <table:table-cell table:style-name="Table8.A2" office:value-type="string">
            <text:p text:style-name="P490">bit(1)</text:p>
          </table:table-cell>
          <table:table-cell table:style-name="Table8.A2" office:value-type="string">
            <text:p text:style-name="P296"><text:s/>Not null <text:s/>,</text:p>
            <text:p text:style-name="P486">defualt 0 ,</text:p>
          </table:table-cell>
          <table:table-cell table:style-name="Table8.D2" office:value-type="string">
            <text:p text:style-name="P297">وضعیت تعطیل بود وب سایت را مشخص میکند </text:p>
          </table:table-cell>
        </table:table-row>
        <table:table-row table:style-name="TableLine93920031695760">
          <table:table-cell table:style-name="Table8.A2" office:value-type="string">
            <text:p text:style-name="P669">language_id</text:p>
          </table:table-cell>
          <table:table-cell table:style-name="Table8.A2" office:value-type="string">
            <text:p text:style-name="P287">Big int </text:p>
          </table:table-cell>
          <table:table-cell table:style-name="Table8.A2" office:value-type="string">
            <text:p text:style-name="P199"><text:span text:style-name="T532">nullable</text:span><text:span text:style-name="T533"> , unsigned,</text:span></text:p>
            <text:p text:style-name="P199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257"/>
            <text:p text:style-name="P212"><text:span text:style-name="T530">on Delete → (</text:span><text:span text:style-name="T532">set null</text:span><text:span text:style-name="T530">)</text:span></text:p>
            <text:p text:style-name="P502"/>
            <text:p text:style-name="P502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36">این ستون زبان اصلی یک setting را مشخص میکند </text:p>
          </table:table-cell>
        </table:table-row>
      </table:table>
      <text:p text:style-name="P28"/>
      <text:list xml:id="list2480089572" text:style-name="L15">
        <text:list-item>
          <text:list>
            <text:list-item>
              <text:p text:style-name="P820">ارتباطات :‌</text:p>
              <text:list>
                <text:list-item>
                  <text:p text:style-name="P821">dates : </text:p>
                  <text:list>
                    <text:list-item>
                      <text:p text:style-name="P822">نوع :‌<text:span text:style-name="T164">1 به </text:span><text:span text:style-name="T165">n </text:span></text:p>
                    </text:list-item>
                    <text:list-item>
                      <text:p text:style-name="P69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55824489874608" text:continue-numbering="true" text:style-name="L15">
        <text:list-item>
          <text:list>
            <text:list-item>
              <text:list>
                <text:list-item>
                  <text:p text:style-name="P823"><text:soft-page-break/>languages : </text:p>
                  <text:list>
                    <text:list-item>
                      <text:p text:style-name="P805">نوع : 1 به n </text:p>
                    </text:list-item>
                    <text:list-item>
                      <text:p text:style-name="P805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55825372286775" text:continue-numbering="true" text:style-name="L15">
        <text:list-item>
          <text:list>
            <text:list-item>
              <text:list>
                <text:list-item>
                  <text:p text:style-name="P824">media : </text:p>
                  <text:list>
                    <text:list-item>
                      <text:p text:style-name="P761">نوع :‌<text:span text:style-name="T172">1 به 1 </text:span></text:p>
                    </text:list-item>
                    <text:list-item>
                      <text:p text:style-name="P69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5825716649113" text:continue-numbering="true" text:style-name="L15">
        <text:list-item>
          <text:list>
            <text:list-item>
              <text:list>
                <text:list-item>
                  <text:p text:style-name="P825">users : </text:p>
                  <text:list>
                    <text:list-item>
                      <text:p text:style-name="P721">نوع :‌ <text:span text:style-name="T181">1 به n </text:span></text:p>
                    </text:list-item>
                    <text:list-item>
                      <text:p text:style-name="P826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5825505027211" text:continue-numbering="true" text:style-name="L15">
        <text:list-item>
          <text:list>
            <text:list-item>
              <text:list>
                <text:list-item>
                  <text:p text:style-name="P807"><text:span text:style-name="T167">languages</text:span> :</text:p>
                  <text:list>
                    <text:list-item>
                      <text:p text:style-name="P809">نوع :‌ <text:span text:style-name="T224">n به n </text:span></text:p>
                    </text:list-item>
                    <text:list-item>
                      <text:p text:style-name="P811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813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55825454512208" text:continue-numbering="true" text:style-name="L15">
        <text:list-item>
          <text:list>
            <text:list-item>
              <text:list>
                <text:list-item>
                  <text:p text:style-name="P692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777">نوع : <text:span text:style-name="T242">1 به n </text:span></text:p>
                    </text:list-item>
                    <text:list-item>
                      <text:p text:style-name="P777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55825230308950" text:continue-numbering="true" text:style-name="L15">
        <text:list-item>
          <text:list>
            <text:list-item>
              <text:list>
                <text:list-item>
                  <text:p text:style-name="P780">socialables <text:s/>: </text:p>
                  <text:list>
                    <text:list-item>
                      <text:p text:style-name="P781">نوع : <text:span text:style-name="T538">1 به n</text:span></text:p>
                    </text:list-item>
                    <text:list-item>
                      <text:p text:style-name="P781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2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0"/>
      <text:list xml:id="list155824263823708" text:continue-numbering="true" text:style-name="L15">
        <text:list-item>
          <text:list>
            <text:list-item>
              <text:p text:style-name="P782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20031767712">
          <table:table-cell table:style-name="Table9.A1" office:value-type="string">
            <text:p text:style-name="P223">Name</text:p>
          </table:table-cell>
          <table:table-cell table:style-name="Table9.A1" office:value-type="string">
            <text:p text:style-name="P223">Data Type</text:p>
          </table:table-cell>
          <table:table-cell table:style-name="Table9.A1" office:value-type="string">
            <text:p text:style-name="P223">Attributes</text:p>
          </table:table-cell>
          <table:table-cell table:style-name="Table9.D1" office:value-type="string">
            <text:p text:style-name="P223">Comment</text:p>
          </table:table-cell>
        </table:table-row>
        <table:table-row table:style-name="TableLine93920031826880">
          <table:table-cell table:style-name="Table9.A2" office:value-type="string">
            <text:p text:style-name="P298">Id</text:p>
          </table:table-cell>
          <table:table-cell table:style-name="Table9.A2" office:value-type="string">
            <text:p text:style-name="P298">Big int </text:p>
          </table:table-cell>
          <table:table-cell table:style-name="Table9.A2" office:value-type="string">
            <text:p text:style-name="P298">Not null , unsigned,</text:p>
            <text:p text:style-name="P299">primary key , </text:p>
            <text:p text:style-name="P299">unique ,</text:p>
            <text:p text:style-name="P300">index , </text:p>
            <text:p text:style-name="P301">autoincrement </text:p>
          </table:table-cell>
          <table:table-cell table:style-name="Table9.D2" office:value-type="string">
            <text:p text:style-name="P195"/>
          </table:table-cell>
        </table:table-row>
        <table:table-row table:style-name="TableLine93920031829152">
          <table:table-cell table:style-name="Table9.A2" office:value-type="string">
            <text:p text:style-name="P302">app_setting_id</text:p>
          </table:table-cell>
          <table:table-cell table:style-name="Table9.A2" office:value-type="string">
            <text:p text:style-name="P303">Big int </text:p>
          </table:table-cell>
          <table:table-cell table:style-name="Table9.A2" office:value-type="string">
            <text:p text:style-name="P304">Not null , unsigned,</text:p>
            <text:p text:style-name="P521">foreign key → app_settings(id)</text:p>
            <text:p text:style-name="P258"/>
            <text:p text:style-name="P503">on Delete → (<text:span text:style-name="T531">cascade</text:span>)</text:p>
            <text:p text:style-name="P503"/>
            <text:p text:style-name="P503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95"/>
          </table:table-cell>
        </table:table-row>
        <table:table-row table:style-name="Table9.4">
          <table:table-cell table:style-name="Table9.A2" office:value-type="string">
            <text:p text:style-name="P305">language_id</text:p>
          </table:table-cell>
          <table:table-cell table:style-name="Table9.A2" office:value-type="string">
            <text:p text:style-name="P306">Big int </text:p>
          </table:table-cell>
          <table:table-cell table:style-name="Table9.A2" office:value-type="string">
            <text:p text:style-name="P307">Not null , </text:p>
            <text:p text:style-name="P307">unsigned , </text:p>
            <text:p text:style-name="P522">foreign key → languages(id)</text:p>
            <text:p text:style-name="P259"/>
            <text:p text:style-name="P504">on Delete → (<text:span text:style-name="T531">cascade</text:span>)</text:p>
            <text:p text:style-name="P504"/>
            <text:p text:style-name="P504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95"/>
          </table:table-cell>
        </table:table-row>
        <table:table-row table:style-name="Table9.4">
          <table:table-cell table:style-name="Table9.A2" office:value-type="string">
            <text:p text:style-name="P534">sort</text:p>
          </table:table-cell>
          <table:table-cell table:style-name="Table9.A2" office:value-type="string">
            <text:p text:style-name="P535">tinyInt</text:p>
          </table:table-cell>
          <table:table-cell table:style-name="Table9.A2" office:value-type="string">
            <text:p text:style-name="P536">Unsigned , nullable</text:p>
          </table:table-cell>
          <table:table-cell table:style-name="Table9.D2" office:value-type="string">
            <text:p text:style-name="P195"/>
          </table:table-cell>
        </table:table-row>
      </table:table>
      <text:p text:style-name="P31"/>
      <text:list xml:id="list3637633509" text:style-name="L16">
        <text:list-item>
          <text:list>
            <text:list-item>
              <text:p text:style-name="P783">ارتباطات :‌</text:p>
              <text:list>
                <text:list-item>
                  <text:p text:style-name="P784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2"/>
      <text:list xml:id="list155826033267550" text:continue-numbering="true" text:style-name="L16">
        <text:list-item>
          <text:list>
            <text:list-item>
              <text:list>
                <text:list-item>
                  <text:p text:style-name="P693"><text:span text:style-name="T196">app_settings</text:span><text:span text:style-name="T197"> : </text:span></text:p>
                  <text:list>
                    <text:list-item>
                      <text:p text:style-name="P785">نوع ارتباط :‌ <text:span text:style-name="T203">1 به n </text:span></text:p>
                    </text:list-item>
                    <text:list-item>
                      <text:p text:style-name="P786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55825284668441" text:continue-numbering="true" text:style-name="L16">
        <text:list-item>
          <text:list>
            <text:list-item>
              <text:list>
                <text:list-item>
                  <text:p text:style-name="P787">languages : </text:p>
                  <text:list>
                    <text:list-item>
                      <text:p text:style-name="P788">نوع : <text:span text:style-name="T214">1 به n</text:span></text:p>
                    </text:list-item>
                    <text:list-item>
                      <text:p text:style-name="P789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3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4"/>
      <text:list xml:id="list155825028681747" text:continue-numbering="true" text:style-name="L16">
        <text:list-item>
          <text:list>
            <text:list-item>
              <text:p text:style-name="P790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20031883840">
          <table:table-cell table:style-name="Table10.A1" office:value-type="string">
            <text:p text:style-name="P223">Name</text:p>
          </table:table-cell>
          <table:table-cell table:style-name="Table10.A1" office:value-type="string">
            <text:p text:style-name="P223">Data Type</text:p>
          </table:table-cell>
          <table:table-cell table:style-name="Table10.A1" office:value-type="string">
            <text:p text:style-name="P223">Attributes</text:p>
          </table:table-cell>
          <table:table-cell table:style-name="Table10.D1" office:value-type="string">
            <text:p text:style-name="P223">Comment</text:p>
          </table:table-cell>
        </table:table-row>
        <table:table-row table:style-name="TableLine93920031926336">
          <table:table-cell table:style-name="Table10.A2" office:value-type="string">
            <text:p text:style-name="P308">id</text:p>
          </table:table-cell>
          <table:table-cell table:style-name="Table10.A2" office:value-type="string">
            <text:p text:style-name="P309">Big int </text:p>
          </table:table-cell>
          <table:table-cell table:style-name="Table10.A2" office:value-type="string">
            <text:p text:style-name="P310">Unsigned , </text:p>
            <text:p text:style-name="P310">not null , </text:p>
            <text:p text:style-name="P311">unique, </text:p>
            <text:p text:style-name="P311">primary key , </text:p>
            <text:p text:style-name="P311">index , </text:p>
            <text:p text:style-name="P312">auto increment</text:p>
          </table:table-cell>
          <table:table-cell table:style-name="Table10.D2" office:value-type="string">
            <text:p text:style-name="P195"/>
          </table:table-cell>
        </table:table-row>
        <table:table-row table:style-name="TableLine93920031928704">
          <table:table-cell table:style-name="Table10.A2" office:value-type="string">
            <text:p text:style-name="P308">title</text:p>
          </table:table-cell>
          <table:table-cell table:style-name="Table10.A2" office:value-type="string">
            <text:p text:style-name="P313">varchar(60)</text:p>
          </table:table-cell>
          <table:table-cell table:style-name="Table10.A2" office:value-type="string">
            <text:p text:style-name="P314">Not null , </text:p>
          </table:table-cell>
          <table:table-cell table:style-name="Table10.D2" office:value-type="string">
            <text:p text:style-name="P317">عنوان وب سایت </text:p>
          </table:table-cell>
        </table:table-row>
        <table:table-row table:style-name="TableLine93920031929616">
          <table:table-cell table:style-name="Table10.A2" office:value-type="string">
            <text:p text:style-name="P308">shutdown_text</text:p>
          </table:table-cell>
          <table:table-cell table:style-name="Table10.A2" office:value-type="string">
            <text:p text:style-name="P205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316">Not null ,</text:p>
          </table:table-cell>
          <table:table-cell table:style-name="Table10.D2" office:value-type="string">
            <text:p text:style-name="P318">جمله ای است که وقتی وب سایت تعطیل میشود <text:span text:style-name="T240">ان نمایش داده میشود </text:span></text:p>
          </table:table-cell>
        </table:table-row>
        <table:table-row table:style-name="TableLine93920031930576">
          <table:table-cell table:style-name="Table10.A2" office:value-type="string">
            <text:p text:style-name="P466">copyright</text:p>
          </table:table-cell>
          <table:table-cell table:style-name="Table10.A2" office:value-type="string">
            <text:p text:style-name="P467">varchar(255)</text:p>
          </table:table-cell>
          <table:table-cell table:style-name="Table10.A2" office:value-type="string">
            <text:p text:style-name="P468">Not null</text:p>
          </table:table-cell>
          <table:table-cell table:style-name="Table10.D2" office:value-type="string">
            <text:p text:style-name="P318"/>
          </table:table-cell>
        </table:table-row>
        <table:table-row table:style-name="TableLine93920031931760">
          <table:table-cell table:style-name="Table10.A2" office:value-type="string">
            <text:p text:style-name="P308">app_setting_id</text:p>
          </table:table-cell>
          <table:table-cell table:style-name="Table10.A2" office:value-type="string">
            <text:p text:style-name="P315">Big int </text:p>
          </table:table-cell>
          <table:table-cell table:style-name="Table10.A2" office:value-type="string">
            <text:p text:style-name="P319">Unsigned , </text:p>
            <text:p text:style-name="P319">not null , </text:p>
            <text:p text:style-name="P320">foreign key →</text:p>
            <text:p text:style-name="P320">app_settings(id)</text:p>
            <text:p text:style-name="P260"/>
            <text:p text:style-name="P505">on Delete → (<text:span text:style-name="T531">cascade</text:span>)</text:p>
            <text:p text:style-name="P505"/>
            <text:p text:style-name="P505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95"/>
          </table:table-cell>
        </table:table-row>
        <table:table-row table:style-name="TableLine93920031932624">
          <table:table-cell table:style-name="Table10.A2" office:value-type="string">
            <text:p text:style-name="P308">language_id</text:p>
          </table:table-cell>
          <table:table-cell table:style-name="Table10.A2" office:value-type="string">
            <text:p text:style-name="P315">Big int </text:p>
          </table:table-cell>
          <table:table-cell table:style-name="Table10.A2" office:value-type="string">
            <text:p text:style-name="P321">Not null , </text:p>
            <text:p text:style-name="P322">unsigned , </text:p>
            <text:p text:style-name="P322">foreign key → </text:p>
            <text:p text:style-name="P322">languages(id)</text:p>
            <text:p text:style-name="P261"/>
            <text:p text:style-name="P506">on Delete → (<text:span text:style-name="T531">cascade</text:span>)</text:p>
            <text:p text:style-name="P506"/>
            <text:p text:style-name="P506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95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list xml:id="list3643244043" text:style-name="L17">
        <text:list-item>
          <text:p text:style-name="P791"><text:soft-page-break/>ارتباطات :‌</text:p>
          <text:list>
            <text:list-item>
              <text:p text:style-name="P792">app_setting<text:span text:style-name="T241">s : </text:span></text:p>
              <text:list>
                <text:list-item>
                  <text:p text:style-name="P778">نوع : <text:span text:style-name="T242">1 به n </text:span></text:p>
                </text:list-item>
                <text:list-item>
                  <text:p text:style-name="P779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779"/>
                </text:list-item>
              </text:list>
            </text:list-item>
          </text:list>
        </text:list-item>
      </text:list>
      <text:p text:style-name="P36"/>
      <text:list xml:id="list155824345284137" text:continue-numbering="true" text:style-name="L17">
        <text:list-item>
          <text:list>
            <text:list-item>
              <text:p text:style-name="P793">languages : </text:p>
              <text:list>
                <text:list-item>
                  <text:p text:style-name="P772">نوع : <text:span text:style-name="T251">1 به n </text:span></text:p>
                </text:list-item>
                <text:list-item>
                  <text:p text:style-name="P774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1"/>
      <text:list xml:id="list155825112659340" text:continue-numbering="true" text:style-name="L17">
        <text:list-item>
          <text:list>
            <text:list-item>
              <text:p text:style-name="P827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829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794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8"/>
      <text:list xml:id="list155824024537742" text:continue-numbering="true" text:style-name="L17">
        <text:list-item>
          <text:p text:style-name="P1054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830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20031997504">
          <table:table-cell table:style-name="Table11.A1" office:value-type="string">
            <text:p text:style-name="P223">Name</text:p>
          </table:table-cell>
          <table:table-cell table:style-name="Table11.A1" office:value-type="string">
            <text:p text:style-name="P223">Data Type</text:p>
          </table:table-cell>
          <table:table-cell table:style-name="Table11.A1" office:value-type="string">
            <text:p text:style-name="P223">Attributes</text:p>
          </table:table-cell>
          <table:table-cell table:style-name="Table11.D1" office:value-type="string">
            <text:p text:style-name="P223">Comment</text:p>
          </table:table-cell>
        </table:table-row>
        <table:table-row table:style-name="TableLine93920032045568">
          <table:table-cell table:style-name="Table11.A2" office:value-type="string">
            <text:p text:style-name="P323">id</text:p>
          </table:table-cell>
          <table:table-cell table:style-name="Table11.A2" office:value-type="string">
            <text:p text:style-name="P326">Big int </text:p>
          </table:table-cell>
          <table:table-cell table:style-name="Table11.A2" office:value-type="string">
            <text:p text:style-name="P334">Unsigned , </text:p>
            <text:p text:style-name="P334">not null , </text:p>
            <text:p text:style-name="P334">index , </text:p>
            <text:p text:style-name="P334">unique , </text:p>
            <text:p text:style-name="P334">primary key , </text:p>
            <text:p text:style-name="P334">auto increment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47840">
          <table:table-cell table:style-name="Table11.A2" office:value-type="string">
            <text:p text:style-name="P324">description</text:p>
          </table:table-cell>
          <table:table-cell table:style-name="Table11.A2" office:value-type="string">
            <text:p text:style-name="P327">varchar(160)</text:p>
          </table:table-cell>
          <table:table-cell table:style-name="Table11.A2" office:value-type="string">
            <text:p text:style-name="P335">Not null 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48752">
          <table:table-cell table:style-name="Table11.A2" office:value-type="string">
            <text:p text:style-name="P324">keywords</text:p>
          </table:table-cell>
          <table:table-cell table:style-name="Table11.A2" office:value-type="string">
            <text:p text:style-name="P328">varchar(255)</text:p>
          </table:table-cell>
          <table:table-cell table:style-name="Table11.A2" office:value-type="string">
            <text:p text:style-name="P335">Not null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49712">
          <table:table-cell table:style-name="Table11.A2" office:value-type="string">
            <text:p text:style-name="P324">subject</text:p>
          </table:table-cell>
          <table:table-cell table:style-name="Table11.A2" office:value-type="string">
            <text:p text:style-name="P332">varchar(60)</text:p>
          </table:table-cell>
          <table:table-cell table:style-name="Table11.A2" office:value-type="string">
            <text:p text:style-name="P335">Not null 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50896">
          <table:table-cell table:style-name="Table11.A2" office:value-type="string">
            <text:p text:style-name="P324">copyright</text:p>
          </table:table-cell>
          <table:table-cell table:style-name="Table11.A2" office:value-type="string">
            <text:p text:style-name="P332">varchar(60)</text:p>
          </table:table-cell>
          <table:table-cell table:style-name="Table11.A2" office:value-type="string">
            <text:p text:style-name="P335">Not null 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51712">
          <table:table-cell table:style-name="Table11.A2" office:value-type="string">
            <text:p text:style-name="P324">robot</text:p>
          </table:table-cell>
          <table:table-cell table:style-name="Table11.A2" office:value-type="string">
            <text:p text:style-name="P329">varchar(30)</text:p>
          </table:table-cell>
          <table:table-cell table:style-name="Table11.A2" office:value-type="string">
            <text:p text:style-name="P336">Not null </text:p>
            <text:p text:style-name="P201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52528">
          <table:table-cell table:style-name="Table11.A2" office:value-type="string">
            <text:p text:style-name="P324">designer</text:p>
          </table:table-cell>
          <table:table-cell table:style-name="Table11.A2" office:value-type="string">
            <text:p text:style-name="P330">varchar(30)</text:p>
          </table:table-cell>
          <table:table-cell table:style-name="Table11.A2" office:value-type="string">
            <text:p text:style-name="P337">Not null 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53344">
          <table:table-cell table:style-name="Table11.A2" office:value-type="string">
            <text:p text:style-name="P324">author</text:p>
          </table:table-cell>
          <table:table-cell table:style-name="Table11.A2" office:value-type="string">
            <text:p text:style-name="P200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337">Not null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54160">
          <table:table-cell table:style-name="Table11.A2" office:value-type="string">
            <text:p text:style-name="P324">owner</text:p>
          </table:table-cell>
          <table:table-cell table:style-name="Table11.A2" office:value-type="string">
            <text:p text:style-name="P331">varchar(30)</text:p>
          </table:table-cell>
          <table:table-cell table:style-name="Table11.A2" office:value-type="string">
            <text:p text:style-name="P337">Not null </text:p>
          </table:table-cell>
          <table:table-cell table:style-name="Table11.D2" office:value-type="string">
            <text:p text:style-name="P195"/>
          </table:table-cell>
        </table:table-row>
        <table:table-row table:style-name="TableLine93920032055184">
          <table:table-cell table:style-name="Table11.A2" office:value-type="string">
            <text:p text:style-name="P325">app_setting_</text:p>
            <text:p text:style-name="P325">translate_id</text:p>
          </table:table-cell>
          <table:table-cell table:style-name="Table11.A2" office:value-type="string">
            <text:p text:style-name="P333">Big int</text:p>
          </table:table-cell>
          <table:table-cell table:style-name="Table11.A2" office:value-type="string">
            <text:p text:style-name="P338">Unsigned , </text:p>
            <text:p text:style-name="P338">not null ,</text:p>
            <text:p text:style-name="P339">unique , </text:p>
            <text:p text:style-name="P340">foreign key →</text:p>
            <text:p text:style-name="P523">app_setting_translations<text:span text:style-name="T264">(</text:span><text:span text:style-name="T265">id</text:span><text:span text:style-name="T264">)</text:span></text:p>
            <text:p text:style-name="P262"/>
            <text:p text:style-name="P507">on Delete → (<text:span text:style-name="T531">cascade</text:span>)</text:p>
            <text:p text:style-name="P507"/>
            <text:p text:style-name="P507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195"/>
          </table:table-cell>
        </table:table-row>
      </table:table>
      <text:p text:style-name="P160"/>
      <text:list xml:id="list3440807322" text:style-name="L18">
        <text:list-item>
          <text:list>
            <text:list-item>
              <text:p text:style-name="P831">ارتباطات :‌</text:p>
              <text:list>
                <text:list-item>
                  <text:p text:style-name="P828">app_setting_translations :‌</text:p>
                  <text:list>
                    <text:list-item>
                      <text:p text:style-name="P694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832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5825987892122" text:continue-numbering="true" text:style-name="L18">
        <text:list-item>
          <text:p text:style-name="P1055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55824911664753" text:continue-numbering="true" text:style-name="L18">
        <text:list-item>
          <text:list>
            <text:list-item>
              <text:p text:style-name="P833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920032081712">
          <table:table-cell table:style-name="Table12.A1" office:value-type="string">
            <text:p text:style-name="P223">Name</text:p>
          </table:table-cell>
          <table:table-cell table:style-name="Table12.A1" office:value-type="string">
            <text:p text:style-name="P223">Data Type</text:p>
          </table:table-cell>
          <table:table-cell table:style-name="Table12.A1" office:value-type="string">
            <text:p text:style-name="P223">Attributes</text:p>
          </table:table-cell>
          <table:table-cell table:style-name="Table12.D1" office:value-type="string">
            <text:p text:style-name="P223">Comment</text:p>
          </table:table-cell>
        </table:table-row>
        <table:table-row table:style-name="TableLine93920032123888">
          <table:table-cell table:style-name="Table12.A2" office:value-type="string">
            <text:p text:style-name="P341">id</text:p>
          </table:table-cell>
          <table:table-cell table:style-name="Table12.A2" office:value-type="string">
            <text:p text:style-name="P342">Big int </text:p>
          </table:table-cell>
          <table:table-cell table:style-name="Table12.A2" office:value-type="string">
            <text:p text:style-name="P342">Unsigned , </text:p>
            <text:p text:style-name="P342">not null , </text:p>
            <text:p text:style-name="P342">index , </text:p>
            <text:p text:style-name="P342">unique , </text:p>
            <text:p text:style-name="P342">primary key , </text:p>
            <text:p text:style-name="P342">autoincrement </text:p>
          </table:table-cell>
          <table:table-cell table:style-name="Table12.D2" office:value-type="string">
            <text:p text:style-name="P195"/>
          </table:table-cell>
        </table:table-row>
        <table:table-row table:style-name="TableLine93920032125584">
          <table:table-cell table:style-name="Table12.A2" office:value-type="string">
            <text:p text:style-name="P341">alt</text:p>
          </table:table-cell>
          <table:table-cell table:style-name="Table12.A2" office:value-type="string">
            <text:p text:style-name="P343">varchar(128)</text:p>
          </table:table-cell>
          <table:table-cell table:style-name="Table12.A2" office:value-type="string">
            <text:p text:style-name="P195"><text:s/><text:span text:style-name="T281">Not null </text:span></text:p>
          </table:table-cell>
          <table:table-cell table:style-name="Table12.D2" office:value-type="string">
            <text:p text:style-name="P195"/>
          </table:table-cell>
        </table:table-row>
        <table:table-row table:style-name="TableLine93920032126496">
          <table:table-cell table:style-name="Table12.A2" office:value-type="string">
            <text:p text:style-name="P341">caption</text:p>
          </table:table-cell>
          <table:table-cell table:style-name="Table12.A2" office:value-type="string">
            <text:p text:style-name="P345">varchar(<text:span text:style-name="T282">255</text:span>)</text:p>
          </table:table-cell>
          <table:table-cell table:style-name="Table12.A2" office:value-type="string">
            <text:p text:style-name="P346">Nullable </text:p>
          </table:table-cell>
          <table:table-cell table:style-name="Table12.D2" office:value-type="string">
            <text:p text:style-name="P195"/>
          </table:table-cell>
        </table:table-row>
        <table:table-row table:style-name="TableLine93920032127456">
          <table:table-cell table:style-name="Table12.A2" office:value-type="string">
            <text:p text:style-name="P341">media_id</text:p>
          </table:table-cell>
          <table:table-cell table:style-name="Table12.A2" office:value-type="string">
            <text:p text:style-name="P344">Big int </text:p>
          </table:table-cell>
          <table:table-cell table:style-name="Table12.A2" office:value-type="string">
            <text:p text:style-name="P347">Unsigned,</text:p>
            <text:p text:style-name="P348">not null , </text:p>
            <text:p text:style-name="P348">foreign key → </text:p>
            <text:p text:style-name="P348">media(id)</text:p>
            <text:p text:style-name="P264"/>
            <text:p text:style-name="P509">on Delete → (<text:span text:style-name="T531">cascade</text:span>)</text:p>
            <text:p text:style-name="P509"/>
            <text:p text:style-name="P509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95"/>
          </table:table-cell>
        </table:table-row>
        <table:table-row table:style-name="TableLine93920032128368">
          <table:table-cell table:style-name="Table12.A2" office:value-type="string">
            <text:p text:style-name="P341">language_id</text:p>
          </table:table-cell>
          <table:table-cell table:style-name="Table12.A2" office:value-type="string">
            <text:p text:style-name="P344">Big int </text:p>
          </table:table-cell>
          <table:table-cell table:style-name="Table12.A2" office:value-type="string">
            <text:p text:style-name="P349">Unsigned , </text:p>
            <text:p text:style-name="P349">not null , </text:p>
            <text:p text:style-name="P349">foreign key → </text:p>
            <text:p text:style-name="P349">languages(id)</text:p>
            <text:p text:style-name="P263"/>
            <text:p text:style-name="P508">on Delete → (<text:span text:style-name="T531">cascade</text:span>)</text:p>
            <text:p text:style-name="P508"/>
            <text:p text:style-name="P508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95"/>
          </table:table-cell>
        </table:table-row>
      </table:table>
      <text:p text:style-name="P161"/>
      <text:list xml:id="list2340538237" text:style-name="L19">
        <text:list-item>
          <text:p text:style-name="P834">روابط :‌</text:p>
          <text:list>
            <text:list-item>
              <text:p text:style-name="P835">media :‌</text:p>
              <text:list>
                <text:list-item>
                  <text:p text:style-name="P768">نوع ‌: <text:span text:style-name="T284">1 به </text:span><text:span text:style-name="T285">n </text:span></text:p>
                </text:list-item>
                <text:list-item>
                  <text:p text:style-name="P768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55824445538884" text:continue-numbering="true" text:style-name="L19">
        <text:list-item>
          <text:list>
            <text:list-item>
              <text:p text:style-name="P836">languages : </text:p>
              <text:list>
                <text:list-item>
                  <text:p text:style-name="P816">نوع : <text:span text:style-name="T290">1 به n </text:span></text:p>
                </text:list-item>
                <text:list-item>
                  <text:p text:style-name="P837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056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55824596680113" text:continue-numbering="true" text:style-name="L19">
        <text:list-item>
          <text:list>
            <text:list-item>
              <text:p text:style-name="P838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20032169648">
          <table:table-cell table:style-name="Table13.A1" office:value-type="string">
            <text:p text:style-name="P223">Name</text:p>
          </table:table-cell>
          <table:table-cell table:style-name="Table13.A1" office:value-type="string">
            <text:p text:style-name="P223">Data Type</text:p>
          </table:table-cell>
          <table:table-cell table:style-name="Table13.A1" office:value-type="string">
            <text:p text:style-name="P223">Attributes</text:p>
          </table:table-cell>
          <table:table-cell table:style-name="Table13.D1" office:value-type="string">
            <text:p text:style-name="P223">Comment</text:p>
          </table:table-cell>
        </table:table-row>
        <table:table-row table:style-name="TableLine93920032200112">
          <table:table-cell table:style-name="Table13.A2" office:value-type="string">
            <text:p text:style-name="P354">id</text:p>
          </table:table-cell>
          <table:table-cell table:style-name="Table13.A2" office:value-type="string">
            <text:p text:style-name="P355">Big int </text:p>
          </table:table-cell>
          <table:table-cell table:style-name="Table13.A2" office:value-type="string">
            <text:p text:style-name="P356">Unsigned,</text:p>
            <text:p text:style-name="P357">Not null , </text:p>
            <text:p text:style-name="P357">unique , </text:p>
            <text:p text:style-name="P357">index , </text:p>
            <text:p text:style-name="P357">primary key , </text:p>
            <text:p text:style-name="P357">auto increment</text:p>
          </table:table-cell>
          <table:table-cell table:style-name="Table13.D2" office:value-type="string">
            <text:p text:style-name="P195"/>
          </table:table-cell>
        </table:table-row>
        <table:table-row table:style-name="TableLine93920032202416">
          <table:table-cell table:style-name="Table13.A2" office:value-type="string">
            <text:p text:style-name="P354">bio</text:p>
          </table:table-cell>
          <table:table-cell table:style-name="Table13.A2" office:value-type="string">
            <text:p text:style-name="P355">varchar(<text:span text:style-name="T297">400</text:span>)</text:p>
          </table:table-cell>
          <table:table-cell table:style-name="Table13.A2" office:value-type="string">
            <text:p text:style-name="P195"><text:s/><text:span text:style-name="T298">Not null </text:span></text:p>
          </table:table-cell>
          <table:table-cell table:style-name="Table13.D2" office:value-type="string">
            <text:p text:style-name="P195"/>
          </table:table-cell>
        </table:table-row>
        <table:table-row table:style-name="TableLine93920032203328">
          <table:table-cell table:style-name="Table13.A2" office:value-type="string">
            <text:p text:style-name="P354">user_id</text:p>
          </table:table-cell>
          <table:table-cell table:style-name="Table13.A2" office:value-type="string">
            <text:p text:style-name="P353">Big int </text:p>
          </table:table-cell>
          <table:table-cell table:style-name="Table13.A2" office:value-type="string">
            <text:p text:style-name="P350">Unsigned , </text:p>
            <text:p text:style-name="P350">not null ,</text:p>
            <text:p text:style-name="P352">foreign key → </text:p>
            <text:p text:style-name="P352"><text:span text:style-name="T299">users</text:span> (id)</text:p>
            <text:p text:style-name="P266"/>
            <text:p text:style-name="P511">on Delete → (<text:span text:style-name="T531">cascade</text:span>)</text:p>
            <text:p text:style-name="P511"/>
            <text:p text:style-name="P511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95"/>
          </table:table-cell>
        </table:table-row>
        <table:table-row table:style-name="TableLine93920032204288">
          <table:table-cell table:style-name="Table13.A2" office:value-type="string">
            <text:p text:style-name="P354">language_id</text:p>
          </table:table-cell>
          <table:table-cell table:style-name="Table13.A2" office:value-type="string">
            <text:p text:style-name="P353">Big int </text:p>
          </table:table-cell>
          <table:table-cell table:style-name="Table13.A2" office:value-type="string">
            <text:p text:style-name="P350">Unsigned , </text:p>
            <text:p text:style-name="P350">not null , </text:p>
            <text:p text:style-name="P351">foreign key → </text:p>
            <text:p text:style-name="P351">languages (id)</text:p>
            <text:p text:style-name="P265"/>
            <text:p text:style-name="P510">on Delete → (<text:span text:style-name="T531">cascade</text:span>)</text:p>
            <text:p text:style-name="P510"/>
            <text:p text:style-name="P510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95"/>
          </table:table-cell>
        </table:table-row>
      </table:table>
      <text:p text:style-name="P162"/>
      <text:list xml:id="list94105456" text:style-name="L20">
        <text:list-item>
          <text:p text:style-name="P839">روابط : </text:p>
          <text:list>
            <text:list-item>
              <text:p text:style-name="P840">users <text:s/>:</text:p>
              <text:list>
                <text:list-item>
                  <text:p text:style-name="P723">نوع : <text:span text:style-name="T302">1 به n </text:span></text:p>
                </text:list-item>
                <text:list-item>
                  <text:p text:style-name="P725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7"/>
      <text:list xml:id="list155825724265884" text:continue-numbering="true" text:style-name="L20">
        <text:list-item>
          <text:list>
            <text:list-item>
              <text:p text:style-name="P841">languages : </text:p>
              <text:list>
                <text:list-item>
                  <text:p text:style-name="P818">نوع :‌ <text:span text:style-name="T306">1 به n </text:span></text:p>
                </text:list-item>
                <text:list-item>
                  <text:p text:style-name="P842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061">font_icons : در این جدول <text:span text:style-name="T313">font icons ها را ذخیره میکند !!!</text:span></text:p>
        </text:list-item>
      </text:list>
      <text:p text:style-name="P48"/>
      <text:list xml:id="list155824187633373" text:continue-numbering="true" text:style-name="L20">
        <text:list-item>
          <text:list>
            <text:list-item>
              <text:p text:style-name="P843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920032246576">
          <table:table-cell table:style-name="Table14.A1" office:value-type="string">
            <text:p text:style-name="P223">Name</text:p>
          </table:table-cell>
          <table:table-cell table:style-name="Table14.A1" office:value-type="string">
            <text:p text:style-name="P223">Data Type</text:p>
          </table:table-cell>
          <table:table-cell table:style-name="Table14.A1" office:value-type="string">
            <text:p text:style-name="P223">Attributes</text:p>
          </table:table-cell>
          <table:table-cell table:style-name="Table14.D1" office:value-type="string">
            <text:p text:style-name="P223">Comment</text:p>
          </table:table-cell>
        </table:table-row>
        <table:table-row table:style-name="TableLine93920032271504">
          <table:table-cell table:style-name="Table14.A2" office:value-type="string">
            <text:p text:style-name="P358">id</text:p>
          </table:table-cell>
          <table:table-cell table:style-name="Table14.A2" office:value-type="string">
            <text:p text:style-name="P359">Big int </text:p>
          </table:table-cell>
          <table:table-cell table:style-name="Table14.A2" office:value-type="string">
            <text:p text:style-name="P359">Unsigned ,<text:span text:style-name="T314">index</text:span></text:p>
            <text:p text:style-name="P360">primary key ,</text:p>
            <text:p text:style-name="P360">unique,</text:p>
            <text:p text:style-name="P360">not null ,</text:p>
            <text:p text:style-name="P360">auto increment</text:p>
          </table:table-cell>
          <table:table-cell table:style-name="Table14.D2" office:value-type="string">
            <text:p text:style-name="P195"/>
          </table:table-cell>
        </table:table-row>
        <table:table-row table:style-name="TableLine93920032273200">
          <table:table-cell table:style-name="Table14.A2" office:value-type="string">
            <text:p text:style-name="P358">name</text:p>
          </table:table-cell>
          <table:table-cell table:style-name="Table14.A2" office:value-type="string">
            <text:p text:style-name="P360">varchar(48)</text:p>
          </table:table-cell>
          <table:table-cell table:style-name="Table14.A2" office:value-type="string">
            <text:p text:style-name="P362">Not null </text:p>
          </table:table-cell>
          <table:table-cell table:style-name="Table14.D2" office:value-type="string">
            <text:p text:style-name="P195"/>
          </table:table-cell>
        </table:table-row>
        <table:table-row table:style-name="TableLine93920032274112">
          <table:table-cell table:style-name="Table14.A2" office:value-type="string">
            <text:p text:style-name="P358">class</text:p>
          </table:table-cell>
          <table:table-cell table:style-name="Table14.A2" office:value-type="string">
            <text:p text:style-name="P207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363">Unique , not null </text:p>
          </table:table-cell>
          <table:table-cell table:style-name="Table14.D2" office:value-type="string">
            <text:p text:style-name="P365">Css class</text:p>
          </table:table-cell>
        </table:table-row>
        <table:table-row table:style-name="TableLine93920032275072">
          <table:table-cell table:style-name="Table14.A2" office:value-type="string">
            <text:p text:style-name="P358">unicode</text:p>
          </table:table-cell>
          <table:table-cell table:style-name="Table14.A2" office:value-type="string">
            <text:p text:style-name="P361">varchar(12)</text:p>
          </table:table-cell>
          <table:table-cell table:style-name="Table14.A2" office:value-type="string">
            <text:p text:style-name="P364">Not null </text:p>
          </table:table-cell>
          <table:table-cell table:style-name="Table14.D2" office:value-type="string">
            <text:p text:style-name="P195"/>
          </table:table-cell>
        </table:table-row>
      </table:table>
      <text:p text:style-name="P163"/>
      <text:list xml:id="list1450682136" text:style-name="L21">
        <text:list-item>
          <text:list>
            <text:list-item>
              <text:p text:style-name="P844">ارتباطات : </text:p>
              <text:list>
                <text:list-item>
                  <text:p text:style-name="P845">users : </text:p>
                  <text:list>
                    <text:list-item>
                      <text:p text:style-name="P846">نوع : <text:span text:style-name="T408">1 به n </text:span></text:p>
                    </text:list-item>
                    <text:list-item>
                      <text:p text:style-name="P846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55824597690983" text:continue-numbering="true" text:style-name="L21">
        <text:list-item>
          <text:list>
            <text:list-item>
              <text:list>
                <text:list-item>
                  <text:p text:style-name="P847">dates : </text:p>
                  <text:list>
                    <text:list-item>
                      <text:p text:style-name="P848">نوع : <text:span text:style-name="T317">1 به n</text:span></text:p>
                    </text:list-item>
                    <text:list-item>
                      <text:p text:style-name="P695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5825429771069" text:continue-numbering="true" text:style-name="L21">
        <text:list-item>
          <text:list>
            <text:list-item>
              <text:list>
                <text:list-item>
                  <text:p text:style-name="P849">iconables : </text:p>
                  <text:list>
                    <text:list-item>
                      <text:p text:style-name="P851">نوع : <text:span text:style-name="T343">1 به n</text:span></text:p>
                    </text:list-item>
                    <text:list-item>
                      <text:p text:style-name="P852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55824790919735" text:continue-numbering="true" text:style-name="L21">
        <text:list-item>
          <text:list>
            <text:list-item>
              <text:list>
                <text:list-item>
                  <text:p text:style-name="P855">icon_groups : </text:p>
                  <text:list>
                    <text:list-item>
                      <text:p text:style-name="P857">نوع : </text:p>
                    </text:list-item>
                    <text:list-item>
                      <text:p text:style-name="P857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857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62">icon_groupables </text:span></text:p>
      <text:p text:style-name="P61"/>
      <text:p text:style-name="P61"/>
      <text:p text:style-name="P61"/>
      <text:p text:style-name="P61"/>
      <text:p text:style-name="P61"><text:soft-page-break/></text:p>
      <text:list xml:id="list2292079920" text:style-name="L22">
        <text:list-item>
          <text:list>
            <text:list-item>
              <text:list>
                <text:list-item>
                  <text:p text:style-name="P696"><text:span text:style-name="T388">icon_groupables </text:span><text:span text:style-name="T372"><text:s/></text:span></text:p>
                  <text:list>
                    <text:list-item>
                      <text:p text:style-name="P859">نوع : <text:span text:style-name="T375">1 به n </text:span></text:p>
                    </text:list-item>
                    <text:list-item>
                      <text:p text:style-name="P859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824349801283" text:continue-list="list155824790919735" text:style-name="L21">
        <text:list-item>
          <text:p text:style-name="P1062">custom_icons : <text:span text:style-name="T328">در این جدول ایکون های custom ذخیره میشوند !!!</text:span></text:p>
        </text:list-item>
      </text:list>
      <text:p text:style-name="P49"/>
      <text:list xml:id="list155825863831913" text:continue-numbering="true" text:style-name="L21">
        <text:list-item>
          <text:list>
            <text:list-item>
              <text:p text:style-name="P861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920032312320">
          <table:table-cell table:style-name="Table15.A1" office:value-type="string">
            <text:p text:style-name="P223">Name</text:p>
          </table:table-cell>
          <table:table-cell table:style-name="Table15.A1" office:value-type="string">
            <text:p text:style-name="P223">Data Type</text:p>
          </table:table-cell>
          <table:table-cell table:style-name="Table15.A1" office:value-type="string">
            <text:p text:style-name="P223">Attributes</text:p>
          </table:table-cell>
          <table:table-cell table:style-name="Table15.D1" office:value-type="string">
            <text:p text:style-name="P223">Comment</text:p>
          </table:table-cell>
        </table:table-row>
        <table:table-row table:style-name="TableLine93920032374688">
          <table:table-cell table:style-name="Table15.A2" office:value-type="string">
            <text:p text:style-name="P370">id</text:p>
          </table:table-cell>
          <table:table-cell table:style-name="Table15.A2" office:value-type="string">
            <text:p text:style-name="P369">Big int</text:p>
          </table:table-cell>
          <table:table-cell table:style-name="Table15.A2" office:value-type="string">
            <text:p text:style-name="P369">Unsigned , index , </text:p>
            <text:p text:style-name="P369">not null , </text:p>
            <text:p text:style-name="P366">unique , </text:p>
            <text:p text:style-name="P366">primary key , </text:p>
            <text:p text:style-name="P366">auto increment</text:p>
          </table:table-cell>
          <table:table-cell table:style-name="Table15.D2" office:value-type="string">
            <text:p text:style-name="P195"/>
          </table:table-cell>
        </table:table-row>
        <table:table-row table:style-name="TableLine93920032335952">
          <table:table-cell table:style-name="Table15.A2" office:value-type="string">
            <text:p text:style-name="P370">name</text:p>
          </table:table-cell>
          <table:table-cell table:style-name="Table15.A2" office:value-type="string">
            <text:p text:style-name="P367">varchar(48)</text:p>
          </table:table-cell>
          <table:table-cell table:style-name="Table15.A2" office:value-type="string">
            <text:p text:style-name="P368">Not null </text:p>
          </table:table-cell>
          <table:table-cell table:style-name="Table15.D2" office:value-type="string">
            <text:p text:style-name="P195"/>
          </table:table-cell>
        </table:table-row>
      </table:table>
      <text:p text:style-name="P164"/>
      <text:list xml:id="list1111983193" text:style-name="L23">
        <text:list-item>
          <text:list>
            <text:list-item>
              <text:p text:style-name="P862">روابط : </text:p>
              <text:list>
                <text:list-item>
                  <text:p text:style-name="P863">users : </text:p>
                  <text:list>
                    <text:list-item>
                      <text:p text:style-name="P863">نوع : <text:span text:style-name="T412">1 به n </text:span></text:p>
                    </text:list-item>
                    <text:list-item>
                      <text:p text:style-name="P864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55825693791691" text:continue-numbering="true" text:style-name="L23">
        <text:list-item>
          <text:list>
            <text:list-item>
              <text:list>
                <text:list-item>
                  <text:p text:style-name="P862">dates : </text:p>
                  <text:list>
                    <text:list-item>
                      <text:p text:style-name="P865">نوع : <text:span text:style-name="T330">1 به n</text:span></text:p>
                    </text:list-item>
                    <text:list-item>
                      <text:p text:style-name="P865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55826141112388" text:continue-numbering="true" text:style-name="L23">
        <text:list-item>
          <text:list>
            <text:list-item>
              <text:list>
                <text:list-item>
                  <text:p text:style-name="P866">media : </text:p>
                  <text:list>
                    <text:list-item>
                      <text:p text:style-name="P796">نوع : <text:span text:style-name="T335">1 به 1 </text:span></text:p>
                    </text:list-item>
                    <text:list-item>
                      <text:p text:style-name="P796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55824260340157" text:continue-numbering="true" text:style-name="L23">
        <text:list-item>
          <text:list>
            <text:list-item>
              <text:list>
                <text:list-item>
                  <text:p text:style-name="P850">iconables : </text:p>
                  <text:list>
                    <text:list-item>
                      <text:p text:style-name="P853">نوع : <text:span text:style-name="T343">1 به n</text:span></text:p>
                    </text:list-item>
                    <text:list-item>
                      <text:p text:style-name="P854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list xml:id="list155824693829440" text:continue-numbering="true" text:style-name="L23">
        <text:list-item>
          <text:list>
            <text:list-item>
              <text:list>
                <text:list-item>
                  <text:p text:style-name="P867"><text:soft-page-break/>icon_groups : </text:p>
                  <text:list>
                    <text:list-item>
                      <text:p text:style-name="P869">نوع :‌<text:span text:style-name="T363">n به n</text:span></text:p>
                    </text:list-item>
                    <text:list-item>
                      <text:p text:style-name="P871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87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4273107086" text:style-name="L24">
        <text:list-item>
          <text:list>
            <text:list-item>
              <text:list>
                <text:list-item>
                  <text:p text:style-name="P698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55825059773148" text:continue-list="list2292079920" text:style-name="L22">
        <text:list-item>
          <text:list>
            <text:list-item>
              <text:list>
                <text:list-item>
                  <text:list>
                    <text:list-item>
                      <text:p text:style-name="P873">نوع : <text:span text:style-name="T381">1 به n </text:span></text:p>
                    </text:list-item>
                    <text:list-item>
                      <text:p text:style-name="P873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5824195944241" text:continue-list="list155824693829440" text:style-name="L23">
        <text:list-item>
          <text:p text:style-name="P1063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3"><text:tab/><text:span text:style-name="T341">این جدول بین چندین موجودیت share میشود </text:span></text:p>
      <text:list xml:id="list155825250711377" text:continue-numbering="true" text:style-name="L23">
        <text:list-header>
          <text:p text:style-name="P875"/>
        </text:list-header>
      </text:list>
      <text:p text:style-name="P52"/>
      <text:list xml:id="list155824973787982" text:continue-numbering="true" text:style-name="L23">
        <text:list-item>
          <text:list>
            <text:list-item>
              <text:p text:style-name="P876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920032491088">
          <table:table-cell table:style-name="Table16.A1" office:value-type="string">
            <text:p text:style-name="P223">Name</text:p>
          </table:table-cell>
          <table:table-cell table:style-name="Table16.A1" office:value-type="string">
            <text:p text:style-name="P223">Data Type</text:p>
          </table:table-cell>
          <table:table-cell table:style-name="Table16.A1" office:value-type="string">
            <text:p text:style-name="P223">Attributes</text:p>
          </table:table-cell>
          <table:table-cell table:style-name="Table16.D1" office:value-type="string">
            <text:p text:style-name="P223">Comment</text:p>
          </table:table-cell>
        </table:table-row>
        <table:table-row table:style-name="TableLine93920032510960">
          <table:table-cell table:style-name="Table16.A2" office:value-type="string">
            <text:p text:style-name="P371">id</text:p>
          </table:table-cell>
          <table:table-cell table:style-name="Table16.A2" office:value-type="string">
            <text:p text:style-name="P374">Big int </text:p>
          </table:table-cell>
          <table:table-cell table:style-name="Table16.A2" office:value-type="string">
            <text:p text:style-name="P374">Unsigned , </text:p>
            <text:p text:style-name="P375">not null , </text:p>
            <text:p text:style-name="P376">primary key , </text:p>
            <text:p text:style-name="P376">auto increment,</text:p>
            <text:p text:style-name="P377">unique , </text:p>
            <text:p text:style-name="P378">index </text:p>
          </table:table-cell>
          <table:table-cell table:style-name="Table16.D2" office:value-type="string">
            <text:p text:style-name="P195"/>
          </table:table-cell>
        </table:table-row>
        <table:table-row table:style-name="TableLine93920032512432">
          <table:table-cell table:style-name="Table16.A2" office:value-type="string">
            <text:p text:style-name="P372">object_type</text:p>
          </table:table-cell>
          <table:table-cell table:style-name="Table16.A2" office:value-type="string">
            <text:p text:style-name="P380">varchar(255)</text:p>
          </table:table-cell>
          <table:table-cell table:style-name="Table16.A2" office:value-type="string">
            <text:p text:style-name="P386">Not null </text:p>
          </table:table-cell>
          <table:table-cell table:style-name="Table16.D2" office:value-type="string">
            <text:p text:style-name="P195"/>
          </table:table-cell>
        </table:table-row>
        <table:table-row table:style-name="TableLine93920032513344">
          <table:table-cell table:style-name="Table16.A2" office:value-type="string">
            <text:p text:style-name="P372">object_id</text:p>
          </table:table-cell>
          <table:table-cell table:style-name="Table16.A2" office:value-type="string">
            <text:p text:style-name="P382">Big int </text:p>
          </table:table-cell>
          <table:table-cell table:style-name="Table16.A2" office:value-type="string">
            <text:p text:style-name="P381">Unsigned ,</text:p>
            <text:p text:style-name="P381"><text:s/><text:span text:style-name="T342">not null </text:span></text:p>
          </table:table-cell>
          <table:table-cell table:style-name="Table16.D2" office:value-type="string">
            <text:p text:style-name="P195"/>
          </table:table-cell>
        </table:table-row>
        <table:table-row table:style-name="TableLine93920032514304">
          <table:table-cell table:style-name="Table16.A2" office:value-type="string">
            <text:p text:style-name="P373">icon_type</text:p>
          </table:table-cell>
          <table:table-cell table:style-name="Table16.A2" office:value-type="string">
            <text:p text:style-name="P379">varchar(255)</text:p>
          </table:table-cell>
          <table:table-cell table:style-name="Table16.A2" office:value-type="string">
            <text:p text:style-name="P386">Not null </text:p>
          </table:table-cell>
          <table:table-cell table:style-name="Table16.D2" office:value-type="string">
            <text:p text:style-name="P387">Custom || font </text:p>
          </table:table-cell>
        </table:table-row>
        <table:table-row table:style-name="TableLine93920032515488">
          <table:table-cell table:style-name="Table16.A2" office:value-type="string">
            <text:p text:style-name="P373">icon_id</text:p>
          </table:table-cell>
          <table:table-cell table:style-name="Table16.A2" office:value-type="string">
            <text:p text:style-name="P382">Big int </text:p>
          </table:table-cell>
          <table:table-cell table:style-name="Table16.A2" office:value-type="string">
            <text:p text:style-name="P381">Unsigned ,</text:p>
            <text:p text:style-name="P381"><text:s/><text:span text:style-name="T342">not null </text:span></text:p>
          </table:table-cell>
          <table:table-cell table:style-name="Table16.D2" office:value-type="string">
            <text:p text:style-name="P195"/>
          </table:table-cell>
        </table:table-row>
      </table:table>
      <text:p text:style-name="P165"/>
      <text:list xml:id="list737279244" text:style-name="L25">
        <text:list-item>
          <text:list>
            <text:list-item>
              <text:p text:style-name="P877">روابط : </text:p>
              <text:list>
                <text:list-item>
                  <text:p text:style-name="P878">font_icons : </text:p>
                  <text:list>
                    <text:list-item>
                      <text:p text:style-name="P879">نوع <text:s/>:‌<text:span text:style-name="T343">1 به n</text:span></text:p>
                    </text:list-item>
                    <text:list-item>
                      <text:p text:style-name="P879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55824258713708" text:continue-numbering="true" text:style-name="L25">
        <text:list-item>
          <text:list>
            <text:list-item>
              <text:list>
                <text:list-item>
                  <text:p text:style-name="P880">custom_icons : </text:p>
                  <text:list>
                    <text:list-item>
                      <text:p text:style-name="P880">نوع : <text:span text:style-name="T343">1 به n</text:span></text:p>
                    </text:list-item>
                    <text:list-item>
                      <text:p text:style-name="P880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699"><text:span text:style-name="T356">icon_groups</text:span><text:span text:style-name="T357"> : </text:span></text:p>
                  <text:list>
                    <text:list-item>
                      <text:p text:style-name="P881">نوع : <text:span text:style-name="T352">1 به 1 </text:span></text:p>
                    </text:list-item>
                    <text:list-item>
                      <text:p text:style-name="P881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4">icon_groups : <text:span text:style-name="T347">این جدول برای ساخت گروه هایی برای icon ساخته شده </text:span></text:p>
        </text:list-item>
      </text:list>
      <text:p text:style-name="P56"/>
      <text:list xml:id="list155824924596441" text:continue-numbering="true" text:style-name="L25">
        <text:list-item>
          <text:list>
            <text:list-item>
              <text:p text:style-name="P883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920032560608">
          <table:table-cell table:style-name="Table17.A1" office:value-type="string">
            <text:p text:style-name="P223">Name</text:p>
          </table:table-cell>
          <table:table-cell table:style-name="Table17.A1" office:value-type="string">
            <text:p text:style-name="P223">Data Type</text:p>
          </table:table-cell>
          <table:table-cell table:style-name="Table17.A1" office:value-type="string">
            <text:p text:style-name="P223">Attributes</text:p>
          </table:table-cell>
          <table:table-cell table:style-name="Table17.D1" office:value-type="string">
            <text:p text:style-name="P223">Comment</text:p>
          </table:table-cell>
        </table:table-row>
        <table:table-row table:style-name="TableLine93920032580432">
          <table:table-cell table:style-name="Table17.A2" office:value-type="string">
            <text:p text:style-name="P371">id</text:p>
          </table:table-cell>
          <table:table-cell table:style-name="Table17.A2" office:value-type="string">
            <text:p text:style-name="P374">Big int </text:p>
          </table:table-cell>
          <table:table-cell table:style-name="Table17.A2" office:value-type="string">
            <text:p text:style-name="P374">Unsigned , </text:p>
            <text:p text:style-name="P375">not null , </text:p>
            <text:p text:style-name="P376">primary key , </text:p>
            <text:p text:style-name="P376">auto increment,</text:p>
            <text:p text:style-name="P377">unique , </text:p>
            <text:p text:style-name="P378">index </text:p>
          </table:table-cell>
          <table:table-cell table:style-name="Table17.D2" office:value-type="string">
            <text:p text:style-name="P195"/>
          </table:table-cell>
        </table:table-row>
        <table:table-row table:style-name="TableLine93920032581440">
          <table:table-cell table:style-name="Table17.A2" office:value-type="string">
            <text:p text:style-name="P383">name</text:p>
          </table:table-cell>
          <table:table-cell table:style-name="Table17.A2" office:value-type="string">
            <text:p text:style-name="P384">varchar(48)</text:p>
          </table:table-cell>
          <table:table-cell table:style-name="Table17.A2" office:value-type="string">
            <text:p text:style-name="P385">Not null , <text:span text:style-name="T348">unique </text:span></text:p>
          </table:table-cell>
          <table:table-cell table:style-name="Table17.D2" office:value-type="string">
            <text:p text:style-name="P195"/>
          </table:table-cell>
        </table:table-row>
      </table:table>
      <text:p text:style-name="P166"/>
      <text:p text:style-name="P166"/>
      <text:list xml:id="list2574752545" text:style-name="L26">
        <text:list-item>
          <text:list>
            <text:list-item>
              <text:p text:style-name="P884">روابط :‌</text:p>
            </text:list-item>
          </text:list>
        </text:list-item>
      </text:list>
      <text:p text:style-name="P69"/>
      <text:list xml:id="list155825888792397" text:continue-numbering="true" text:style-name="L26">
        <text:list-item>
          <text:list>
            <text:list-item>
              <text:list>
                <text:list-item>
                  <text:p text:style-name="P885">users : </text:p>
                  <text:list>
                    <text:list-item>
                      <text:p text:style-name="P886">نوع : <text:span text:style-name="T417">1 به n </text:span></text:p>
                    </text:list-item>
                    <text:list-item>
                      <text:p text:style-name="P886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55824989250195" text:continue-numbering="true" text:style-name="L26">
        <text:list-item>
          <text:list>
            <text:list-item>
              <text:list>
                <text:list-item>
                  <text:p text:style-name="P887">dates : </text:p>
                  <text:list>
                    <text:list-item>
                      <text:p text:style-name="P887">نوع : <text:span text:style-name="T349">1 به N </text:span></text:p>
                    </text:list-item>
                    <text:list-item>
                      <text:p text:style-name="P887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55826181239114" text:continue-numbering="true" text:style-name="L26">
        <text:list-item>
          <text:list>
            <text:list-item>
              <text:list>
                <text:list-item>
                  <text:p text:style-name="P888">iconable : </text:p>
                  <text:list>
                    <text:list-item>
                      <text:p text:style-name="P882">نوع : <text:span text:style-name="T352">1 به 1 </text:span></text:p>
                    </text:list-item>
                    <text:list-item>
                      <text:p text:style-name="P882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55824621028169" text:continue-list="list155825863831913" text:style-name="L21">
        <text:list-item>
          <text:list>
            <text:list-item>
              <text:list>
                <text:list-item>
                  <text:p text:style-name="P856"><text:span text:style-name="T360">font_icons</text:span> : </text:p>
                  <text:list>
                    <text:list-item>
                      <text:p text:style-name="P858">نوع : </text:p>
                    </text:list-item>
                    <text:list-item>
                      <text:p text:style-name="P858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858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665"/>
      <text:list xml:id="list155825038330889" text:continue-list="list155824973787982" text:style-name="L23">
        <text:list-item>
          <text:list>
            <text:list-item>
              <text:list>
                <text:list-item>
                  <text:p text:style-name="P868"><text:span text:style-name="T364"><text:s/>custom_icons</text:span> : </text:p>
                  <text:list>
                    <text:list-item>
                      <text:p text:style-name="P870">نوع :‌<text:span text:style-name="T363">n به n</text:span></text:p>
                    </text:list-item>
                    <text:list-item>
                      <text:p text:style-name="P872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87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7">icon_groupable </text:span></text:p>
      <text:p text:style-name="P63"/>
      <text:list xml:id="list155825843546027" text:continue-list="list155825059773148" text:style-name="L22">
        <text:list-item>
          <text:list>
            <text:list-item>
              <text:list>
                <text:list-item>
                  <text:p text:style-name="P697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889">نوع : <text:span text:style-name="T389">1 به n </text:span></text:p>
                    </text:list-item>
                    <text:list-item>
                      <text:p text:style-name="P889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39713803" text:style-name="L27">
        <text:list-item>
          <text:p text:style-name="P1057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55825388879980" text:continue-numbering="true" text:style-name="L27">
        <text:list-item>
          <text:list>
            <text:list-item>
              <text:p text:style-name="P891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20032628736">
          <table:table-cell table:style-name="Table18.A1" office:value-type="string">
            <text:p text:style-name="P223">Name</text:p>
          </table:table-cell>
          <table:table-cell table:style-name="Table18.A1" office:value-type="string">
            <text:p text:style-name="P223">Data Type</text:p>
          </table:table-cell>
          <table:table-cell table:style-name="Table18.A1" office:value-type="string">
            <text:p text:style-name="P223">Attributes</text:p>
          </table:table-cell>
          <table:table-cell table:style-name="Table18.D1" office:value-type="string">
            <text:p text:style-name="P223">Comment</text:p>
          </table:table-cell>
        </table:table-row>
        <table:table-row table:style-name="TableLine93920032701040">
          <table:table-cell table:style-name="Table18.A2" office:value-type="string">
            <text:p text:style-name="P388">id</text:p>
          </table:table-cell>
          <table:table-cell table:style-name="Table18.A2" office:value-type="string">
            <text:p text:style-name="P391">Big int </text:p>
          </table:table-cell>
          <table:table-cell table:style-name="Table18.A2" office:value-type="string">
            <text:p text:style-name="P396">Unsigned ,</text:p>
            <text:p text:style-name="P398">not null ,</text:p>
            <text:p text:style-name="P397">unique , </text:p>
            <text:p text:style-name="P397">primary key , </text:p>
            <text:p text:style-name="P397">auto increment , </text:p>
            <text:p text:style-name="P397">index , </text:p>
          </table:table-cell>
          <table:table-cell table:style-name="Table18.D2" office:value-type="string">
            <text:p text:style-name="P195"/>
          </table:table-cell>
        </table:table-row>
        <table:table-row table:style-name="TableLine93920032703344">
          <table:table-cell table:style-name="Table18.A2" office:value-type="string">
            <text:p text:style-name="P389">icon_type</text:p>
          </table:table-cell>
          <table:table-cell table:style-name="Table18.A2" office:value-type="string">
            <text:p text:style-name="P392">varchar(255)</text:p>
          </table:table-cell>
          <table:table-cell table:style-name="Table18.A2" office:value-type="string">
            <text:p text:style-name="P399">not null ,</text:p>
          </table:table-cell>
          <table:table-cell table:style-name="Table18.D2" office:value-type="string">
            <text:p text:style-name="P195"/>
          </table:table-cell>
        </table:table-row>
        <table:table-row table:style-name="TableLine93920032704256">
          <table:table-cell table:style-name="Table18.A2" office:value-type="string">
            <text:p text:style-name="P389">icon_id</text:p>
          </table:table-cell>
          <table:table-cell table:style-name="Table18.A2" office:value-type="string">
            <text:p text:style-name="P393">Big int </text:p>
          </table:table-cell>
          <table:table-cell table:style-name="Table18.A2" office:value-type="string">
            <text:p text:style-name="P395">Unsigned ,</text:p>
            <text:p text:style-name="P399">not null ,</text:p>
          </table:table-cell>
          <table:table-cell table:style-name="Table18.D2" office:value-type="string">
            <text:p text:style-name="P195"/>
          </table:table-cell>
        </table:table-row>
        <table:table-row table:style-name="TableLine93920032705216">
          <table:table-cell table:style-name="Table18.A2" office:value-type="string">
            <text:p text:style-name="P390">icon_group_id</text:p>
          </table:table-cell>
          <table:table-cell table:style-name="Table18.A2" office:value-type="string">
            <text:p text:style-name="P394">Big int </text:p>
          </table:table-cell>
          <table:table-cell table:style-name="Table18.A2" office:value-type="string">
            <text:p text:style-name="P395">Unsigned ,</text:p>
            <text:p text:style-name="P399">not null ,</text:p>
            <text:p text:style-name="P524">foreign key icon_groups(id)</text:p>
            <text:p text:style-name="P267"/>
            <text:p text:style-name="P512">on Delete → (<text:span text:style-name="T531">cascade</text:span>)</text:p>
            <text:p text:style-name="P512"/>
            <text:p text:style-name="P512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195"/>
          </table:table-cell>
        </table:table-row>
      </table:table>
      <text:p text:style-name="P167"/>
      <text:p text:style-name="P167"/>
      <text:list xml:id="list155824587430066" text:continue-list="list155825843546027" text:style-name="L22">
        <text:list-item>
          <text:list>
            <text:list-item>
              <text:p text:style-name="P892">ارتباطات :‌</text:p>
            </text:list-item>
          </text:list>
        </text:list-item>
      </text:list>
      <text:p text:style-name="P64"/>
      <text:list xml:id="list155826003819372" text:continue-numbering="true" text:style-name="L22">
        <text:list-item>
          <text:list>
            <text:list-item>
              <text:list>
                <text:list-item>
                  <text:p text:style-name="P893">font_icons </text:p>
                  <text:list>
                    <text:list-item>
                      <text:p text:style-name="P860">نوع : <text:span text:style-name="T375">1 به n </text:span></text:p>
                    </text:list-item>
                    <text:list-item>
                      <text:p text:style-name="P860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55824371547096" text:continue-numbering="true" text:style-name="L22">
        <text:list-item>
          <text:list>
            <text:list-item>
              <text:list>
                <text:list-item>
                  <text:p text:style-name="P894">custom_icons : </text:p>
                  <text:list>
                    <text:list-item>
                      <text:p text:style-name="P874">نوع : <text:span text:style-name="T381">1 به n </text:span></text:p>
                    </text:list-item>
                    <text:list-item>
                      <text:p text:style-name="P874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55826176101829" text:continue-numbering="true" text:style-name="L22">
        <text:list-item>
          <text:list>
            <text:list-item>
              <text:list>
                <text:list-item>
                  <text:p text:style-name="P895">icon_groups : </text:p>
                  <text:list>
                    <text:list-item>
                      <text:p text:style-name="P890">نوع : <text:span text:style-name="T389">1 به n </text:span></text:p>
                    </text:list-item>
                    <text:list-item>
                      <text:p text:style-name="P890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6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1"/>
      <text:list xml:id="list155825709991684" text:continue-numbering="true" text:style-name="L22">
        <text:list-item>
          <text:list>
            <text:list-item>
              <text:p text:style-name="P897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920032738336">
          <table:table-cell table:style-name="Table27.A1" office:value-type="string">
            <text:p text:style-name="P223">Name</text:p>
          </table:table-cell>
          <table:table-cell table:style-name="Table27.A1" office:value-type="string">
            <text:p text:style-name="P223">Data Type</text:p>
          </table:table-cell>
          <table:table-cell table:style-name="Table27.A1" office:value-type="string">
            <text:p text:style-name="P223">Attributes</text:p>
          </table:table-cell>
          <table:table-cell table:style-name="Table27.D1" office:value-type="string">
            <text:p text:style-name="P223">Comment</text:p>
          </table:table-cell>
        </table:table-row>
        <table:table-row table:style-name="TableLine93920032774160">
          <table:table-cell table:style-name="Table27.A2" office:value-type="string">
            <text:p text:style-name="P572">id</text:p>
          </table:table-cell>
          <table:table-cell table:style-name="Table27.A2" office:value-type="string">
            <text:p text:style-name="P574">Big int </text:p>
          </table:table-cell>
          <table:table-cell table:style-name="Table27.A2" office:value-type="string">
            <text:p text:style-name="P576">Unsigned , <text:span text:style-name="T599">not null , unique ,</text:span></text:p>
            <text:p text:style-name="P577">primary key , auto increment ,</text:p>
            <text:p text:style-name="P578">index</text:p>
          </table:table-cell>
          <table:table-cell table:style-name="Table27.D2" office:value-type="string">
            <text:p text:style-name="P195"/>
          </table:table-cell>
        </table:table-row>
        <table:table-row table:style-name="TableLine93920032776272">
          <table:table-cell table:style-name="Table27.A2" office:value-type="string">
            <text:p text:style-name="P573">status</text:p>
          </table:table-cell>
          <table:table-cell table:style-name="Table27.A2" office:value-type="string">
            <text:p text:style-name="P574">Bit(1)</text:p>
          </table:table-cell>
          <table:table-cell table:style-name="Table27.A2" office:value-type="string">
            <text:p text:style-name="P574">Not null , <text:span text:style-name="T600">defualt </text:span><text:span text:style-name="T601">0</text:span></text:p>
          </table:table-cell>
          <table:table-cell table:style-name="Table27.D2" office:value-type="string">
            <text:p text:style-name="P195"/>
          </table:table-cell>
        </table:table-row>
        <table:table-row table:style-name="TableLine93920032777184">
          <table:table-cell table:style-name="Table27.A2" office:value-type="string">
            <text:p text:style-name="P573">app_setting_id</text:p>
          </table:table-cell>
          <table:table-cell table:style-name="Table27.A2" office:value-type="string">
            <text:p text:style-name="P575">Big int</text:p>
          </table:table-cell>
          <table:table-cell table:style-name="Table27.A2" office:value-type="string">
            <text:p text:style-name="P216"><text:span text:style-name="T602">Nullable </text:span><text:span text:style-name="T603">, </text:span><text:span text:style-name="T607">unsigned</text:span></text:p>
            <text:p text:style-name="P526">foreign key → app_settings(id)</text:p>
            <text:p text:style-name="P274"/>
            <text:p text:style-name="P216"><text:span text:style-name="T530">on Delete → (</text:span><text:span text:style-name="T534">set null</text:span><text:span text:style-name="T530">)</text:span></text:p>
            <text:p text:style-name="P519"/>
            <text:p text:style-name="P519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195"/>
          </table:table-cell>
        </table:table-row>
      </table:table>
      <text:p text:style-name="P178"/>
      <text:list xml:id="list2610043428" text:style-name="L28">
        <text:list-item>
          <text:list>
            <text:list-item>
              <text:p text:style-name="P898">ارتباطات :‌</text:p>
              <text:list>
                <text:list-item>
                  <text:p text:style-name="P899">dates :</text:p>
                  <text:list>
                    <text:list-item>
                      <text:p text:style-name="P900">نوع :‌ <text:span text:style-name="T625">1 به n </text:span></text:p>
                    </text:list-item>
                    <text:list-item>
                      <text:p text:style-name="P900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5826014963949" text:continue-numbering="true" text:style-name="L28">
        <text:list-item>
          <text:list>
            <text:list-item>
              <text:list>
                <text:list-item>
                  <text:p text:style-name="P899">users :</text:p>
                  <text:list>
                    <text:list-item>
                      <text:p text:style-name="P900">نوع :‌<text:span text:style-name="T626">1 به n </text:span></text:p>
                    </text:list-item>
                    <text:list-item>
                      <text:p text:style-name="P900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5825209961983" text:continue-numbering="true" text:style-name="L28">
        <text:list-item>
          <text:list>
            <text:list-item>
              <text:list>
                <text:list-item>
                  <text:p text:style-name="P906">app_settings :</text:p>
                  <text:list>
                    <text:list-item>
                      <text:p text:style-name="P901">نوع :‌<text:span text:style-name="T630">1 به n</text:span></text:p>
                    </text:list-item>
                    <text:list-item>
                      <text:p text:style-name="P901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55824647289159" text:continue-numbering="true" text:style-name="L28">
        <text:list-item>
          <text:list>
            <text:list-item>
              <text:list>
                <text:list-item>
                  <text:p text:style-name="P907">media :</text:p>
                  <text:list>
                    <text:list-item>
                      <text:p text:style-name="P902">نوع :‌ <text:span text:style-name="T631">1 به 1 </text:span></text:p>
                    </text:list-item>
                    <text:list-item>
                      <text:p text:style-name="P902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55825141426943" text:continue-numbering="true" text:style-name="L28">
        <text:list-item>
          <text:list>
            <text:list-item>
              <text:list>
                <text:list-item>
                  <text:p text:style-name="P700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903">نوع :‌<text:span text:style-name="T636">1 به n </text:span></text:p>
                    </text:list-item>
                    <text:list-item>
                      <text:p text:style-name="P904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2"/>
      <text:list xml:id="list155824860581979" text:continue-numbering="true" text:style-name="L28">
        <text:list-item>
          <text:p text:style-name="P1065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7"/>
      <text:list xml:id="list155825683907964" text:continue-numbering="true" text:style-name="L28">
        <text:list-item>
          <text:list>
            <text:list-item>
              <text:p text:style-name="P908">ستون ها </text:p>
            </text:list-item>
          </text:list>
        </text:list-item>
      </text:list>
      <text:p text:style-name="P10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920032795776">
          <table:table-cell table:style-name="Table28.A1" office:value-type="string">
            <text:p text:style-name="P223">Name</text:p>
          </table:table-cell>
          <table:table-cell table:style-name="Table28.A1" office:value-type="string">
            <text:p text:style-name="P223">Data Type</text:p>
          </table:table-cell>
          <table:table-cell table:style-name="Table28.A1" office:value-type="string">
            <text:p text:style-name="P223">Attributes</text:p>
          </table:table-cell>
          <table:table-cell table:style-name="Table28.D1" office:value-type="string">
            <text:p text:style-name="P223">Comment</text:p>
          </table:table-cell>
        </table:table-row>
        <table:table-row table:style-name="TableLine93920032875824">
          <table:table-cell table:style-name="Table28.A2" office:value-type="string">
            <text:p text:style-name="P579">id</text:p>
          </table:table-cell>
          <table:table-cell table:style-name="Table28.A2" office:value-type="string">
            <text:p text:style-name="P583">Big int</text:p>
          </table:table-cell>
          <table:table-cell table:style-name="Table28.A2" office:value-type="string">
            <text:p text:style-name="P588">Unsigned , <text:span text:style-name="T615">not null , unique , </text:span><text:span text:style-name="T616">index , primary key , </text:span></text:p>
            <text:p text:style-name="P594">auto increment</text:p>
          </table:table-cell>
          <table:table-cell table:style-name="Table28.D2" office:value-type="string">
            <text:p text:style-name="P195"/>
          </table:table-cell>
        </table:table-row>
        <table:table-row table:style-name="TableLine93920032878096">
          <table:table-cell table:style-name="Table28.A2" office:value-type="string">
            <text:p text:style-name="P580">title</text:p>
          </table:table-cell>
          <table:table-cell table:style-name="Table28.A2" office:value-type="string">
            <text:p text:style-name="P218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589">Not null</text:p>
          </table:table-cell>
          <table:table-cell table:style-name="Table28.D2" office:value-type="string">
            <text:p text:style-name="P195"/>
          </table:table-cell>
        </table:table-row>
        <table:table-row table:style-name="TableLine93920032879008">
          <table:table-cell table:style-name="Table28.A2" office:value-type="string">
            <text:p text:style-name="P580">caption</text:p>
          </table:table-cell>
          <table:table-cell table:style-name="Table28.A2" office:value-type="string">
            <text:p text:style-name="P584">varchar(400)</text:p>
          </table:table-cell>
          <table:table-cell table:style-name="Table28.A2" office:value-type="string">
            <text:p text:style-name="P589">Not null</text:p>
          </table:table-cell>
          <table:table-cell table:style-name="Table28.D2" office:value-type="string">
            <text:p text:style-name="P195"/>
          </table:table-cell>
        </table:table-row>
        <table:table-row table:style-name="TableLine93920032879968">
          <table:table-cell table:style-name="Table28.A2" office:value-type="string">
            <text:p text:style-name="P581">job_information_id</text:p>
          </table:table-cell>
          <table:table-cell table:style-name="Table28.A2" office:value-type="string">
            <text:p text:style-name="P585">Big int</text:p>
          </table:table-cell>
          <table:table-cell table:style-name="Table28.A2" office:value-type="string">
            <text:p text:style-name="P587">Unsigned , <text:span text:style-name="T621">not null ,</text:span></text:p>
            <text:p text:style-name="P590">foreign key → job_informations(<text:span text:style-name="T622">id</text:span>)</text:p>
            <text:p text:style-name="P590"/>
            <text:p text:style-name="P591">on Delete → (<text:span text:style-name="T623">cascade</text:span>)</text:p>
            <text:p text:style-name="P591">on Update → (<text:span text:style-name="T624">cascade</text:span>)</text:p>
          </table:table-cell>
          <table:table-cell table:style-name="Table28.D2" office:value-type="string">
            <text:p text:style-name="P195"/>
          </table:table-cell>
        </table:table-row>
        <table:table-row table:style-name="TableLine93920032881152">
          <table:table-cell table:style-name="Table28.A2" office:value-type="string">
            <text:p text:style-name="P582">language_id</text:p>
          </table:table-cell>
          <table:table-cell table:style-name="Table28.A2" office:value-type="string">
            <text:p text:style-name="P586">Big int</text:p>
          </table:table-cell>
          <table:table-cell table:style-name="Table28.A2" office:value-type="string">
            <text:p text:style-name="P587">Unsigned , <text:span text:style-name="T614">not null , </text:span></text:p>
            <text:p text:style-name="P593">foreign key → </text:p>
            <text:p text:style-name="P593"/>
            <text:p text:style-name="P593">languages (id)</text:p>
            <text:p text:style-name="P593"/>
            <text:p text:style-name="P592">on Delete → (<text:span text:style-name="T623">cascade</text:span>)</text:p>
            <text:p text:style-name="P592">on Update → (<text:span text:style-name="T624">cascade</text:span>)</text:p>
          </table:table-cell>
          <table:table-cell table:style-name="Table28.D2" office:value-type="string">
            <text:p text:style-name="P195"/>
          </table:table-cell>
        </table:table-row>
      </table:table>
      <text:p text:style-name="P179"/>
      <text:list xml:id="list484374661" text:style-name="L29">
        <text:list-item>
          <text:list>
            <text:list-item>
              <text:p text:style-name="P909">ارتباطات :‌</text:p>
              <text:list>
                <text:list-item>
                  <text:p text:style-name="P910">job_informations : </text:p>
                  <text:list>
                    <text:list-item>
                      <text:p text:style-name="P905">نوع :‌<text:span text:style-name="T636">1 به n </text:span></text:p>
                    </text:list-item>
                    <text:list-item>
                      <text:p text:style-name="P905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55824379982872" text:continue-numbering="true" text:style-name="L29">
        <text:list-item>
          <text:list>
            <text:list-item>
              <text:list>
                <text:list-item>
                  <text:p text:style-name="P911">languages : </text:p>
                  <text:list>
                    <text:list-item>
                      <text:p text:style-name="P912">نوع : <text:span text:style-name="T642">1 به n </text:span></text:p>
                    </text:list-item>
                    <text:list-item>
                      <text:p text:style-name="P912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825741966214" text:continue-list="list155825709991684" text:style-name="L22">
        <text:list-item>
          <text:p text:style-name="P1058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8"/>
      <text:list xml:id="list155826004130791" text:continue-numbering="true" text:style-name="L22">
        <text:list-item>
          <text:list>
            <text:list-item>
              <text:p text:style-name="P913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20032913904">
          <table:table-cell table:style-name="Table19.A1" office:value-type="string">
            <text:p text:style-name="P223">Name</text:p>
          </table:table-cell>
          <table:table-cell table:style-name="Table19.A1" office:value-type="string">
            <text:p text:style-name="P223">Data Type</text:p>
          </table:table-cell>
          <table:table-cell table:style-name="Table19.A1" office:value-type="string">
            <text:p text:style-name="P223">Attributes</text:p>
          </table:table-cell>
          <table:table-cell table:style-name="Table19.D1" office:value-type="string">
            <text:p text:style-name="P223">Comment</text:p>
          </table:table-cell>
        </table:table-row>
        <table:table-row table:style-name="TableLine93920032945824">
          <table:table-cell table:style-name="Table19.A2" office:value-type="string">
            <text:p text:style-name="P408">id</text:p>
          </table:table-cell>
          <table:table-cell table:style-name="Table19.A2" office:value-type="string">
            <text:p text:style-name="P406">Big int </text:p>
          </table:table-cell>
          <table:table-cell table:style-name="Table19.A2" office:value-type="string">
            <text:p text:style-name="P403">Unsigned ,index,unique, </text:p>
            <text:p text:style-name="P404">primary key ,<text:span text:style-name="T397">not null ,</text:span></text:p>
            <text:p text:style-name="P405">auto increment </text:p>
          </table:table-cell>
          <table:table-cell table:style-name="Table19.D2" office:value-type="string">
            <text:p text:style-name="P195"/>
          </table:table-cell>
        </table:table-row>
        <table:table-row table:style-name="TableLine93920032948000">
          <table:table-cell table:style-name="Table19.A2" office:value-type="string">
            <text:p text:style-name="P408">status</text:p>
          </table:table-cell>
          <table:table-cell table:style-name="Table19.A2" office:value-type="string">
            <text:p text:style-name="P208"><text:span text:style-name="T518">bit</text:span><text:span text:style-name="T519">(1)</text:span></text:p>
          </table:table-cell>
          <table:table-cell table:style-name="Table19.A2" office:value-type="string">
            <text:p text:style-name="P402">Not null , default ‘0’</text:p>
          </table:table-cell>
          <table:table-cell table:style-name="Table19.D2" office:value-type="string">
            <text:p text:style-name="P195"/>
          </table:table-cell>
        </table:table-row>
        <table:table-row table:style-name="TableLine93920032948912">
          <table:table-cell table:style-name="Table19.A2" office:value-type="string">
            <text:p text:style-name="P408">app_setting_id</text:p>
          </table:table-cell>
          <table:table-cell table:style-name="Table19.A2" office:value-type="string">
            <text:p text:style-name="P407">Big int </text:p>
          </table:table-cell>
          <table:table-cell table:style-name="Table19.A2" office:value-type="string">
            <text:p text:style-name="P215"><text:span text:style-name="T602">Nullable </text:span><text:span text:style-name="T603">, </text:span></text:p>
            <text:p text:style-name="P409">unsigned</text:p>
            <text:p text:style-name="P525">foreign key → app_settings(id)</text:p>
            <text:p text:style-name="P268"/>
            <text:p text:style-name="P213"><text:span text:style-name="T530">on Delete → (</text:span><text:span text:style-name="T534">set null</text:span><text:span text:style-name="T530">)</text:span></text:p>
            <text:p text:style-name="P513"/>
            <text:p text:style-name="P513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195"/>
          </table:table-cell>
        </table:table-row>
      </table:table>
      <text:p text:style-name="P168"/>
      <text:p text:style-name="P168"/>
      <text:list xml:id="list4024239138" text:style-name="L30">
        <text:list-item>
          <text:p text:style-name="P914">ارتباطات :‌</text:p>
          <text:list>
            <text:list-item>
              <text:p text:style-name="P915">dates : </text:p>
              <text:list>
                <text:list-item>
                  <text:p text:style-name="P915">نوع : <text:span text:style-name="T421">1 به n </text:span></text:p>
                </text:list-item>
                <text:list-item>
                  <text:p text:style-name="P916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2"/>
      <text:list xml:id="list155825038669318" text:continue-numbering="true" text:style-name="L30">
        <text:list-item>
          <text:list>
            <text:list-item>
              <text:p text:style-name="P917">users : </text:p>
              <text:list>
                <text:list-item>
                  <text:p text:style-name="P918">نوع : <text:span text:style-name="T428">1 به n </text:span></text:p>
                </text:list-item>
                <text:list-item>
                  <text:p text:style-name="P919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3"/>
      <text:list xml:id="list155824525606525" text:continue-numbering="true" text:style-name="L30">
        <text:list-item>
          <text:list>
            <text:list-item>
              <text:p text:style-name="P920">app_settings : </text:p>
              <text:list>
                <text:list-item>
                  <text:p text:style-name="P921">نوع : <text:span text:style-name="T433">1 به n</text:span></text:p>
                </text:list-item>
                <text:list-item>
                  <text:p text:style-name="P922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0"/>
      <text:p text:style-name="P100"/>
      <text:list xml:id="list155825041829670" text:continue-numbering="true" text:style-name="L30">
        <text:list-item>
          <text:list>
            <text:list-item>
              <text:p text:style-name="P923"><text:soft-page-break/>media : </text:p>
              <text:list>
                <text:list-item>
                  <text:p text:style-name="P924">نوع :‌<text:span text:style-name="T439">1 به <text:s/>1</text:span></text:p>
                </text:list-item>
                <text:list-item>
                  <text:p text:style-name="P701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55825900146091" text:continue-numbering="true" text:style-name="L30">
        <text:list-item>
          <text:list>
            <text:list-item>
              <text:p text:style-name="P702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925">نوع : <text:span text:style-name="T449">1 به n </text:span></text:p>
                </text:list-item>
                <text:list-item>
                  <text:p text:style-name="P926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55825508551389" text:continue-list="list155826004130791" text:style-name="L22">
        <text:list-item>
          <text:p text:style-name="P1059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5"/>
      <text:list xml:id="list155825350830217" text:continue-numbering="true" text:style-name="L22">
        <text:list-item>
          <text:list>
            <text:list-item>
              <text:p text:style-name="P929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20032979248">
          <table:table-cell table:style-name="Table20.A1" office:value-type="string">
            <text:p text:style-name="P223">Name</text:p>
          </table:table-cell>
          <table:table-cell table:style-name="Table20.A1" office:value-type="string">
            <text:p text:style-name="P223">Data Type</text:p>
          </table:table-cell>
          <table:table-cell table:style-name="Table20.A1" office:value-type="string">
            <text:p text:style-name="P223">Attributes</text:p>
          </table:table-cell>
          <table:table-cell table:style-name="Table20.D1" office:value-type="string">
            <text:p text:style-name="P223">Comment</text:p>
          </table:table-cell>
        </table:table-row>
        <table:table-row table:style-name="TableLine93920033071520">
          <table:table-cell table:style-name="Table20.A2" office:value-type="string">
            <text:p text:style-name="P410">Id</text:p>
          </table:table-cell>
          <table:table-cell table:style-name="Table20.A2" office:value-type="string">
            <text:p text:style-name="P411">Big int </text:p>
          </table:table-cell>
          <table:table-cell table:style-name="Table20.A2" office:value-type="string">
            <text:p text:style-name="P415">Unsigned ,</text:p>
            <text:p text:style-name="P415"><text:s/>not null ,index,</text:p>
            <text:p text:style-name="P416">unique , </text:p>
            <text:p text:style-name="P422">auto increment ,</text:p>
            <text:p text:style-name="P417">primary key </text:p>
          </table:table-cell>
          <table:table-cell table:style-name="Table20.D2" office:value-type="string">
            <text:p text:style-name="P195"/>
          </table:table-cell>
        </table:table-row>
        <table:table-row table:style-name="TableLine93920033073824">
          <table:table-cell table:style-name="Table20.A2" office:value-type="string">
            <text:p text:style-name="P410">title</text:p>
          </table:table-cell>
          <table:table-cell table:style-name="Table20.A2" office:value-type="string">
            <text:p text:style-name="P202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418">Not null </text:p>
          </table:table-cell>
          <table:table-cell table:style-name="Table20.D2" office:value-type="string">
            <text:p text:style-name="P195"/>
          </table:table-cell>
        </table:table-row>
        <table:table-row table:style-name="TableLine93920033074736">
          <table:table-cell table:style-name="Table20.A2" office:value-type="string">
            <text:p text:style-name="P410">caption</text:p>
          </table:table-cell>
          <table:table-cell table:style-name="Table20.A2" office:value-type="string">
            <text:p text:style-name="P412">varchar(400)</text:p>
          </table:table-cell>
          <table:table-cell table:style-name="Table20.A2" office:value-type="string">
            <text:p text:style-name="P419">Not null </text:p>
          </table:table-cell>
          <table:table-cell table:style-name="Table20.D2" office:value-type="string">
            <text:p text:style-name="P195"/>
          </table:table-cell>
        </table:table-row>
        <table:table-row table:style-name="TableLine93920033075696">
          <table:table-cell table:style-name="Table20.A2" office:value-type="string">
            <text:p text:style-name="P570">location</text:p>
          </table:table-cell>
          <table:table-cell table:style-name="Table20.A2" office:value-type="string">
            <text:p text:style-name="P217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571">Not null </text:p>
          </table:table-cell>
          <table:table-cell table:style-name="Table20.D2" office:value-type="string">
            <text:p text:style-name="P195"/>
          </table:table-cell>
        </table:table-row>
        <table:table-row table:style-name="TableLine93920033076608">
          <table:table-cell table:style-name="Table20.A2" office:value-type="string">
            <text:p text:style-name="P568">Developer_</text:p>
            <text:p text:style-name="P568">information_id</text:p>
          </table:table-cell>
          <table:table-cell table:style-name="Table20.A2" office:value-type="string">
            <text:p text:style-name="P413">Big int </text:p>
          </table:table-cell>
          <table:table-cell table:style-name="Table20.A2" office:value-type="string">
            <text:p text:style-name="P420">Unsigned,not null,</text:p>
            <text:p text:style-name="P421">foreign key → </text:p>
            <text:p text:style-name="P421"/>
            <text:p text:style-name="P569">Developer_information<text:span text:style-name="T590">s</text:span><text:span text:style-name="T591">(</text:span><text:span text:style-name="T455">id</text:span><text:span text:style-name="T591">)</text:span></text:p>
            <text:p text:style-name="P269"/>
            <text:p text:style-name="P514">on Delete → (<text:span text:style-name="T531">cascade</text:span>)</text:p>
            <text:p text:style-name="P514"/>
            <text:p text:style-name="P514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95"/>
          </table:table-cell>
        </table:table-row>
        <table:table-row table:style-name="TableLine93920033077472">
          <table:table-cell table:style-name="Table20.A2" office:value-type="string">
            <text:p text:style-name="P203"><text:span text:style-name="T448">language</text:span><text:span text:style-name="T447">_id</text:span></text:p>
          </table:table-cell>
          <table:table-cell table:style-name="Table20.A2" office:value-type="string">
            <text:p text:style-name="P414">Big int </text:p>
          </table:table-cell>
          <table:table-cell table:style-name="Table20.A2" office:value-type="string">
            <text:p text:style-name="P423">Unsigned , not null ,</text:p>
            <text:p text:style-name="P423">foreign key → languages(id)</text:p>
            <text:p text:style-name="P270"/>
            <text:p text:style-name="P515">on Delete → (<text:span text:style-name="T531">cascade</text:span>)</text:p>
            <text:p text:style-name="P515"/>
            <text:p text:style-name="P515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95"/>
          </table:table-cell>
        </table:table-row>
      </table:table>
      <text:p text:style-name="P169"/>
      <text:p text:style-name="P169"/>
      <text:list xml:id="list3371376024" text:style-name="L31">
        <text:list-item>
          <text:list>
            <text:list-item>
              <text:p text:style-name="P930">ارتباطات :‌</text:p>
            </text:list-item>
          </text:list>
        </text:list-item>
      </text:list>
      <text:p text:style-name="P76"/>
      <text:list xml:id="list155824140134362" text:continue-numbering="true" text:style-name="L31">
        <text:list-item>
          <text:list>
            <text:list-item>
              <text:list>
                <text:list-item>
                  <text:p text:style-name="P703"><text:span text:style-name="T592">developer_informations</text:span><text:span text:style-name="T593"> : </text:span></text:p>
                  <text:list>
                    <text:list-item>
                      <text:p text:style-name="P927">نوع : <text:span text:style-name="T449">1 به n </text:span></text:p>
                    </text:list-item>
                    <text:list-item>
                      <text:p text:style-name="P928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list xml:id="list155824853854507" text:continue-numbering="true" text:style-name="L31">
        <text:list-item>
          <text:list>
            <text:list-item>
              <text:list>
                <text:list-item>
                  <text:p text:style-name="P931"><text:soft-page-break/>languages: </text:p>
                  <text:list>
                    <text:list-item>
                      <text:p text:style-name="P932">نوع : <text:span text:style-name="T456">1 به n</text:span></text:p>
                    </text:list-item>
                    <text:list-item>
                      <text:p text:style-name="P933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6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7"/>
      <text:list xml:id="list155825358632378" text:continue-numbering="true" text:style-name="L31">
        <text:list-item>
          <text:list>
            <text:list-item>
              <text:p text:style-name="P934">ستون ها :‌</text:p>
            </text:list-item>
          </text:list>
        </text:list-item>
      </text:list>
      <text:p text:style-name="P7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20033119424">
          <table:table-cell table:style-name="Table21.A1" office:value-type="string">
            <text:p text:style-name="P223">Name</text:p>
          </table:table-cell>
          <table:table-cell table:style-name="Table21.A1" office:value-type="string">
            <text:p text:style-name="P223">Data Type</text:p>
          </table:table-cell>
          <table:table-cell table:style-name="Table21.A1" office:value-type="string">
            <text:p text:style-name="P223">Attributes</text:p>
          </table:table-cell>
          <table:table-cell table:style-name="Table21.D1" office:value-type="string">
            <text:p text:style-name="P223">Comment</text:p>
          </table:table-cell>
        </table:table-row>
        <table:table-row table:style-name="TableLine93920033141360">
          <table:table-cell table:style-name="Table21.A2" office:value-type="string">
            <text:p text:style-name="P424">Id</text:p>
          </table:table-cell>
          <table:table-cell table:style-name="Table21.A2" office:value-type="string">
            <text:p text:style-name="P424">Big int </text:p>
          </table:table-cell>
          <table:table-cell table:style-name="Table21.A2" office:value-type="string">
            <text:p text:style-name="P424">Unsigned ,<text:span text:style-name="T464">not null ,</text:span><text:span text:style-name="T465">index ,unique ,</text:span></text:p>
            <text:p text:style-name="P427">primary key ,<text:span text:style-name="T466">auto increment</text:span></text:p>
          </table:table-cell>
          <table:table-cell table:style-name="Table21.D2" office:value-type="string">
            <text:p text:style-name="P288"/>
          </table:table-cell>
        </table:table-row>
        <table:table-row table:style-name="TableLine93920033143664">
          <table:table-cell table:style-name="Table21.A2" office:value-type="string">
            <text:p text:style-name="P425">Name</text:p>
          </table:table-cell>
          <table:table-cell table:style-name="Table21.A2" office:value-type="string">
            <text:p text:style-name="P425">varchar(14)</text:p>
          </table:table-cell>
          <table:table-cell table:style-name="Table21.A2" office:value-type="string">
            <text:p text:style-name="P426">Not null </text:p>
          </table:table-cell>
          <table:table-cell table:style-name="Table21.D2" office:value-type="string">
            <text:p text:style-name="P288"/>
          </table:table-cell>
        </table:table-row>
      </table:table>
      <text:p text:style-name="P170"/>
      <text:list xml:id="list1564423888" text:style-name="L32">
        <text:list-item>
          <text:list>
            <text:list-item>
              <text:p text:style-name="P935">ارتباطات :‌</text:p>
              <text:list>
                <text:list-item>
                  <text:p text:style-name="P936">dates : </text:p>
                  <text:list>
                    <text:list-item>
                      <text:p text:style-name="P937">نوع :‌<text:span text:style-name="T467">1 به n</text:span></text:p>
                    </text:list-item>
                    <text:list-item>
                      <text:p text:style-name="P937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5825903495740" text:continue-numbering="true" text:style-name="L32">
        <text:list-item>
          <text:list>
            <text:list-item>
              <text:list>
                <text:list-item>
                  <text:p text:style-name="P938">users : </text:p>
                  <text:list>
                    <text:list-item>
                      <text:p text:style-name="P938">نوع : <text:span text:style-name="T471">1 به n</text:span></text:p>
                    </text:list-item>
                    <text:list-item>
                      <text:p text:style-name="P939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55825470149509" text:continue-numbering="true" text:style-name="L32">
        <text:list-item>
          <text:list>
            <text:list-item>
              <text:list>
                <text:list-item>
                  <text:p text:style-name="P940">iconables : </text:p>
                  <text:list>
                    <text:list-item>
                      <text:p text:style-name="P941">نوع : <text:span text:style-name="T468">1 به 1 </text:span></text:p>
                    </text:list-item>
                    <text:list-item>
                      <text:p text:style-name="P941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55826199176134" text:continue-numbering="true" text:style-name="L32">
        <text:list-item>
          <text:p text:style-name="P1067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2"/>
      <text:list xml:id="list155824963414347" text:continue-numbering="true" text:style-name="L32">
        <text:list-item>
          <text:list>
            <text:list-item>
              <text:p text:style-name="P942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920033197072">
          <table:table-cell table:style-name="Table22.A1" office:value-type="string">
            <text:p text:style-name="P223">Name</text:p>
          </table:table-cell>
          <table:table-cell table:style-name="Table22.A1" office:value-type="string">
            <text:p text:style-name="P223">Data Type</text:p>
          </table:table-cell>
          <table:table-cell table:style-name="Table22.A1" office:value-type="string">
            <text:p text:style-name="P223">Attributes</text:p>
          </table:table-cell>
          <table:table-cell table:style-name="Table22.D1" office:value-type="string">
            <text:p text:style-name="P223">Comment</text:p>
          </table:table-cell>
        </table:table-row>
        <table:table-row table:style-name="TableLine93920033232160">
          <table:table-cell table:style-name="Table22.A2" office:value-type="string">
            <text:p text:style-name="P428">id</text:p>
          </table:table-cell>
          <table:table-cell table:style-name="Table22.A2" office:value-type="string">
            <text:p text:style-name="P431">Big int </text:p>
          </table:table-cell>
          <table:table-cell table:style-name="Table22.A2" office:value-type="string">
            <text:p text:style-name="P431">Unsigned , <text:span text:style-name="T480">not null ,</text:span></text:p>
            <text:p text:style-name="P435">unique , primary key ,</text:p>
            <text:p text:style-name="P436">autoincrement , <text:span text:style-name="T481">index</text:span></text:p>
          </table:table-cell>
          <table:table-cell table:style-name="Table22.D2" office:value-type="string">
            <text:p text:style-name="P195"/>
          </table:table-cell>
        </table:table-row>
        <table:table-row table:style-name="TableLine93920033234336">
          <table:table-cell table:style-name="Table22.A2" office:value-type="string">
            <text:p text:style-name="P429">url</text:p>
          </table:table-cell>
          <table:table-cell table:style-name="Table22.A2" office:value-type="string">
            <text:p text:style-name="P204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437">Not null </text:p>
          </table:table-cell>
          <table:table-cell table:style-name="Table22.D2" office:value-type="string">
            <text:p text:style-name="P195"/>
          </table:table-cell>
        </table:table-row>
        <table:table-row table:style-name="TableLine93920033235248">
          <table:table-cell table:style-name="Table22.A2" office:value-type="string">
            <text:p text:style-name="P429">object_class</text:p>
          </table:table-cell>
          <table:table-cell table:style-name="Table22.A2" office:value-type="string">
            <text:p text:style-name="P432">varchar(255)</text:p>
          </table:table-cell>
          <table:table-cell table:style-name="Table22.A2" office:value-type="string">
            <text:p text:style-name="P438">Not null </text:p>
          </table:table-cell>
          <table:table-cell table:style-name="Table22.D2" office:value-type="string">
            <text:p text:style-name="P195"/>
          </table:table-cell>
        </table:table-row>
        <table:table-row table:style-name="TableLine93920033236208">
          <table:table-cell table:style-name="Table22.A2" office:value-type="string">
            <text:p text:style-name="P429">object_id</text:p>
          </table:table-cell>
          <table:table-cell table:style-name="Table22.A2" office:value-type="string">
            <text:p text:style-name="P433">Big int</text:p>
          </table:table-cell>
          <table:table-cell table:style-name="Table22.A2" office:value-type="string">
            <text:p text:style-name="P438">Unsigned , not null </text:p>
          </table:table-cell>
          <table:table-cell table:style-name="Table22.D2" office:value-type="string">
            <text:p text:style-name="P195"/>
          </table:table-cell>
        </table:table-row>
        <table:table-row table:style-name="Table22.6">
          <table:table-cell table:style-name="Table22.A2" office:value-type="string">
            <text:p text:style-name="P430">social_network_id</text:p>
          </table:table-cell>
          <table:table-cell table:style-name="Table22.A2" office:value-type="string">
            <text:p text:style-name="P434">Big int</text:p>
          </table:table-cell>
          <table:table-cell table:style-name="Table22.A2" office:value-type="string">
            <text:p text:style-name="P439">Unsigned , not null ,</text:p>
            <text:p text:style-name="P527">foreign key → social_networks(id)</text:p>
            <text:p text:style-name="P271"/>
            <text:p text:style-name="P516">on Delete → (<text:span text:style-name="T531">cascade</text:span>)</text:p>
            <text:p text:style-name="P516"/>
            <text:p text:style-name="P516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195"/>
          </table:table-cell>
        </table:table-row>
        <table:table-row table:style-name="Table22.6">
          <table:table-cell table:style-name="Table22.A2" office:value-type="string">
            <text:p text:style-name="P530">sort</text:p>
          </table:table-cell>
          <table:table-cell table:style-name="Table22.A2" office:value-type="string">
            <text:p text:style-name="P531">tinyInt</text:p>
          </table:table-cell>
          <table:table-cell table:style-name="Table22.A2" office:value-type="string">
            <text:p text:style-name="P532">Unsigned , <text:span text:style-name="T535">nullable</text:span></text:p>
          </table:table-cell>
          <table:table-cell table:style-name="Table22.D2" office:value-type="string">
            <text:p text:style-name="P195"/>
          </table:table-cell>
        </table:table-row>
      </table:table>
      <text:p text:style-name="P171"/>
      <text:list xml:id="list1933357840" text:style-name="L33">
        <text:list-item>
          <text:list>
            <text:list-item>
              <text:p text:style-name="P943">ارتباطات :‌</text:p>
              <text:list>
                <text:list-item>
                  <text:p text:style-name="P944">social_networks : </text:p>
                  <text:list>
                    <text:list-item>
                      <text:p text:style-name="P945">نوع : <text:span text:style-name="T482">1 بع n </text:span></text:p>
                    </text:list-item>
                    <text:list-item>
                      <text:p text:style-name="P945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55825357899623" text:continue-numbering="true" text:style-name="L33">
        <text:list-item>
          <text:list>
            <text:list-item>
              <text:list>
                <text:list-item>
                  <text:p text:style-name="P946">app_Settings : </text:p>
                  <text:list>
                    <text:list-item>
                      <text:p text:style-name="P946">نوع : 1 به n</text:p>
                    </text:list-item>
                    <text:list-item>
                      <text:p text:style-name="P946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8">favorits : <text:span text:style-name="T486">این جدول برای ذخیره علایق درست شده که در صفحه index نشان داده میشود . </text:span></text:p>
        </text:list-item>
      </text:list>
      <text:p text:style-name="P83"/>
      <text:list xml:id="list155825549803200" text:continue-numbering="true" text:style-name="L33">
        <text:list-item>
          <text:list>
            <text:list-item>
              <text:p text:style-name="P947">ستون ها : </text:p>
            </text:list-item>
          </text:list>
        </text:list-item>
      </text:list>
      <text:p text:style-name="P8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920033205312">
          <table:table-cell table:style-name="Table23.A1" office:value-type="string">
            <text:p text:style-name="P223">Name</text:p>
          </table:table-cell>
          <table:table-cell table:style-name="Table23.A1" office:value-type="string">
            <text:p text:style-name="P223">Data Type</text:p>
          </table:table-cell>
          <table:table-cell table:style-name="Table23.A1" office:value-type="string">
            <text:p text:style-name="P223">Attributes</text:p>
          </table:table-cell>
          <table:table-cell table:style-name="Table23.D1" office:value-type="string">
            <text:p text:style-name="P223">Comment</text:p>
          </table:table-cell>
        </table:table-row>
        <table:table-row table:style-name="TableLine93920033306736">
          <table:table-cell table:style-name="Table23.A2" office:value-type="string">
            <text:p text:style-name="P440">id</text:p>
          </table:table-cell>
          <table:table-cell table:style-name="Table23.A2" office:value-type="string">
            <text:p text:style-name="P442">Big int </text:p>
          </table:table-cell>
          <table:table-cell table:style-name="Table23.A2" office:value-type="string">
            <text:p text:style-name="P444">Unsigned , <text:span text:style-name="T490">not null , index,</text:span></text:p>
            <text:p text:style-name="P445">primary key , unique , </text:p>
            <text:p text:style-name="P448">auto increment</text:p>
          </table:table-cell>
          <table:table-cell table:style-name="Table23.D2" office:value-type="string">
            <text:p text:style-name="P195"/>
          </table:table-cell>
        </table:table-row>
        <table:table-row table:style-name="TableLine93920033308784">
          <table:table-cell table:style-name="Table23.A2" office:value-type="string">
            <text:p text:style-name="P441">name</text:p>
          </table:table-cell>
          <table:table-cell table:style-name="Table23.A2" office:value-type="string">
            <text:p text:style-name="P442">Varchar(<text:span text:style-name="T487">48</text:span>)</text:p>
          </table:table-cell>
          <table:table-cell table:style-name="Table23.A2" office:value-type="string">
            <text:p text:style-name="P443">Not null </text:p>
          </table:table-cell>
          <table:table-cell table:style-name="Table23.D2" office:value-type="string">
            <text:p text:style-name="P195"/>
          </table:table-cell>
        </table:table-row>
        <table:table-row table:style-name="TableLine93920033309696">
          <table:table-cell table:style-name="Table23.A2" office:value-type="string">
            <text:p text:style-name="P441">url</text:p>
          </table:table-cell>
          <table:table-cell table:style-name="Table23.A2" office:value-type="string">
            <text:p text:style-name="P442">varchar(<text:span text:style-name="T488">128</text:span>)</text:p>
          </table:table-cell>
          <table:table-cell table:style-name="Table23.A2" office:value-type="string">
            <text:p text:style-name="P446">Nullable , </text:p>
          </table:table-cell>
          <table:table-cell table:style-name="Table23.D2" office:value-type="string">
            <text:p text:style-name="P195"/>
          </table:table-cell>
        </table:table-row>
        <table:table-row table:style-name="TableLine93920033310656">
          <table:table-cell table:style-name="Table23.A2" office:value-type="string">
            <text:p text:style-name="P441">status</text:p>
          </table:table-cell>
          <table:table-cell table:style-name="Table23.A2" office:value-type="string">
            <text:p text:style-name="P209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447">Not null , <text:span text:style-name="T491">defualt ‘1’</text:span></text:p>
          </table:table-cell>
          <table:table-cell table:style-name="Table23.D2" office:value-type="string">
            <text:p text:style-name="P195"/>
          </table:table-cell>
        </table:table-row>
        <table:table-row table:style-name="TableLine93920033311568">
          <table:table-cell table:style-name="Table23.A2" office:value-type="string">
            <text:p text:style-name="P528">sort</text:p>
          </table:table-cell>
          <table:table-cell table:style-name="Table23.A2" office:value-type="string">
            <text:p text:style-name="P533">TinyInt</text:p>
          </table:table-cell>
          <table:table-cell table:style-name="Table23.A2" office:value-type="string">
            <text:p text:style-name="P449">Nullable , <text:span text:style-name="T536">unsigned</text:span></text:p>
          </table:table-cell>
          <table:table-cell table:style-name="Table23.D2" office:value-type="string">
            <text:p text:style-name="P195"/>
          </table:table-cell>
        </table:table-row>
      </table:table>
      <text:p text:style-name="P172"/>
      <text:list xml:id="list1656190244" text:style-name="L34">
        <text:list-item>
          <text:list>
            <text:list-item>
              <text:p text:style-name="P948">ارتباطات :</text:p>
              <text:list>
                <text:list-item>
                  <text:p text:style-name="P949">dates : </text:p>
                  <text:list>
                    <text:list-item>
                      <text:p text:style-name="P950">نوع :‌<text:span text:style-name="T492">1 به n </text:span></text:p>
                    </text:list-item>
                    <text:list-item>
                      <text:p text:style-name="P950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55826138199879" text:continue-numbering="true" text:style-name="L34">
        <text:list-item>
          <text:list>
            <text:list-item>
              <text:list>
                <text:list-item>
                  <text:p text:style-name="P951">users : </text:p>
                  <text:list>
                    <text:list-item>
                      <text:p text:style-name="P952">نوع :‌<text:span text:style-name="T495">1 به n</text:span></text:p>
                    </text:list-item>
                    <text:list-item>
                      <text:p text:style-name="P952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55824306858814" text:continue-numbering="true" text:style-name="L34">
        <text:list-item>
          <text:list>
            <text:list-item>
              <text:list>
                <text:list-item>
                  <text:p text:style-name="P953">icon<text:span text:style-name="T494">ables : </text:span></text:p>
                  <text:list>
                    <text:list-item>
                      <text:p text:style-name="P954">نوع :‌<text:span text:style-name="T496">1 به 1</text:span></text:p>
                    </text:list-item>
                    <text:list-item>
                      <text:p text:style-name="P954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55825535943530" text:continue-numbering="true" text:style-name="L34">
        <text:list-item>
          <text:p text:style-name="P1069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8"/>
      <text:list xml:id="list155824989522272" text:continue-numbering="true" text:style-name="L34">
        <text:list-item>
          <text:list>
            <text:list-item>
              <text:p text:style-name="P955">ستون ها : </text:p>
            </text:list-item>
          </text:list>
        </text:list-item>
      </text:list>
      <text:p text:style-name="P8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920033331488">
          <table:table-cell table:style-name="Table24.A1" office:value-type="string">
            <text:p text:style-name="P223">Name</text:p>
          </table:table-cell>
          <table:table-cell table:style-name="Table24.A1" office:value-type="string">
            <text:p text:style-name="P223">Data Type</text:p>
          </table:table-cell>
          <table:table-cell table:style-name="Table24.A1" office:value-type="string">
            <text:p text:style-name="P223">Attributes</text:p>
          </table:table-cell>
          <table:table-cell table:style-name="Table24.D1" office:value-type="string">
            <text:p text:style-name="P223">Comment</text:p>
          </table:table-cell>
        </table:table-row>
        <table:table-row table:style-name="TableLine93920033390112">
          <table:table-cell table:style-name="Table24.A2" office:value-type="string">
            <text:p text:style-name="P450">id</text:p>
          </table:table-cell>
          <table:table-cell table:style-name="Table24.A2" office:value-type="string">
            <text:p text:style-name="P454">Big int</text:p>
          </table:table-cell>
          <table:table-cell table:style-name="Table24.A2" office:value-type="string">
            <text:p text:style-name="P457">Unsigned,not null,unique,index</text:p>
            <text:p text:style-name="P458">primary key ,auto increment</text:p>
          </table:table-cell>
          <table:table-cell table:style-name="Table24.D2" office:value-type="string">
            <text:p text:style-name="P195"/>
          </table:table-cell>
        </table:table-row>
        <table:table-row table:style-name="TableLine93920033392288">
          <table:table-cell table:style-name="Table24.A2" office:value-type="string">
            <text:p text:style-name="P451">caption</text:p>
          </table:table-cell>
          <table:table-cell table:style-name="Table24.A2" office:value-type="string">
            <text:p text:style-name="P455">varchar(<text:span text:style-name="T502">164</text:span>)</text:p>
          </table:table-cell>
          <table:table-cell table:style-name="Table24.A2" office:value-type="string">
            <text:p text:style-name="P459">Not null </text:p>
          </table:table-cell>
          <table:table-cell table:style-name="Table24.D2" office:value-type="string">
            <text:p text:style-name="P195"/>
          </table:table-cell>
        </table:table-row>
        <table:table-row table:style-name="TableLine93920033393200">
          <table:table-cell table:style-name="Table24.A2" office:value-type="string">
            <text:p text:style-name="P452">favorit_id</text:p>
          </table:table-cell>
          <table:table-cell table:style-name="Table24.A2" office:value-type="string">
            <text:p text:style-name="P456">Big int</text:p>
          </table:table-cell>
          <table:table-cell table:style-name="Table24.A2" office:value-type="string">
            <text:p text:style-name="P460">Unsigned , not null , </text:p>
            <text:p text:style-name="P529">foreign key → favorits(id)</text:p>
            <text:p text:style-name="P272"/>
            <text:p text:style-name="P517">on Delete → (<text:span text:style-name="T531">cascade</text:span>)</text:p>
            <text:p text:style-name="P517"/>
            <text:p text:style-name="P517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95"/>
          </table:table-cell>
        </table:table-row>
        <table:table-row table:style-name="TableLine93920033394160">
          <table:table-cell table:style-name="Table24.A2" office:value-type="string">
            <text:p text:style-name="P453">language_id</text:p>
          </table:table-cell>
          <table:table-cell table:style-name="Table24.A2" office:value-type="string">
            <text:p text:style-name="P456">Big int</text:p>
          </table:table-cell>
          <table:table-cell table:style-name="Table24.A2" office:value-type="string">
            <text:p text:style-name="P461">Unsigned , not null , </text:p>
            <text:p text:style-name="P214"><text:span text:style-name="T503">foreign key → </text:span><text:span text:style-name="T504">languages</text:span><text:span text:style-name="T503">(id)</text:span></text:p>
            <text:p text:style-name="P273"/>
            <text:p text:style-name="P518">on Delete → (<text:span text:style-name="T531">cascade</text:span>)</text:p>
            <text:p text:style-name="P518"/>
            <text:p text:style-name="P518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95"/>
          </table:table-cell>
        </table:table-row>
      </table:table>
      <text:p text:style-name="P173"/>
      <text:list xml:id="list3719155147" text:style-name="L35">
        <text:list-item>
          <text:list>
            <text:list-item>
              <text:p text:style-name="P956">ارتباطات : </text:p>
              <text:list>
                <text:list-item>
                  <text:p text:style-name="P956">favorits : </text:p>
                  <text:list>
                    <text:list-item>
                      <text:p text:style-name="P956">نوع :‌<text:span text:style-name="T505">1 به n</text:span></text:p>
                    </text:list-item>
                    <text:list-item>
                      <text:p text:style-name="P956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55825064917205" text:continue-numbering="true" text:style-name="L35">
        <text:list-item>
          <text:list>
            <text:list-item>
              <text:list>
                <text:list-item>
                  <text:p text:style-name="P957">languages : </text:p>
                  <text:list>
                    <text:list-item>
                      <text:p text:style-name="P958">نوع : <text:span text:style-name="T508">1 به n </text:span></text:p>
                    </text:list-item>
                    <text:list-item>
                      <text:p text:style-name="P958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0">services : <text:span text:style-name="T544">در این جدول لیست خدمات من ذخیره میشود که در صفحه اصلی نشان داده میشود !!!</text:span></text:p>
        </text:list-item>
      </text:list>
      <text:p text:style-name="P94"/>
      <text:list xml:id="list155825843484304" text:continue-numbering="true" text:style-name="L35">
        <text:list-item>
          <text:list>
            <text:list-item>
              <text:p text:style-name="P959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920033411008">
          <table:table-cell table:style-name="Table25.A1" office:value-type="string">
            <text:p text:style-name="P223">Name</text:p>
          </table:table-cell>
          <table:table-cell table:style-name="Table25.A1" office:value-type="string">
            <text:p text:style-name="P223">Data Type</text:p>
          </table:table-cell>
          <table:table-cell table:style-name="Table25.A1" office:value-type="string">
            <text:p text:style-name="P223">Attributes</text:p>
          </table:table-cell>
          <table:table-cell table:style-name="Table25.D1" office:value-type="string">
            <text:p text:style-name="P223">Comment</text:p>
          </table:table-cell>
        </table:table-row>
        <table:table-row table:style-name="Table25.2">
          <table:table-cell table:style-name="Table25.A2" office:value-type="string">
            <text:p text:style-name="P537">id</text:p>
          </table:table-cell>
          <table:table-cell table:style-name="Table25.A2" office:value-type="string">
            <text:p text:style-name="P540">Big int</text:p>
          </table:table-cell>
          <table:table-cell table:style-name="Table25.A2" office:value-type="string">
            <text:p text:style-name="P544">Unsigned , <text:span text:style-name="T549">not null ,</text:span><text:span text:style-name="T550">unique ,</text:span></text:p>
            <text:p text:style-name="P546">primary key ,auto increment,</text:p>
            <text:p text:style-name="P547">index</text:p>
          </table:table-cell>
          <table:table-cell table:style-name="Table25.D2" office:value-type="string">
            <text:p text:style-name="P195"/>
          </table:table-cell>
        </table:table-row>
        <table:table-row table:style-name="TableLine93920033462928">
          <table:table-cell table:style-name="Table25.A2" office:value-type="string">
            <text:p text:style-name="P538">status</text:p>
          </table:table-cell>
          <table:table-cell table:style-name="Table25.A2" office:value-type="string">
            <text:p text:style-name="P541">bit<text:span text:style-name="T551">(1)</text:span></text:p>
          </table:table-cell>
          <table:table-cell table:style-name="Table25.A2" office:value-type="string">
            <text:p text:style-name="P548">Not <text:span text:style-name="T553">null , defualt </text:span><text:span text:style-name="T554">0</text:span></text:p>
          </table:table-cell>
          <table:table-cell table:style-name="Table25.D2" office:value-type="string">
            <text:p text:style-name="P195"/>
          </table:table-cell>
        </table:table-row>
        <table:table-row table:style-name="TableLine93920033463840">
          <table:table-cell table:style-name="Table25.A2" office:value-type="string">
            <text:p text:style-name="P538">sort</text:p>
          </table:table-cell>
          <table:table-cell table:style-name="Table25.A2" office:value-type="string">
            <text:p text:style-name="P542">Tiny Int</text:p>
          </table:table-cell>
          <table:table-cell table:style-name="Table25.A2" office:value-type="string">
            <text:p text:style-name="P545">Unsigned , <text:span text:style-name="T552">nullable</text:span></text:p>
          </table:table-cell>
          <table:table-cell table:style-name="Table25.D2" office:value-type="string">
            <text:p text:style-name="P195"/>
          </table:table-cell>
        </table:table-row>
        <table:table-row table:style-name="TableLine93920033464800">
          <table:table-cell table:style-name="Table25.A2" office:value-type="string">
            <text:p text:style-name="P539">app_setting_id</text:p>
          </table:table-cell>
          <table:table-cell table:style-name="Table25.A2" office:value-type="string">
            <text:p text:style-name="P543">Big int</text:p>
          </table:table-cell>
          <table:table-cell table:style-name="Table25.A2" office:value-type="string">
            <text:p text:style-name="P549">Not null , <text:span text:style-name="T555">unsigned , </text:span></text:p>
            <text:p text:style-name="P550">foreign key → app_settings(id)</text:p>
            <text:p text:style-name="P550"/>
            <text:p text:style-name="P551">on Delete → (<text:span text:style-name="T556">cascade</text:span>)</text:p>
            <text:p text:style-name="P551"/>
            <text:p text:style-name="P551">on Update → (<text:span text:style-name="T556">cascade</text:span>)</text:p>
          </table:table-cell>
          <table:table-cell table:style-name="Table25.D2" office:value-type="string">
            <text:p text:style-name="P195"/>
          </table:table-cell>
        </table:table-row>
      </table:table>
      <text:p text:style-name="P176"/>
      <text:list xml:id="list155824802305294" text:continue-numbering="true" text:style-name="L35">
        <text:list-item>
          <text:list>
            <text:list-item>
              <text:p text:style-name="P960">ارتباطات :‌</text:p>
              <text:list>
                <text:list-item>
                  <text:p text:style-name="P961">app_settings : </text:p>
                  <text:list>
                    <text:list-item>
                      <text:p text:style-name="P962">نوع : <text:span text:style-name="T558">1 به n</text:span></text:p>
                    </text:list-item>
                    <text:list-item>
                      <text:p text:style-name="P968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55825509918551" text:continue-numbering="true" text:style-name="L35">
        <text:list-item>
          <text:list>
            <text:list-item>
              <text:list>
                <text:list-item>
                  <text:p text:style-name="P972">dates : </text:p>
                  <text:list>
                    <text:list-item>
                      <text:p text:style-name="P963">نوع : <text:span text:style-name="T560">1 به n </text:span></text:p>
                    </text:list-item>
                    <text:list-item>
                      <text:p text:style-name="P968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55824345139730" text:continue-numbering="true" text:style-name="L35">
        <text:list-item>
          <text:list>
            <text:list-item>
              <text:list>
                <text:list-item>
                  <text:p text:style-name="P972">users : </text:p>
                  <text:list>
                    <text:list-item>
                      <text:p text:style-name="P964">نوع : <text:span text:style-name="T563">1 به n</text:span></text:p>
                    </text:list-item>
                    <text:list-item>
                      <text:p text:style-name="P969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5826076869716" text:continue-numbering="true" text:style-name="L35">
        <text:list-item>
          <text:list>
            <text:list-item>
              <text:list>
                <text:list-item>
                  <text:p text:style-name="P972">service_translations : </text:p>
                  <text:list>
                    <text:list-item>
                      <text:p text:style-name="P965">نوع : <text:span text:style-name="T566">1 به n</text:span></text:p>
                    </text:list-item>
                    <text:list-item>
                      <text:p text:style-name="P970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98"/>
      <text:list xml:id="list155825177027110" text:continue-numbering="true" text:style-name="L35">
        <text:list-item>
          <text:list>
            <text:list-item>
              <text:list>
                <text:list-item>
                  <text:p text:style-name="P973"><text:soft-page-break/>iconables :</text:p>
                  <text:list>
                    <text:list-item>
                      <text:p text:style-name="P966">نوع : <text:span text:style-name="T568">1 به 1 </text:span></text:p>
                    </text:list-item>
                  </text:list>
                </text:list-item>
                <text:list-item>
                  <text:p text:style-name="P973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5"/>
      <text:list xml:id="list155825984333945" text:continue-numbering="true" text:style-name="L35">
        <text:list-item>
          <text:p text:style-name="P1060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55824706691291" text:continue-numbering="true" text:style-name="L35">
        <text:list-item>
          <text:list>
            <text:list-item>
              <text:p text:style-name="P974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920033519456">
          <table:table-cell table:style-name="Table26.A1" office:value-type="string">
            <text:p text:style-name="P223">Name</text:p>
          </table:table-cell>
          <table:table-cell table:style-name="Table26.A1" office:value-type="string">
            <text:p text:style-name="P223">Data Type</text:p>
          </table:table-cell>
          <table:table-cell table:style-name="Table26.A1" office:value-type="string">
            <text:p text:style-name="P223">Attributes</text:p>
          </table:table-cell>
          <table:table-cell table:style-name="Table26.D1" office:value-type="string">
            <text:p text:style-name="P223">Comment</text:p>
          </table:table-cell>
        </table:table-row>
        <table:table-row table:style-name="TableLine93920033543248">
          <table:table-cell table:style-name="Table26.A2" office:value-type="string">
            <text:p text:style-name="P552">id</text:p>
          </table:table-cell>
          <table:table-cell table:style-name="Table26.A2" office:value-type="string">
            <text:p text:style-name="P553">Big int</text:p>
          </table:table-cell>
          <table:table-cell table:style-name="Table26.A2" office:value-type="string">
            <text:p text:style-name="P558">Unsigned , index , <text:span text:style-name="T571">unique , </text:span><text:span text:style-name="T572">primary key , </text:span><text:span text:style-name="T573">auto increment ,</text:span></text:p>
            <text:p text:style-name="P559">not null </text:p>
          </table:table-cell>
          <table:table-cell table:style-name="Table26.D2" office:value-type="string">
            <text:p text:style-name="P195"/>
          </table:table-cell>
        </table:table-row>
        <table:table-row table:style-name="TableLine93920033544944">
          <table:table-cell table:style-name="Table26.A2" office:value-type="string">
            <text:p text:style-name="P552">title</text:p>
          </table:table-cell>
          <table:table-cell table:style-name="Table26.A2" office:value-type="string">
            <text:p text:style-name="P554">varchar(64)</text:p>
          </table:table-cell>
          <table:table-cell table:style-name="Table26.A2" office:value-type="string">
            <text:p text:style-name="P560">Not null </text:p>
          </table:table-cell>
          <table:table-cell table:style-name="Table26.D2" office:value-type="string">
            <text:p text:style-name="P195"/>
          </table:table-cell>
        </table:table-row>
        <table:table-row table:style-name="TableLine93920033545856">
          <table:table-cell table:style-name="Table26.A2" office:value-type="string">
            <text:p text:style-name="P552">content</text:p>
          </table:table-cell>
          <table:table-cell table:style-name="Table26.A2" office:value-type="string">
            <text:p text:style-name="P555">varchar(<text:span text:style-name="T570">400</text:span>)</text:p>
          </table:table-cell>
          <table:table-cell table:style-name="Table26.A2" office:value-type="string">
            <text:p text:style-name="P561">Not null </text:p>
          </table:table-cell>
          <table:table-cell table:style-name="Table26.D2" office:value-type="string">
            <text:p text:style-name="P195"/>
          </table:table-cell>
        </table:table-row>
        <table:table-row table:style-name="TableLine93920033546816">
          <table:table-cell table:style-name="Table26.A2" office:value-type="string">
            <text:p text:style-name="P552">service_id</text:p>
          </table:table-cell>
          <table:table-cell table:style-name="Table26.A2" office:value-type="string">
            <text:p text:style-name="P556">Big int </text:p>
          </table:table-cell>
          <table:table-cell table:style-name="Table26.A2" office:value-type="string">
            <text:p text:style-name="P562">Not null , <text:span text:style-name="T575">unsigned ,</text:span></text:p>
            <text:p text:style-name="P567">foreign key → servicers (id) ,</text:p>
            <text:p text:style-name="P562"/>
            <text:p text:style-name="P563">on Delete → (cascade) ,</text:p>
            <text:p text:style-name="P564">on Update → <text:span text:style-name="T574">(cascade) ,</text:span></text:p>
          </table:table-cell>
          <table:table-cell table:style-name="Table26.D2" office:value-type="string">
            <text:p text:style-name="P195"/>
          </table:table-cell>
        </table:table-row>
        <table:table-row table:style-name="TableLine93920033548000">
          <table:table-cell table:style-name="Table26.A2" office:value-type="string">
            <text:p text:style-name="P552">language_id</text:p>
          </table:table-cell>
          <table:table-cell table:style-name="Table26.A2" office:value-type="string">
            <text:p text:style-name="P557">Big int </text:p>
          </table:table-cell>
          <table:table-cell table:style-name="Table26.A2" office:value-type="string">
            <text:p text:style-name="P565">Not null , unsigned , </text:p>
            <text:p text:style-name="P565"><text:span text:style-name="T576">foreign key →</text:span><text:span text:style-name="T577"> </text:span><text:span text:style-name="T578">languages(id)</text:span></text:p>
            <text:p text:style-name="P565"/>
            <text:p text:style-name="P566">on Delete → (<text:span text:style-name="T579">cascade</text:span>)</text:p>
            <text:p text:style-name="P566">on Update → (<text:span text:style-name="T580">cascade</text:span>)</text:p>
          </table:table-cell>
          <table:table-cell table:style-name="Table26.D2" office:value-type="string">
            <text:p text:style-name="P195"/>
          </table:table-cell>
        </table:table-row>
      </table:table>
      <text:p text:style-name="P177"/>
      <text:list xml:id="list155825416064017" text:continue-numbering="true" text:style-name="L35">
        <text:list-item>
          <text:list>
            <text:list-item>
              <text:p text:style-name="P975">ارتباطات :‌</text:p>
              <text:list>
                <text:list-item>
                  <text:p text:style-name="P975">services : </text:p>
                  <text:list>
                    <text:list-item>
                      <text:p text:style-name="P967">نوع : <text:span text:style-name="T566">1 به n</text:span></text:p>
                    </text:list-item>
                    <text:list-item>
                      <text:p text:style-name="P971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55824570680937" text:continue-numbering="true" text:style-name="L35">
        <text:list-item>
          <text:list>
            <text:list-item>
              <text:list>
                <text:list-item>
                  <text:p text:style-name="P976">languages : </text:p>
                  <text:list>
                    <text:list-item>
                      <text:p text:style-name="P977">نوع :‌<text:span text:style-name="T581">1 به n </text:span></text:p>
                    </text:list-item>
                    <text:list-item>
                      <text:p text:style-name="P977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1">skill_groups : <text:span text:style-name="T644">در این جدول skill group ها ذخیره م</text:span><text:span text:style-name="T645">یشود !!!</text:span></text:p>
        </text:list-item>
      </text:list>
      <text:p text:style-name="P110"/>
      <text:list xml:id="list155824570259593" text:continue-numbering="true" text:style-name="L35">
        <text:list-item>
          <text:list>
            <text:list-item>
              <text:p text:style-name="P978">ستون ها : </text:p>
            </text:list-item>
          </text:list>
        </text:list-item>
      </text:list>
      <text:p text:style-name="P11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920033570992">
          <table:table-cell table:style-name="Table29.A1" office:value-type="string">
            <text:p text:style-name="P223">Name</text:p>
          </table:table-cell>
          <table:table-cell table:style-name="Table29.A1" office:value-type="string">
            <text:p text:style-name="P223">Data Type</text:p>
          </table:table-cell>
          <table:table-cell table:style-name="Table29.A1" office:value-type="string">
            <text:p text:style-name="P223">Attributes</text:p>
          </table:table-cell>
          <table:table-cell table:style-name="Table29.D1" office:value-type="string">
            <text:p text:style-name="P223">Comment</text:p>
          </table:table-cell>
        </table:table-row>
        <table:table-row table:style-name="TableLine93920033602656">
          <table:table-cell table:style-name="Table29.A2" office:value-type="string">
            <text:p text:style-name="P595">Id</text:p>
          </table:table-cell>
          <table:table-cell table:style-name="Table29.A2" office:value-type="string">
            <text:p text:style-name="P595">Big int</text:p>
          </table:table-cell>
          <table:table-cell table:style-name="Table29.A2" office:value-type="string">
            <text:p text:style-name="P604">Unsigned , not null ,<text:span text:style-name="T649">index,</text:span></text:p>
            <text:p text:style-name="P605">unique ,<text:span text:style-name="T650">primary key ,</text:span></text:p>
            <text:p text:style-name="P608"><text:s/>auto increment</text:p>
          </table:table-cell>
          <table:table-cell table:style-name="Table29.D2" office:value-type="string">
            <text:p text:style-name="P195"/>
          </table:table-cell>
        </table:table-row>
        <table:table-row table:style-name="TableLine93920033605280">
          <table:table-cell table:style-name="Table29.A2" office:value-type="string">
            <text:p text:style-name="P596">name</text:p>
          </table:table-cell>
          <table:table-cell table:style-name="Table29.A2" office:value-type="string">
            <text:p text:style-name="P596">varchar(<text:span text:style-name="T646">50</text:span>)</text:p>
          </table:table-cell>
          <table:table-cell table:style-name="Table29.A2" office:value-type="string">
            <text:p text:style-name="P606">Not null</text:p>
          </table:table-cell>
          <table:table-cell table:style-name="Table29.D2" office:value-type="string">
            <text:p text:style-name="P195"/>
          </table:table-cell>
        </table:table-row>
        <table:table-row table:style-name="TableLine93920033606192">
          <table:table-cell table:style-name="Table29.A2" office:value-type="string">
            <text:p text:style-name="P219"><text:span text:style-name="T647">p</text:span><text:span text:style-name="T648">ercent</text:span></text:p>
          </table:table-cell>
          <table:table-cell table:style-name="Table29.A2" office:value-type="string">
            <text:p text:style-name="P602">Tiny Int</text:p>
          </table:table-cell>
          <table:table-cell table:style-name="Table29.A2" office:value-type="string">
            <text:p text:style-name="P603">Unsigned , not null ,</text:p>
          </table:table-cell>
          <table:table-cell table:style-name="Table29.D2" office:value-type="string">
            <text:p text:style-name="P195"/>
          </table:table-cell>
        </table:table-row>
        <table:table-row table:style-name="TableLine93920033607152">
          <table:table-cell table:style-name="Table29.A2" office:value-type="string">
            <text:p text:style-name="P597">status</text:p>
          </table:table-cell>
          <table:table-cell table:style-name="Table29.A2" office:value-type="string">
            <text:p text:style-name="P598">Bit(1)</text:p>
          </table:table-cell>
          <table:table-cell table:style-name="Table29.A2" office:value-type="string">
            <text:p text:style-name="P607">Not null defualt ‘<text:span text:style-name="T651">1</text:span>’</text:p>
          </table:table-cell>
          <table:table-cell table:style-name="Table29.D2" office:value-type="string">
            <text:p text:style-name="P195"/>
          </table:table-cell>
        </table:table-row>
        <table:table-row table:style-name="TableLine93920033608064">
          <table:table-cell table:style-name="Table29.A2" office:value-type="string">
            <text:p text:style-name="P599">sort</text:p>
          </table:table-cell>
          <table:table-cell table:style-name="Table29.A2" office:value-type="string">
            <text:p text:style-name="P600">Tiny int</text:p>
          </table:table-cell>
          <table:table-cell table:style-name="Table29.A2" office:value-type="string">
            <text:p text:style-name="P601">Unsigned , nullable</text:p>
          </table:table-cell>
          <table:table-cell table:style-name="Table29.D2" office:value-type="string">
            <text:p text:style-name="P195"/>
          </table:table-cell>
        </table:table-row>
        <table:table-row table:style-name="TableLine93920033609088">
          <table:table-cell table:style-name="Table29.A2" office:value-type="string">
            <text:p text:style-name="P609">app_setting_id</text:p>
          </table:table-cell>
          <table:table-cell table:style-name="Table29.A2" office:value-type="string">
            <text:p text:style-name="P610">Big int</text:p>
          </table:table-cell>
          <table:table-cell table:style-name="Table29.A2" office:value-type="string">
            <text:p text:style-name="P611">Unsigned , <text:span text:style-name="T652">not null , foreign key → app_settings(id)</text:span></text:p>
            <text:p text:style-name="P611"/>
            <text:p text:style-name="P612">on Delete → (<text:span text:style-name="T653">cascade</text:span>)</text:p>
            <text:p text:style-name="P612">on Update → (<text:span text:style-name="T653">cascade</text:span>)</text:p>
          </table:table-cell>
          <table:table-cell table:style-name="Table29.D2" office:value-type="string">
            <text:p text:style-name="P195"/>
          </table:table-cell>
        </table:table-row>
      </table:table>
      <text:p text:style-name="P180"/>
      <text:list xml:id="list4091744925" text:style-name="L36">
        <text:list-item>
          <text:list>
            <text:list-item>
              <text:p text:style-name="P979">روابط :‌</text:p>
              <text:list>
                <text:list-item>
                  <text:p text:style-name="P980">app_Settings : </text:p>
                  <text:list>
                    <text:list-item>
                      <text:p text:style-name="P981">نوع‌: <text:span text:style-name="T654">1 به n</text:span></text:p>
                    </text:list-item>
                    <text:list-item>
                      <text:p text:style-name="P982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5824602829405" text:continue-numbering="true" text:style-name="L36">
        <text:list-item>
          <text:list>
            <text:list-item>
              <text:list>
                <text:list-item>
                  <text:p text:style-name="P986">dates : </text:p>
                  <text:list>
                    <text:list-item>
                      <text:p text:style-name="P983">نوع‌: <text:span text:style-name="T654">1 به n </text:span></text:p>
                    </text:list-item>
                    <text:list-item>
                      <text:p text:style-name="P983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55825831963671" text:continue-numbering="true" text:style-name="L36">
        <text:list-item>
          <text:list>
            <text:list-item>
              <text:list>
                <text:list-item>
                  <text:p text:style-name="P986">users :</text:p>
                  <text:list>
                    <text:list-item>
                      <text:p text:style-name="P982">نوع‌:<text:span text:style-name="T656">1 به n </text:span></text:p>
                    </text:list-item>
                    <text:list-item>
                      <text:p text:style-name="P984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13"/>
      <text:p text:style-name="P113"/>
      <text:p text:style-name="P113"/>
      <text:p text:style-name="P113"/>
      <text:p text:style-name="P113"/>
      <text:list xml:id="list155825256290578" text:continue-numbering="true" text:style-name="L36">
        <text:list-item>
          <text:list>
            <text:list-item>
              <text:list>
                <text:list-item>
                  <text:p text:style-name="P987"><text:soft-page-break/>iconables : </text:p>
                  <text:list>
                    <text:list-item>
                      <text:p text:style-name="P985">نوع‌:<text:span text:style-name="T655">1 به 1</text:span></text:p>
                    </text:list-item>
                    <text:list-item>
                      <text:p text:style-name="P985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667"/>
      <text:list xml:id="list155825649957227" text:continue-numbering="true" text:style-name="L36">
        <text:list-item>
          <text:p text:style-name="P704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704"/>
          <text:list>
            <text:list-item>
              <text:p text:style-name="P988">ستون : </text:p>
            </text:list-item>
          </text:list>
        </text:list-item>
      </text:list>
      <text:p text:style-name="P11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920033666848">
          <table:table-cell table:style-name="Table30.A1" office:value-type="string">
            <text:p text:style-name="P223">Name</text:p>
          </table:table-cell>
          <table:table-cell table:style-name="Table30.A1" office:value-type="string">
            <text:p text:style-name="P223">Data Type</text:p>
          </table:table-cell>
          <table:table-cell table:style-name="Table30.A1" office:value-type="string">
            <text:p text:style-name="P223">Attributes</text:p>
          </table:table-cell>
          <table:table-cell table:style-name="Table30.D1" office:value-type="string">
            <text:p text:style-name="P223">Comment</text:p>
          </table:table-cell>
        </table:table-row>
        <table:table-row table:style-name="TableLine93920033714528">
          <table:table-cell table:style-name="Table30.A2" office:value-type="string">
            <text:p text:style-name="P613">id</text:p>
          </table:table-cell>
          <table:table-cell table:style-name="Table30.A2" office:value-type="string">
            <text:p text:style-name="P614">Big int</text:p>
          </table:table-cell>
          <table:table-cell table:style-name="Table30.A2" office:value-type="string">
            <text:p text:style-name="P617">Unsigned , not null , index,</text:p>
            <text:p text:style-name="P618">unique , primary key , </text:p>
            <text:p text:style-name="P633">auto increment</text:p>
          </table:table-cell>
          <table:table-cell table:style-name="Table30.D2" office:value-type="string">
            <text:p text:style-name="P195"/>
          </table:table-cell>
        </table:table-row>
        <table:table-row table:style-name="TableLine93920033716544">
          <table:table-cell table:style-name="Table30.A2" office:value-type="string">
            <text:p text:style-name="P613">name</text:p>
          </table:table-cell>
          <table:table-cell table:style-name="Table30.A2" office:value-type="string">
            <text:p text:style-name="P615">varchar(60)</text:p>
          </table:table-cell>
          <table:table-cell table:style-name="Table30.A2" office:value-type="string">
            <text:p text:style-name="P619">Not null</text:p>
          </table:table-cell>
          <table:table-cell table:style-name="Table30.D2" office:value-type="string">
            <text:p text:style-name="P195"/>
          </table:table-cell>
        </table:table-row>
        <table:table-row table:style-name="TableLine93920033717456">
          <table:table-cell table:style-name="Table30.A2" office:value-type="string">
            <text:p text:style-name="P220"><text:span text:style-name="T647">p</text:span><text:span text:style-name="T648">ercent</text:span></text:p>
          </table:table-cell>
          <table:table-cell table:style-name="Table30.A2" office:value-type="string">
            <text:p text:style-name="P615">Tiny int</text:p>
          </table:table-cell>
          <table:table-cell table:style-name="Table30.A2" office:value-type="string">
            <text:p text:style-name="P620">Unsigned , not null </text:p>
          </table:table-cell>
          <table:table-cell table:style-name="Table30.D2" office:value-type="string">
            <text:p text:style-name="P195"/>
          </table:table-cell>
        </table:table-row>
        <table:table-row table:style-name="TableLine93920033718416">
          <table:table-cell table:style-name="Table30.A2" office:value-type="string">
            <text:p text:style-name="P613">sort</text:p>
          </table:table-cell>
          <table:table-cell table:style-name="Table30.A2" office:value-type="string">
            <text:p text:style-name="P616">Tiny int</text:p>
          </table:table-cell>
          <table:table-cell table:style-name="Table30.A2" office:value-type="string">
            <text:p text:style-name="P621">Unsigned , nullable</text:p>
          </table:table-cell>
          <table:table-cell table:style-name="Table30.D2" office:value-type="string">
            <text:p text:style-name="P195"/>
          </table:table-cell>
        </table:table-row>
        <table:table-row table:style-name="TableLine93920033719680">
          <table:table-cell table:style-name="Table30.A2" office:value-type="string">
            <text:p text:style-name="P613">status</text:p>
          </table:table-cell>
          <table:table-cell table:style-name="Table30.A2" office:value-type="string">
            <text:p text:style-name="P616">Bit(1)</text:p>
          </table:table-cell>
          <table:table-cell table:style-name="Table30.A2" office:value-type="string">
            <text:p text:style-name="P622">Not null , defualt <text:span text:style-name="T668">1</text:span></text:p>
          </table:table-cell>
          <table:table-cell table:style-name="Table30.D2" office:value-type="string">
            <text:p text:style-name="P195"/>
          </table:table-cell>
        </table:table-row>
        <table:table-row table:style-name="TableLine93920033720704">
          <table:table-cell table:style-name="Table30.A2" office:value-type="string">
            <text:p text:style-name="P613">skill_group_id</text:p>
          </table:table-cell>
          <table:table-cell table:style-name="Table30.A2" office:value-type="string">
            <text:p text:style-name="P616">Big int</text:p>
          </table:table-cell>
          <table:table-cell table:style-name="Table30.A2" office:value-type="string">
            <text:p text:style-name="P623">Unsigned , <text:span text:style-name="T669">nullable , </text:span></text:p>
            <text:p text:style-name="P624">foreign key → <text:span text:style-name="T670">skill_groups(</text:span><text:span text:style-name="T671">id</text:span><text:span text:style-name="T670">)</text:span></text:p>
            <text:p text:style-name="P624"/>
            <text:p text:style-name="P625">on Delete → (set null)</text:p>
            <text:p text:style-name="P626">on Update → (cascade)</text:p>
          </table:table-cell>
          <table:table-cell table:style-name="Table30.D2" office:value-type="string">
            <text:p text:style-name="P195"/>
          </table:table-cell>
        </table:table-row>
      </table:table>
      <text:p text:style-name="P175"/>
      <text:list xml:id="list891441081" text:style-name="L37">
        <text:list-item>
          <text:list>
            <text:list-item>
              <text:p text:style-name="P989">ارتباط ها :‌</text:p>
              <text:list>
                <text:list-item>
                  <text:p text:style-name="P990">skill_groups : </text:p>
                  <text:list>
                    <text:list-item>
                      <text:p text:style-name="P991">نوع : <text:span text:style-name="T672">1 به n </text:span></text:p>
                    </text:list-item>
                    <text:list-item>
                      <text:p text:style-name="P991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55824937509019" text:continue-numbering="true" text:style-name="L37">
        <text:list-item>
          <text:list>
            <text:list-item>
              <text:list>
                <text:list-item>
                  <text:p text:style-name="P990">dates : </text:p>
                  <text:list>
                    <text:list-item>
                      <text:p text:style-name="P991">نوع : <text:span text:style-name="T674">1 به n </text:span></text:p>
                    </text:list-item>
                    <text:list-item>
                      <text:p text:style-name="P991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55825060286637" text:continue-numbering="true" text:style-name="L37">
        <text:list-item>
          <text:list>
            <text:list-item>
              <text:list>
                <text:list-item>
                  <text:p text:style-name="P990">users : </text:p>
                  <text:list>
                    <text:list-item>
                      <text:p text:style-name="P992">نوع : <text:s/><text:span text:style-name="T674">1 به n </text:span></text:p>
                    </text:list-item>
                    <text:list-item>
                      <text:p text:style-name="P991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2">single_skills : در این جدول skill های تکی که عضو هیچ گروهی نیستند <text:span text:style-name="T678">ذخیره میشود !!!</text:span></text:p>
          <text:list>
            <text:list-item>
              <text:p text:style-name="P993">ستون ها :‌</text:p>
            </text:list-item>
          </text:list>
        </text:list-item>
      </text:list>
      <text:p text:style-name="P11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920033765360">
          <table:table-cell table:style-name="Table31.A1" office:value-type="string">
            <text:p text:style-name="P223">Name</text:p>
          </table:table-cell>
          <table:table-cell table:style-name="Table31.A1" office:value-type="string">
            <text:p text:style-name="P223">Data Type</text:p>
          </table:table-cell>
          <table:table-cell table:style-name="Table31.A1" office:value-type="string">
            <text:p text:style-name="P223">Attributes</text:p>
          </table:table-cell>
          <table:table-cell table:style-name="Table31.D1" office:value-type="string">
            <text:p text:style-name="P223">Comment</text:p>
          </table:table-cell>
        </table:table-row>
        <table:table-row table:style-name="TableLine93920033791488">
          <table:table-cell table:style-name="Table31.A2" office:value-type="string">
            <text:p text:style-name="P628">id</text:p>
          </table:table-cell>
          <table:table-cell table:style-name="Table31.A2" office:value-type="string">
            <text:p text:style-name="P632">Big int</text:p>
          </table:table-cell>
          <table:table-cell table:style-name="Table31.A2" office:value-type="string">
            <text:p text:style-name="P632">Unsigned , not null ,index,</text:p>
            <text:p text:style-name="P632">unique , primary key , </text:p>
            <text:p text:style-name="P632">auto increment</text:p>
          </table:table-cell>
          <table:table-cell table:style-name="Table31.D2" office:value-type="string">
            <text:p text:style-name="P195"/>
          </table:table-cell>
        </table:table-row>
        <table:table-row table:style-name="TableLine93920033793920">
          <table:table-cell table:style-name="Table31.A2" office:value-type="string">
            <text:p text:style-name="P628">name</text:p>
          </table:table-cell>
          <table:table-cell table:style-name="Table31.A2" office:value-type="string">
            <text:p text:style-name="P632">varchar(20)</text:p>
          </table:table-cell>
          <table:table-cell table:style-name="Table31.A2" office:value-type="string">
            <text:p text:style-name="P632">Not null</text:p>
          </table:table-cell>
          <table:table-cell table:style-name="Table31.D2" office:value-type="string">
            <text:p text:style-name="P195"/>
          </table:table-cell>
        </table:table-row>
        <table:table-row table:style-name="TableLine93920033794832">
          <table:table-cell table:style-name="Table31.A2" office:value-type="string">
            <text:p text:style-name="P627"><text:span text:style-name="T647">p</text:span><text:span text:style-name="T648">ercent</text:span></text:p>
          </table:table-cell>
          <table:table-cell table:style-name="Table31.A2" office:value-type="string">
            <text:p text:style-name="P632">Tiny int</text:p>
          </table:table-cell>
          <table:table-cell table:style-name="Table31.A2" office:value-type="string">
            <text:p text:style-name="P632"><text:s/>Unsigned , Not null</text:p>
          </table:table-cell>
          <table:table-cell table:style-name="Table31.D2" office:value-type="string">
            <text:p text:style-name="P195"/>
          </table:table-cell>
        </table:table-row>
        <table:table-row table:style-name="TableLine93920033795792">
          <table:table-cell table:style-name="Table31.A2" office:value-type="string">
            <text:p text:style-name="P629">status</text:p>
          </table:table-cell>
          <table:table-cell table:style-name="Table31.A2" office:value-type="string">
            <text:p text:style-name="P632">bit(1)</text:p>
          </table:table-cell>
          <table:table-cell table:style-name="Table31.A2" office:value-type="string">
            <text:p text:style-name="P634">No null ,defualt 1</text:p>
          </table:table-cell>
          <table:table-cell table:style-name="Table31.D2" office:value-type="string">
            <text:p text:style-name="P195"/>
          </table:table-cell>
        </table:table-row>
        <table:table-row table:style-name="TableLine93920033797216">
          <table:table-cell table:style-name="Table31.A2" office:value-type="string">
            <text:p text:style-name="P630">sort</text:p>
          </table:table-cell>
          <table:table-cell table:style-name="Table31.A2" office:value-type="string">
            <text:p text:style-name="P632">Tiny int</text:p>
          </table:table-cell>
          <table:table-cell table:style-name="Table31.A2" office:value-type="string">
            <text:p text:style-name="P635">Nullable , unsigned</text:p>
          </table:table-cell>
          <table:table-cell table:style-name="Table31.D2" office:value-type="string">
            <text:p text:style-name="P195"/>
          </table:table-cell>
        </table:table-row>
        <table:table-row table:style-name="TableLine93920033798240">
          <table:table-cell table:style-name="Table31.A2" office:value-type="string">
            <text:p text:style-name="P631">app_setting_id</text:p>
          </table:table-cell>
          <table:table-cell table:style-name="Table31.A2" office:value-type="string">
            <text:p text:style-name="P632">Big int</text:p>
          </table:table-cell>
          <table:table-cell table:style-name="Table31.A2" office:value-type="string">
            <text:p text:style-name="P636">Unsigned , nullable , </text:p>
            <text:p text:style-name="P636">foreign key → app_settings(id)</text:p>
            <text:p text:style-name="P636"/>
            <text:p text:style-name="P637">on Delete → (set null) </text:p>
            <text:p text:style-name="P637">on Update → (cascade) </text:p>
          </table:table-cell>
          <table:table-cell table:style-name="Table31.D2" office:value-type="string">
            <text:p text:style-name="P195"/>
          </table:table-cell>
        </table:table-row>
      </table:table>
      <text:p text:style-name="P181"/>
      <text:list xml:id="list2203642105" text:style-name="L38">
        <text:list-item>
          <text:list>
            <text:list-item>
              <text:p text:style-name="P994">ارتباطات : </text:p>
              <text:list>
                <text:list-item>
                  <text:p text:style-name="P995">dates : </text:p>
                  <text:list>
                    <text:list-item>
                      <text:p text:style-name="P995">نوع : <text:span text:style-name="T679">1 به n</text:span></text:p>
                    </text:list-item>
                    <text:list-item>
                      <text:p text:style-name="P995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55825272047311" text:continue-numbering="true" text:style-name="L38">
        <text:list-item>
          <text:list>
            <text:list-item>
              <text:list>
                <text:list-item>
                  <text:p text:style-name="P996">users : </text:p>
                  <text:list>
                    <text:list-item>
                      <text:p text:style-name="P996">نوع : <text:span text:style-name="T680">1 به n </text:span></text:p>
                    </text:list-item>
                    <text:list-item>
                      <text:p text:style-name="P997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55825645307740" text:continue-numbering="true" text:style-name="L38">
        <text:list-item>
          <text:list>
            <text:list-item>
              <text:list>
                <text:list-item>
                  <text:p text:style-name="P998">app_settings : </text:p>
                  <text:list>
                    <text:list-item>
                      <text:p text:style-name="P998">نوع :‌<text:span text:style-name="T681">1 به n </text:span></text:p>
                    </text:list-item>
                    <text:list-item>
                      <text:p text:style-name="P998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3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0"/>
      <text:list xml:id="list155825781130457" text:continue-numbering="true" text:style-name="L38">
        <text:list-item>
          <text:list>
            <text:list-item>
              <text:p text:style-name="P999">ستون ها :‌</text:p>
            </text:list-item>
          </text:list>
        </text:list-item>
      </text:list>
      <text:p text:style-name="P12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920033835856">
          <table:table-cell table:style-name="Table32.A1" office:value-type="string">
            <text:p text:style-name="P223">Name</text:p>
          </table:table-cell>
          <table:table-cell table:style-name="Table32.A1" office:value-type="string">
            <text:p text:style-name="P223">Data Type</text:p>
          </table:table-cell>
          <table:table-cell table:style-name="Table32.A1" office:value-type="string">
            <text:p text:style-name="P223">Attributes</text:p>
          </table:table-cell>
          <table:table-cell table:style-name="Table32.D1" office:value-type="string">
            <text:p text:style-name="P223">Comment</text:p>
          </table:table-cell>
        </table:table-row>
        <table:table-row table:style-name="TableLine93920033875392">
          <table:table-cell table:style-name="Table32.A2" office:value-type="string">
            <text:p text:style-name="P638">id</text:p>
          </table:table-cell>
          <table:table-cell table:style-name="Table32.A2" office:value-type="string">
            <text:p text:style-name="P640">Big int</text:p>
          </table:table-cell>
          <table:table-cell table:style-name="Table32.A2" office:value-type="string">
            <text:p text:style-name="P642">Unsigned, not null , index </text:p>
            <text:p text:style-name="P643">unique , primary key , auto increment </text:p>
          </table:table-cell>
          <table:table-cell table:style-name="Table32.D2" office:value-type="string">
            <text:p text:style-name="P195"/>
          </table:table-cell>
        </table:table-row>
        <table:table-row table:style-name="TableLine93920033877696">
          <table:table-cell table:style-name="Table32.A2" office:value-type="string">
            <text:p text:style-name="P638">message</text:p>
          </table:table-cell>
          <table:table-cell table:style-name="Table32.A2" office:value-type="string">
            <text:p text:style-name="P641">varchar(<text:span text:style-name="T687">128</text:span>)</text:p>
          </table:table-cell>
          <table:table-cell table:style-name="Table32.A2" office:value-type="string">
            <text:p text:style-name="P644">Not null</text:p>
          </table:table-cell>
          <table:table-cell table:style-name="Table32.D2" office:value-type="string">
            <text:p text:style-name="P195"/>
          </table:table-cell>
        </table:table-row>
        <table:table-row table:style-name="TableLine93920033878608">
          <table:table-cell table:style-name="Table32.A2" office:value-type="string">
            <text:p text:style-name="P639">status</text:p>
          </table:table-cell>
          <table:table-cell table:style-name="Table32.A2" office:value-type="string">
            <text:p text:style-name="P640">Bit(1)</text:p>
          </table:table-cell>
          <table:table-cell table:style-name="Table32.A2" office:value-type="string">
            <text:p text:style-name="P645">Not nul<text:span text:style-name="T688">l , </text:span><text:span text:style-name="T689">defualt 1 </text:span></text:p>
          </table:table-cell>
          <table:table-cell table:style-name="Table32.D2" office:value-type="string">
            <text:p text:style-name="P195"/>
          </table:table-cell>
        </table:table-row>
        <table:table-row table:style-name="TableLine93920033879568">
          <table:table-cell table:style-name="Table32.A2" office:value-type="string">
            <text:p text:style-name="P639">app_Setting_id</text:p>
          </table:table-cell>
          <table:table-cell table:style-name="Table32.A2" office:value-type="string">
            <text:p text:style-name="P640">Big int</text:p>
          </table:table-cell>
          <table:table-cell table:style-name="Table32.A2" office:value-type="string">
            <text:p text:style-name="P1121">Nullable , <text:span text:style-name="T746">unsigned ,</text:span></text:p>
            <text:p text:style-name="P651">foreign key → app_settings(id)</text:p>
            <text:p text:style-name="P646"/>
            <text:p text:style-name="P647">On Delete → (set null) ,</text:p>
            <text:p text:style-name="P647">On Update → (cascade) ,</text:p>
          </table:table-cell>
          <table:table-cell table:style-name="Table32.D2" office:value-type="string">
            <text:p text:style-name="P195"/>
          </table:table-cell>
        </table:table-row>
        <table:table-row table:style-name="TableLine93920033880992">
          <table:table-cell table:style-name="Table32.A2" office:value-type="string">
            <text:p text:style-name="P639">language_id</text:p>
          </table:table-cell>
          <table:table-cell table:style-name="Table32.A2" office:value-type="string">
            <text:p text:style-name="P640">Big int</text:p>
          </table:table-cell>
          <table:table-cell table:style-name="Table32.A2" office:value-type="string">
            <text:p text:style-name="P1097">Not null , <text:span text:style-name="T746">unsigned ,</text:span></text:p>
            <text:p text:style-name="P650">foreign key → languages(id)</text:p>
            <text:p text:style-name="P650"/>
            <text:p text:style-name="P648">On Delete → (cascade) ,</text:p>
            <text:p text:style-name="P649">On Update → (cascade) ,</text:p>
          </table:table-cell>
          <table:table-cell table:style-name="Table32.D2" office:value-type="string">
            <text:p text:style-name="P195"/>
          </table:table-cell>
        </table:table-row>
      </table:table>
      <text:p text:style-name="P182"/>
      <text:list xml:id="list2964787298" text:style-name="L39">
        <text:list-item>
          <text:list>
            <text:list-item>
              <text:p text:style-name="P1000">ارتباطات : </text:p>
              <text:list>
                <text:list-item>
                  <text:p text:style-name="P1001">app_settings : </text:p>
                  <text:list>
                    <text:list-item>
                      <text:p text:style-name="P1002">نوع : <text:span text:style-name="T691">1 به n </text:span></text:p>
                    </text:list-item>
                    <text:list-item>
                      <text:p text:style-name="P705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55825379546926" text:continue-numbering="true" text:style-name="L39">
        <text:list-item>
          <text:list>
            <text:list-item>
              <text:list>
                <text:list-item>
                  <text:p text:style-name="P1001">languages : </text:p>
                  <text:list>
                    <text:list-item>
                      <text:p text:style-name="P1002">نوع : <text:span text:style-name="T694">1 به n</text:span></text:p>
                    </text:list-item>
                    <text:list-item>
                      <text:p text:style-name="P1003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55826081661430" text:continue-numbering="true" text:style-name="L39">
        <text:list-item>
          <text:list>
            <text:list-item>
              <text:list>
                <text:list-item>
                  <text:p text:style-name="P1001">dates : </text:p>
                  <text:list>
                    <text:list-item>
                      <text:p text:style-name="P1002">نوع : <text:span text:style-name="T695">1 به n </text:span></text:p>
                    </text:list-item>
                    <text:list-item>
                      <text:p text:style-name="P1003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p text:style-name="P122"/>
      <text:p text:style-name="P122"/>
      <text:list xml:id="list155825641328667" text:continue-numbering="true" text:style-name="L39">
        <text:list-item>
          <text:list>
            <text:list-item>
              <text:list>
                <text:list-item>
                  <text:p text:style-name="P1001"><text:soft-page-break/>users : </text:p>
                  <text:list>
                    <text:list-item>
                      <text:p text:style-name="P1002">نوع : <text:span text:style-name="T698">1 به n</text:span></text:p>
                    </text:list-item>
                    <text:list-item>
                      <text:p text:style-name="P1003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55825909223917" text:continue-numbering="true" text:style-name="L39">
        <text:list-item>
          <text:p text:style-name="P1074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3"/>
      <text:list xml:id="list155826320353164" text:continue-numbering="true" text:style-name="L39">
        <text:list-item>
          <text:list>
            <text:list-item>
              <text:p text:style-name="P1004">ستون ها : </text:p>
            </text:list-item>
          </text:list>
        </text:list-item>
      </text:list>
      <text:p text:style-name="P12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920033909888">
          <table:table-cell table:style-name="Table33.A1" office:value-type="string">
            <text:p text:style-name="P223">Name</text:p>
          </table:table-cell>
          <table:table-cell table:style-name="Table33.A1" office:value-type="string">
            <text:p text:style-name="P223">Data Type</text:p>
          </table:table-cell>
          <table:table-cell table:style-name="Table33.A1" office:value-type="string">
            <text:p text:style-name="P223">Attributes</text:p>
          </table:table-cell>
          <table:table-cell table:style-name="Table33.D1" office:value-type="string">
            <text:p text:style-name="P223">Comment</text:p>
          </table:table-cell>
        </table:table-row>
        <table:table-row table:style-name="TableLine93920033956112">
          <table:table-cell table:style-name="Table33.A2" office:value-type="string">
            <text:p text:style-name="P652">id</text:p>
          </table:table-cell>
          <table:table-cell table:style-name="Table33.A2" office:value-type="string">
            <text:p text:style-name="P653">Big int</text:p>
          </table:table-cell>
          <table:table-cell table:style-name="Table33.A2" office:value-type="string">
            <text:p text:style-name="P657">Unsigned , not null , index ,</text:p>
            <text:p text:style-name="P657">unique , primary key , </text:p>
            <text:p text:style-name="P657">auto increment</text:p>
          </table:table-cell>
          <table:table-cell table:style-name="Table33.D2" office:value-type="string">
            <text:p text:style-name="P195"/>
          </table:table-cell>
        </table:table-row>
        <table:table-row table:style-name="TableLine93920033958368">
          <table:table-cell table:style-name="Table33.A2" office:value-type="string">
            <text:p text:style-name="P652">sort</text:p>
          </table:table-cell>
          <table:table-cell table:style-name="Table33.A2" office:value-type="string">
            <text:p text:style-name="P655">Tiny int</text:p>
          </table:table-cell>
          <table:table-cell table:style-name="Table33.A2" office:value-type="string">
            <text:p text:style-name="P658">Nullable , unsigned </text:p>
          </table:table-cell>
          <table:table-cell table:style-name="Table33.D2" office:value-type="string">
            <text:p text:style-name="P195"/>
          </table:table-cell>
        </table:table-row>
        <table:table-row table:style-name="TableLine93920033959280">
          <table:table-cell table:style-name="Table33.A2" office:value-type="string">
            <text:p text:style-name="P652">status</text:p>
          </table:table-cell>
          <table:table-cell table:style-name="Table33.A2" office:value-type="string">
            <text:p text:style-name="P654">bit(1)</text:p>
          </table:table-cell>
          <table:table-cell table:style-name="Table33.A2" office:value-type="string">
            <text:p text:style-name="P659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195"/>
          </table:table-cell>
        </table:table-row>
        <table:table-row table:style-name="TableLine93920033960320">
          <table:table-cell table:style-name="Table33.A2" office:value-type="string">
            <text:p text:style-name="P652">app_setting_id</text:p>
          </table:table-cell>
          <table:table-cell table:style-name="Table33.A2" office:value-type="string">
            <text:p text:style-name="P656">Big int</text:p>
          </table:table-cell>
          <table:table-cell table:style-name="Table33.A2" office:value-type="string">
            <text:p text:style-name="P1120">Not null , <text:span text:style-name="T746">unsigned ,</text:span></text:p>
            <text:p text:style-name="P662">foreign key → app_settings(id)</text:p>
            <text:p text:style-name="P660"/>
            <text:p text:style-name="P661">On Delete → (cascade)</text:p>
            <text:p text:style-name="P661">On Update → (cascade)</text:p>
          </table:table-cell>
          <table:table-cell table:style-name="Table33.D2" office:value-type="string">
            <text:p text:style-name="P195"/>
          </table:table-cell>
        </table:table-row>
      </table:table>
      <text:p text:style-name="P183"/>
      <text:p text:style-name="P183"/>
      <text:list xml:id="list561122115" text:style-name="L40">
        <text:list-item>
          <text:list>
            <text:list-item>
              <text:p text:style-name="P1005">ارتباطات : </text:p>
              <text:list>
                <text:list-item>
                  <text:p text:style-name="P1006">dates <text:s/>:<text:tab/></text:p>
                  <text:list>
                    <text:list-item>
                      <text:p text:style-name="P1007">نوع : <text:span text:style-name="T705">1 به n </text:span></text:p>
                    </text:list-item>
                    <text:list-item>
                      <text:p text:style-name="P1007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55825744901273" text:continue-numbering="true" text:style-name="L40">
        <text:list-item>
          <text:list>
            <text:list-item>
              <text:list>
                <text:list-item>
                  <text:p text:style-name="P1006">users : </text:p>
                  <text:list>
                    <text:list-item>
                      <text:p text:style-name="P1007">نوع : <text:span text:style-name="T706">1 به n </text:span></text:p>
                    </text:list-item>
                    <text:list-item>
                      <text:p text:style-name="P1007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55826045740715" text:continue-numbering="true" text:style-name="L40">
        <text:list-item>
          <text:list>
            <text:list-item>
              <text:list>
                <text:list-item>
                  <text:p text:style-name="P1006">app_settings : </text:p>
                  <text:list>
                    <text:list-item>
                      <text:p text:style-name="P1007">نوع : <text:span text:style-name="T712">1 به n</text:span></text:p>
                    </text:list-item>
                    <text:list-item>
                      <text:p text:style-name="P1007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55826113004888" text:continue-numbering="true" text:style-name="L40">
        <text:list-item>
          <text:list>
            <text:list-item>
              <text:list>
                <text:list-item>
                  <text:p text:style-name="P1006">iconables : </text:p>
                  <text:list>
                    <text:list-item>
                      <text:p text:style-name="P1007">نوع : <text:span text:style-name="T711">1 به 1 </text:span></text:p>
                    </text:list-item>
                    <text:list-item>
                      <text:p text:style-name="P1007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008"><text:soft-page-break/>contact_subject_translations : </text:p>
                  <text:list>
                    <text:list-item>
                      <text:p text:style-name="P1020">نوع : <text:span text:style-name="T727">1 به n</text:span></text:p>
                    </text:list-item>
                    <text:list-item>
                      <text:p text:style-name="P1020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1"/>
      <text:list xml:id="list207935938" text:style-name="L42">
        <text:list-item>
          <text:list>
            <text:list-item>
              <text:list>
                <text:list-item>
                  <text:p text:style-name="P1027">contacts : </text:p>
                  <text:list>
                    <text:list-item>
                      <text:p text:style-name="P1033">نوع ‌: <text:span text:style-name="T748">1 به n </text:span></text:p>
                    </text:list-item>
                    <text:list-item>
                      <text:p text:style-name="P1033">توضیحات :‌<text:span text:style-name="T751">هر یک contact متعلق به یک subject است </text:span><text:span text:style-name="T752">و هر یک subject دارای چندین </text:span><text:span text:style-name="T753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6"/>
      <text:list xml:id="list155826071028750" text:continue-list="list155826113004888" text:style-name="L40">
        <text:list-item>
          <text:p text:style-name="P1075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009"/>
      <text:list xml:id="list155824218433610" text:continue-numbering="true" text:style-name="L40">
        <text:list-item>
          <text:list>
            <text:list-item>
              <text:p text:style-name="P1010">ستون ها : </text:p>
            </text:list-item>
          </text:list>
        </text:list-item>
      </text:list>
      <text:p text:style-name="P1011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920013908992">
          <table:table-cell table:style-name="Table34.A1" office:value-type="string">
            <text:p text:style-name="P223">Name</text:p>
          </table:table-cell>
          <table:table-cell table:style-name="Table34.A1" office:value-type="string">
            <text:p text:style-name="P223">Data Type</text:p>
          </table:table-cell>
          <table:table-cell table:style-name="Table34.A1" office:value-type="string">
            <text:p text:style-name="P223">Attributes</text:p>
          </table:table-cell>
          <table:table-cell table:style-name="Table34.D1" office:value-type="string">
            <text:p text:style-name="P223">Comment</text:p>
          </table:table-cell>
        </table:table-row>
        <table:table-row table:style-name="TableLine93920013908992">
          <table:table-cell table:style-name="Table34.A2" office:value-type="string">
            <text:p text:style-name="P1080">id</text:p>
          </table:table-cell>
          <table:table-cell table:style-name="Table34.A2" office:value-type="string">
            <text:p text:style-name="P1085">Big int</text:p>
          </table:table-cell>
          <table:table-cell table:style-name="Table34.A2" office:value-type="string">
            <text:p text:style-name="P1088">Unsigned , not null ,</text:p>
            <text:p text:style-name="P1088">index , <text:span text:style-name="T720">unique , </text:span></text:p>
            <text:p text:style-name="P1089">primary key , <text:span text:style-name="T721">auto increment</text:span></text:p>
          </table:table-cell>
          <table:table-cell table:style-name="Table34.D2" office:value-type="string">
            <text:p text:style-name="P195"/>
          </table:table-cell>
        </table:table-row>
        <table:table-row table:style-name="TableLine93920013908992">
          <table:table-cell table:style-name="Table34.A2" office:value-type="string">
            <text:p text:style-name="P1080">name</text:p>
          </table:table-cell>
          <table:table-cell table:style-name="Table34.A2" office:value-type="string">
            <text:p text:style-name="P1085">varchar(<text:span text:style-name="T722">50</text:span>)</text:p>
          </table:table-cell>
          <table:table-cell table:style-name="Table34.A2" office:value-type="string">
            <text:p text:style-name="P1090">Not null</text:p>
          </table:table-cell>
          <table:table-cell table:style-name="Table34.D2" office:value-type="string">
            <text:p text:style-name="P195"/>
          </table:table-cell>
        </table:table-row>
        <table:table-row table:style-name="TableLine93920013908992">
          <table:table-cell table:style-name="Table34.A2" office:value-type="string">
            <text:p text:style-name="P1080">contact_subject_id</text:p>
          </table:table-cell>
          <table:table-cell table:style-name="Table34.A2" office:value-type="string">
            <text:p text:style-name="P1086">Big int</text:p>
          </table:table-cell>
          <table:table-cell table:style-name="Table34.A2" office:value-type="string">
            <text:p text:style-name="P1092">Not null , <text:span text:style-name="T746">unsigned ,</text:span></text:p>
            <text:p text:style-name="P1091">foreign key → contact_subjects(id)</text:p>
            <text:p text:style-name="P1091"/>
            <text:p text:style-name="P1093">On Delete → (cascade)</text:p>
            <text:p text:style-name="P1093">On Update → (cascade)</text:p>
          </table:table-cell>
          <table:table-cell table:style-name="Table34.D2" office:value-type="string">
            <text:p text:style-name="P195"/>
          </table:table-cell>
        </table:table-row>
        <table:table-row table:style-name="TableLine93920013908992">
          <table:table-cell table:style-name="Table34.A2" office:value-type="string">
            <text:p text:style-name="P1080">language_id</text:p>
          </table:table-cell>
          <table:table-cell table:style-name="Table34.A2" office:value-type="string">
            <text:p text:style-name="P1087">Big int</text:p>
          </table:table-cell>
          <table:table-cell table:style-name="Table34.A2" office:value-type="string">
            <text:p text:style-name="P1096">Not null , <text:span text:style-name="T746">unsigned ,</text:span> </text:p>
            <text:p text:style-name="P1095">foreign key → languages(id)</text:p>
            <text:p text:style-name="P1095"/>
            <text:p text:style-name="P1094">On Delete → (cascade) ,</text:p>
            <text:p text:style-name="P1094">On Update → (cascade) ,</text:p>
          </table:table-cell>
          <table:table-cell table:style-name="Table34.D2" office:value-type="string">
            <text:p text:style-name="P195"/>
          </table:table-cell>
        </table:table-row>
      </table:table>
      <text:p text:style-name="P1077"/>
      <text:list xml:id="list464212044" text:style-name="L41">
        <text:list-item>
          <text:list>
            <text:list-item>
              <text:p text:style-name="P1012">ارتباطات :‌</text:p>
              <text:list>
                <text:list-item>
                  <text:p text:style-name="P1013">languages : </text:p>
                  <text:list>
                    <text:list-item>
                      <text:p text:style-name="P1015">نوع : <text:span text:style-name="T723">1 به n</text:span></text:p>
                    </text:list-item>
                    <text:list-item>
                      <text:p text:style-name="P1016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8"><text:span text:style-name="T724"><text:tab/><text:tab/> <text:s text:c="5"/>contact_subject_translations است و هر یک </text:span><text:span text:style-name="T725">رکورد در جدول </text:span></text:p>
      <text:p text:style-name="P1019"><text:tab/><text:tab/> <text:s text:c="3"/><text:span text:style-name="T724"><text:s/>contact_subject_translations </text:span><text:span text:style-name="T726">متعلق به یک language است !!!!</text:span></text:p>
      <text:p text:style-name="P1017"/>
      <text:list xml:id="list155825450427016" text:continue-numbering="true" text:style-name="L41">
        <text:list-item>
          <text:list>
            <text:list-item>
              <text:list>
                <text:list-item>
                  <text:p text:style-name="P1014">contact_subjects : </text:p>
                  <text:list>
                    <text:list-item>
                      <text:p text:style-name="P1015">نوع : <text:span text:style-name="T727">1 به n</text:span></text:p>
                    </text:list-item>
                    <text:list-item>
                      <text:p text:style-name="P1015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6">contacts : <text:span text:style-name="T732">در این جدول message های تماس با ما ذخیره میشود !!! که فورم ان در صفحه index است . </text:span></text:p>
        </text:list-item>
      </text:list>
      <text:p text:style-name="P1022"/>
      <text:list xml:id="list155825447860857" text:continue-numbering="true" text:style-name="L41">
        <text:list-item>
          <text:list>
            <text:list-item>
              <text:p text:style-name="P1023">ستون ها :‌</text:p>
            </text:list-item>
          </text:list>
        </text:list-item>
      </text:list>
      <text:p text:style-name="P102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920018040272">
          <table:table-cell table:style-name="Table35.A1" office:value-type="string">
            <text:p text:style-name="P223">Name</text:p>
          </table:table-cell>
          <table:table-cell table:style-name="Table35.A1" office:value-type="string">
            <text:p text:style-name="P223">Data Type</text:p>
          </table:table-cell>
          <table:table-cell table:style-name="Table35.A1" office:value-type="string">
            <text:p text:style-name="P223">Attributes</text:p>
          </table:table-cell>
          <table:table-cell table:style-name="Table35.D1" office:value-type="string">
            <text:p text:style-name="P223">Comment</text:p>
          </table:table-cell>
        </table:table-row>
        <table:table-row table:style-name="TableLine93920018040272">
          <table:table-cell table:style-name="Table35.A2" office:value-type="string">
            <text:p text:style-name="P1098">id</text:p>
          </table:table-cell>
          <table:table-cell table:style-name="Table35.A2" office:value-type="string">
            <text:p text:style-name="P1100">Big int</text:p>
          </table:table-cell>
          <table:table-cell table:style-name="Table35.A2" office:value-type="string">
            <text:p text:style-name="P1108">Unsigned , index, </text:p>
            <text:p text:style-name="P1109">not null ,<text:span text:style-name="T733">primary key , unique ,</text:span></text:p>
            <text:p text:style-name="P1109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195"/>
          </table:table-cell>
        </table:table-row>
        <table:table-row table:style-name="TableLine93920018040272">
          <table:table-cell table:style-name="Table35.A2" office:value-type="string">
            <text:p text:style-name="P1098">name</text:p>
          </table:table-cell>
          <table:table-cell table:style-name="Table35.A2" office:value-type="string">
            <text:p text:style-name="P1101">varchar(<text:span text:style-name="T735">48</text:span>)</text:p>
          </table:table-cell>
          <table:table-cell table:style-name="Table35.A2" office:value-type="string">
            <text:p text:style-name="P1110">Not null </text:p>
          </table:table-cell>
          <table:table-cell table:style-name="Table35.D2" office:value-type="string">
            <text:p text:style-name="P195"/>
          </table:table-cell>
        </table:table-row>
        <table:table-row table:style-name="TableLine93920018040272">
          <table:table-cell table:style-name="Table35.A2" office:value-type="string">
            <text:p text:style-name="P1098">email</text:p>
          </table:table-cell>
          <table:table-cell table:style-name="Table35.A2" office:value-type="string">
            <text:p text:style-name="P1102">varchar(<text:span text:style-name="T736">64</text:span>)</text:p>
          </table:table-cell>
          <table:table-cell table:style-name="Table35.A2" office:value-type="string">
            <text:p text:style-name="P1110">Not null </text:p>
          </table:table-cell>
          <table:table-cell table:style-name="Table35.D2" office:value-type="string">
            <text:p text:style-name="P195"/>
          </table:table-cell>
        </table:table-row>
        <table:table-row table:style-name="TableLine93920018040272">
          <table:table-cell table:style-name="Table35.A2" office:value-type="string">
            <text:p text:style-name="P1098">message</text:p>
          </table:table-cell>
          <table:table-cell table:style-name="Table35.A2" office:value-type="string">
            <text:p text:style-name="P1082"><text:span text:style-name="T741">text</text:span></text:p>
          </table:table-cell>
          <table:table-cell table:style-name="Table35.A2" office:value-type="string">
            <text:p text:style-name="P1110">Not null </text:p>
          </table:table-cell>
          <table:table-cell table:style-name="Table35.D2" office:value-type="string">
            <text:p text:style-name="P195"/>
          </table:table-cell>
        </table:table-row>
        <table:table-row table:style-name="TableLine93920018040272">
          <table:table-cell table:style-name="Table35.A2" office:value-type="string">
            <text:p text:style-name="P1098">ip</text:p>
          </table:table-cell>
          <table:table-cell table:style-name="Table35.A2" office:value-type="string">
            <text:p text:style-name="P1107">int</text:p>
          </table:table-cell>
          <table:table-cell table:style-name="Table35.A2" office:value-type="string">
            <text:p text:style-name="P1113">Unsigned , not null </text:p>
          </table:table-cell>
          <table:table-cell table:style-name="Table35.D2" office:value-type="string">
            <text:p text:style-name="P195"/>
          </table:table-cell>
        </table:table-row>
        <table:table-row table:style-name="TableLine93920018040272">
          <table:table-cell table:style-name="Table35.A2" office:value-type="string">
            <text:p text:style-name="P1098">contact_subject_id</text:p>
          </table:table-cell>
          <table:table-cell table:style-name="Table35.A2" office:value-type="string">
            <text:p text:style-name="P1105">Big int</text:p>
          </table:table-cell>
          <table:table-cell table:style-name="Table35.A2" office:value-type="string">
            <text:p text:style-name="P1115">Nullable , <text:span text:style-name="T746">unsigned</text:span></text:p>
            <text:p text:style-name="P1115"><text:s/><text:span text:style-name="T739">foreign key → </text:span><text:span text:style-name="T740">contact_subjects(id)</text:span></text:p>
            <text:p text:style-name="P1114"/>
            <text:p text:style-name="P1117">On Delete → <text:span text:style-name="T742">(set Null)</text:span></text:p>
            <text:p text:style-name="P1083"><text:span text:style-name="T743">On </text:span><text:span text:style-name="T744">Update</text:span><text:span text:style-name="T743"> → </text:span><text:span text:style-name="T745">(</text:span><text:span text:style-name="T744">cascade</text:span><text:span text:style-name="T745">)</text:span></text:p>
          </table:table-cell>
          <table:table-cell table:style-name="Table35.D2" office:value-type="string">
            <text:p text:style-name="P195"/>
          </table:table-cell>
        </table:table-row>
        <table:table-row table:style-name="TableLine93920018040272">
          <table:table-cell table:style-name="Table35.A2" office:value-type="string">
            <text:p text:style-name="P1099">language_id</text:p>
          </table:table-cell>
          <table:table-cell table:style-name="Table35.A2" office:value-type="string">
            <text:p text:style-name="P1106">Big int</text:p>
          </table:table-cell>
          <table:table-cell table:style-name="Table35.A2" office:value-type="string">
            <text:p text:style-name="P1116">Nullable , <text:span text:style-name="T746">unsigned</text:span></text:p>
            <text:p text:style-name="P1084"><text:span text:style-name="T738"><text:s/></text:span><text:span text:style-name="T739">foreign key → </text:span><text:span text:style-name="T747">languages</text:span><text:span text:style-name="T740">(id)</text:span></text:p>
            <text:p text:style-name="P1116"/>
            <text:p text:style-name="P1118">On Delete → <text:span text:style-name="T742">(set Null)</text:span></text:p>
            <text:p text:style-name="P1119"><text:span text:style-name="T743">On </text:span><text:span text:style-name="T744">Update</text:span><text:span text:style-name="T743"> → </text:span><text:span text:style-name="T745">(</text:span><text:span text:style-name="T744">cascade</text:span><text:span text:style-name="T745">)</text:span></text:p>
          </table:table-cell>
          <table:table-cell table:style-name="Table35.D2" office:value-type="string">
            <text:p text:style-name="P195"/>
          </table:table-cell>
        </table:table-row>
      </table:table>
      <text:p text:style-name="P1078"/>
      <text:list xml:id="list155826337680367" text:continue-list="list207935938" text:style-name="L42">
        <text:list-item>
          <text:list>
            <text:list-item>
              <text:p text:style-name="P1025">ارتباطات :‌</text:p>
              <text:list>
                <text:list-item>
                  <text:p text:style-name="P1026">languages : </text:p>
                  <text:list>
                    <text:list-item>
                      <text:p text:style-name="P1030">نوع ‌: <text:span text:style-name="T748">1 به n</text:span></text:p>
                    </text:list-item>
                    <text:list-item>
                      <text:p text:style-name="P1030">توضیحات :‌<text:span text:style-name="T749">هر یک contact متعلق به یک language است و هر یک language دارای چندین </text:span><text:span text:style-name="T75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4"/>
      <text:list xml:id="list155826138414685" text:continue-numbering="true" text:style-name="L42">
        <text:list-item>
          <text:list>
            <text:list-item>
              <text:list>
                <text:list-item>
                  <text:p text:style-name="P1026">contact_subjects : </text:p>
                  <text:list>
                    <text:list-item>
                      <text:p text:style-name="P1031">نوع ‌: <text:span text:style-name="T748">1 به n </text:span></text:p>
                    </text:list-item>
                    <text:list-item>
                      <text:p text:style-name="P1031">توضیحات :‌<text:span text:style-name="T751">هر یک contact متعلق به یک subject است </text:span><text:span text:style-name="T752">و هر یک subject دارای چندین </text:span><text:span text:style-name="T753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5"/>
      <text:p text:style-name="P1035"/>
      <text:p text:style-name="P1035"/>
      <text:p text:style-name="P1035"/>
      <text:p text:style-name="P1035"/>
      <text:list xml:id="list155824622224190" text:continue-numbering="true" text:style-name="L42">
        <text:list-item>
          <text:list>
            <text:list-item>
              <text:list>
                <text:list-item>
                  <text:p text:style-name="P1028"><text:soft-page-break/>dates : </text:p>
                  <text:list>
                    <text:list-item>
                      <text:p text:style-name="P1032">نوع ‌: <text:span text:style-name="T754">1 به n </text:span></text:p>
                    </text:list-item>
                    <text:list-item>
                      <text:p text:style-name="P1032">توضیحات :‌ <text:span text:style-name="T754">هر یک contact دارای چندین date است و هر یک date در جدول dates میتواند متعلق به یک contact باشد (created_at , replied_at , </text:span><text:span text:style-name="T755">readed_At</text:span><text:span text:style-name="T754">)</text:span></text:p>
                    </text:list-item>
                  </text:list>
                  <text:p text:style-name="P1032"/>
                </text:list-item>
              </text:list>
            </text:list-item>
          </text:list>
        </text:list-item>
      </text:list>
      <text:p text:style-name="P10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35" meta:image-count="0" meta:object-count="0" meta:page-count="57" meta:paragraph-count="1439" meta:word-count="7966" meta:character-count="38629" meta:non-whitespace-character-count="31956"/>
  </office:meta>
</office:document-meta>
</file>